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0600ed"/>
    </style:style>
    <style:style style:name="P2" style:family="paragraph" style:parent-style-name="Text_20_body">
      <style:paragraph-properties fo:orphans="2" fo:widows="2"/>
      <style:text-properties fo:font-variant="normal" fo:text-transform="none" fo:color="#000000" fo:letter-spacing="normal" officeooo:paragraph-rsid="000600ed"/>
    </style:style>
    <style:style style:name="P3" style:family="paragraph" style:parent-style-name="Text_20_body">
      <style:paragraph-properties fo:orphans="2" fo:widows="2"/>
      <style:text-properties officeooo:paragraph-rsid="000600ed"/>
    </style:style>
    <style:style style:name="P4" style:family="paragraph" style:parent-style-name="Text_20_body">
      <style:paragraph-properties fo:orphans="2" fo:widows="2"/>
      <style:text-properties style:font-name="DejaVu Serif" officeooo:paragraph-rsid="000600ed"/>
    </style:style>
    <style:style style:name="P5" style:family="paragraph" style:parent-style-name="Heading_20_2">
      <style:text-properties officeooo:paragraph-rsid="000600ed"/>
    </style:style>
    <style:style style:name="P6" style:family="paragraph" style:parent-style-name="Heading_20_1">
      <style:text-properties officeooo:paragraph-rsid="000600ed"/>
    </style:style>
    <style:style style:name="P7" style:family="paragraph" style:parent-style-name="Standard">
      <style:text-properties style:font-name="DejaVu Serif" officeooo:paragraph-rsid="000600ed"/>
    </style:style>
    <style:style style:name="P8" style:family="paragraph" style:parent-style-name="Heading_20_2">
      <style:text-properties officeooo:paragraph-rsid="00079054"/>
    </style:style>
    <style:style style:name="T1" style:family="text">
      <style:text-properties style:font-name="DejaVu Serif"/>
    </style:style>
    <style:style style:name="T2" style:family="text">
      <style:text-properties style:font-name="DejaVu Serif" fo:background-color="transparent" loext:char-shading-value="0"/>
    </style:style>
    <style:style style:name="T3" style:family="text">
      <style:text-properties style:font-name="DejaVu Serif" fo:font-size="11.25pt" fo:font-style="normal" fo:font-weight="normal" loext:padding="0cm" loext:border="none"/>
    </style:style>
    <style:style style:name="T4" style:family="text">
      <style:text-properties style:font-name="Lato" fo:font-size="10.5pt" fo:font-style="normal" fo:font-weight="normal"/>
    </style:style>
    <style:style style:name="T5" style:family="text">
      <style:text-properties fo:font-variant="normal" fo:text-transform="none" fo:color="#000000" style:font-name="DejaVu Serif" fo:font-size="11.25pt" fo:letter-spacing="normal" fo:font-style="normal" fo:font-weight="normal" loext:padding="0cm" loext:border="none"/>
    </style:style>
    <style:style style:name="T6" style:family="text">
      <style:text-properties fo:font-variant="normal" fo:text-transform="none" fo:color="#000000" style:font-name="Lato" fo:font-size="10.5pt" fo:letter-spacing="normal" fo:font-style="normal" fo:font-weight="normal"/>
    </style:style>
    <style:style style:name="T7" style:family="text">
      <style:text-properties officeooo:rsid="001465de"/>
    </style:style>
    <style:style style:name="T8" style:family="text">
      <style:text-properties officeooo:rsid="000600ed"/>
    </style:style>
    <style:style style:name="T9" style:family="text">
      <style:text-properties officeooo:rsid="0007905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LEVÍTICO-[Capítulo <text:span text:style-name="T9">1</text:span>]</text:h>
      <text:section text:style-name="Sect1" text:name="Seção43">
        <text:p text:style-name="P3"><text:bookmark text:name="cap110"/><text:span text:style-name="T1">1 Ora, chamou Iavé a Moisés e, da tenda da revelação, </text:span><text:a xlink:type="simple" xlink:href="http://localhost:3000/javascript(0);" text:style-name="Internet_20_link" text:visited-style-name="Visited_20_Internet_20_Link"><text:span text:style-name="T2">*</text:span></text:a><text:span text:style-name="T1"> lhe disse:</text:span></text:p>
        <text:p text:style-name="P1">2 Fala aos filhos de Israel e dize-lhes: Quando algum de vós oferecer oferta a Iavé, oferecereis as vossas ofertas do gado, isto é, do gado vacum e das ovelhas.</text:p>
        <text:p text:style-name="P1">3 Se a sua oferta for holocausto de gado vacum, oferecerá ele um macho sem defeito; à porta da tenda da revelação o oferecerá, para que ache favor perante Iavé.</text:p>
        <text:p text:style-name="P1">4 Porá a sua mão sobre a cabeça do holocausto, e este será aceito a favor dele, para a sua expiação.</text:p>
        <text:p text:style-name="P1">5 Depois sacrificarás o novilho perante Iavé; e os filhos de Arão, os sacerdotes, oferecerão o sangue, e espargirão o sangue em redor sobre o altar que está à porta da tenda da revelação.</text:p>
        <text:p text:style-name="P1">6 Então esfolará o holocausto, e o partirá nos seus pedaços.</text:p>
        <text:p text:style-name="P1">7 E os filhos de Arão, o sacerdote, porão fogo sobre o altar, pondo em ordem a lenha sobre o fogo;</text:p>
        <text:p text:style-name="P1">8 também os filhos de Arão, os sacerdotes, porão em ordem os pedaços, a cabeça e a gordura, sobre a lenha que está no fogo em cima do altar;</text:p>
        <text:p text:style-name="P1">9 a fressura, porém, e as pernas, ele as lavará com água; e o sacerdote queimará tudo isso sobre o altar como holocausto, oferta queimada, de cheiro suave a Iavé.</text:p>
        <text:p text:style-name="P1">10 Se a sua oferta for holocausto de gado miúdo, seja das ovelhas seja das cabras, oferecerá ele um macho sem defeito,</text:p>
        <text:p text:style-name="P1">11 e o sacrificaras ao lado do altar que dá para o norte, perante Iavé; e os filhos de Arão, os sacerdotes, espargirão o sangue em redor sobre o altar.</text:p>
        <text:p text:style-name="P1">12 Então o partirá nos seus pedaços, juntamente com a cabeça e a gordura; e o sacerdote os porá em ordem sobre a lenha que está no fogo sobre o altar;</text:p>
        <text:p text:style-name="P1">13 a fressura, porém, e as pernas, ele as lavará com água; e o sacerdote oferecerá tudo isso, e o queimará sobre o altar; holocausto é, oferta queimada, de cheiro suave a Iavé.</text:p>
        <text:p text:style-name="P1">14 Se a sua oferta a Iavé for holocausto tirado de aves, então de rolas ou de pombinhos oferecerá a sua oferta.</text:p>
        <text:p text:style-name="P1">15 E o sacerdote a trará ao altar, tirar-lhe-á a cabeça e a queimará sobre o altar; e o seu sangue será espremido na parede do altar;</text:p>
        <text:p text:style-name="P1">16 e o seu papo com as suas penas tirará e o lançará junto ao altar, para o lado do oriente, no lugar da cinza;</text:p>
        <text:p text:style-name="P1">17 e fendê-la-á junto às suas asas, mas não a partirá; e o sacerdote a queimará em cima do altar sobre a lenha que está no fogo; holocausto é, oferta queimada, de cheiro suave a Iavé.</text:p>
      </text:section>
      <text:section text:style-name="Sect1" text:name="Seção44">
        <text:h text:style-name="P5" text:outline-level="2"><text:bookmark text:name="cap210"/>LEVÍTICO-[Capítulo 2]</text:h>
        <text:p text:style-name="P1">1 Quando alguém fizer a Iavé uma oferta de cereais, a sua oferta será de flor de farinha; deitará nela azeite, e sobre ela porá incenso;</text:p>
        <text:p text:style-name="P1">2 e a trará aos filhos de Arão, os sacerdotes, um dos quais lhe tomará um punhado da flor de farinha e do azeite com todo o incenso, e o queimará sobre o altar por oferta memorial, oferta queimada, de cheiro suave a Iavé.</text:p>
        <text:p text:style-name="P1"><text:soft-page-break/>3 O que restar da oferta de cereais pertencerá a Arão e a seus filhos; é coisa santíssima entre as ofertas queimadas a Iavé.</text:p>
        <text:p text:style-name="P1">4 Quando fizerdes oferta de cereais assada ao forno, será de bolos ázimos de flor de farinha, amassados com azeite, e coscorões ázimos untados com azeite.</text:p>
        <text:p text:style-name="P1">5 E se a tua oferta for oferta de cereais assada na assadeira, será de flor de farinha sem fermento, amassada com azeite.</text:p>
        <text:p text:style-name="P1">6 Em pedaços a partirás, e sobre ela deitarás azeite; é oferta de cereais.</text:p>
        <text:p text:style-name="P1">7 E se a tua oferta for oferta de cereais cozida na frigideira, far-se-á de flor de farinha com azeite.</text:p>
        <text:p text:style-name="P1">8 Então trarás a Iavé a oferta de cereais que for feita destas coisas; e será apresentada ao sacerdote, o qual a levará ao altar.</text:p>
        <text:p text:style-name="P1">9 E o sacerdote tomará da oferta de cereais o memorial dela, e o queimará sobre o altar; é oferta queimada, de cheiro suave a Iavé.</text:p>
        <text:p text:style-name="P1">10 E o que restar da oferta de cereais pertencerá a Arão e a seus filhos; é coisa santíssima entre as ofertas queimadas a Iavé.</text:p>
        <text:p text:style-name="P1">11 Nenhuma oferta de cereais, que fizerdes a Iavé, será preparada com fermento; porque não queimareis fermento algum nem mel algum como oferta queimada a Iavé.</text:p>
        <text:p text:style-name="P1">12 Como oferta de primícias oferecê-los-eis a Iavé; mas sobre o altar não subirão por cheiro suave.</text:p>
        <text:p text:style-name="P1">13 Todas as suas ofertas de cereais temperarás com sal; não deixarás faltar a elas o sal do pacto do teu Deus; em todas as tuas ofertas oferecerás sal.</text:p>
        <text:p text:style-name="P1">14 Se fizeres a Iavé oferta de cereais de primícias, oferecerás, como oferta de cereais das tuas primícias, espigas tostadas ao fogo, isto é, o grão trilhado de espigas verdes.</text:p>
        <text:p text:style-name="P1">15 Sobre ela deitarás azeite, e lhe porás por cima incenso; é oferta de cereais.</text:p>
        <text:p text:style-name="P1">16 O sacerdote queimará o memorial dela, isto é, parte do grão trilhado e parte do azeite com todo o incenso; é oferta queimada a Iavé.</text:p>
      </text:section>
      <text:section text:style-name="Sect1" text:name="Seção45">
        <text:h text:style-name="P5" text:outline-level="2"><text:bookmark text:name="cap310"/>LEVÍTICO-[Capítulo 3]</text:h>
        <text:p text:style-name="P1">1 Se a oferta de alguém for sacrifício pacífico: se a fizer de gado vacum, seja macho ou fêmea, oferecê-la-á sem defeito diante de Iavé;</text:p>
        <text:p text:style-name="P1">2 porá a mão sobre a cabeça da sua oferta e a sacrificarás à porta da tenda da revelação; e os filhos de Arão, os sacerdotes, espargirão o sangue sobre o altar em redor.</text:p>
        <text:p text:style-name="P1">3 Então, do sacrifício de oferta pacífica, fará uma oferta queimada a Iavé; a gordura que cobre a fressura, sim, toda a gordura que está sobre ela,</text:p>
        <text:p text:style-name="P1">4 os dois rins e a gordura que está sobre eles, e a que está junto aos lombos, e o redenho que está sobre o fígado, juntamente com os rins, ele os tirará.</text:p>
        <text:p text:style-name="P1">5 E os filhos de Arão queimarão isso sobre o altar, em cima do holocausto que está sobre a lenha no fogo; é oferta queimada, de cheiro suave a Iavé.</text:p>
        <text:p text:style-name="P1">6 E se a sua oferta por sacrifício pacífico a Iavé for de gado miúdo, seja macho ou fêmea, sem defeito o oferecerá.</text:p>
        <text:p text:style-name="P1">7 Se oferecer um cordeiro por sua oferta, oferecê-lo-á perante Iavé;</text:p>
        <text:p text:style-name="P1"><text:soft-page-break/>8 e porá a mão sobre a cabeça da sua oferta, e a sacrificarás diante da tenda da revelação; e os filhos de Arão espargirão o sangue sobre o altar em redor.</text:p>
        <text:p text:style-name="P1">9 Então, do sacrifício de oferta pacífica, fará uma oferta queimada a Iavé; a gordura da oferta, a cauda gorda inteira, tirá-la-á junto ao espinhaço; e a gordura que cobre a fressura, sim, toda a gordura que está sobre ela,</text:p>
        <text:p text:style-name="P1">10 os dois rins e a gordura que está sobre eles, e a que está junto aos lombos, e o redenho que está sobre o fígado, juntamente com os rins, tirá-los-á.</text:p>
        <text:p text:style-name="P1">11 E o sacerdote queimará isso sobre o altar; é o alimento da oferta queimada a Iavé.</text:p>
        <text:p text:style-name="P1">12 E se a sua oferta for uma cabra, perante Iavé a oferecerá;</text:p>
        <text:p text:style-name="P1">13 e lhe porá a mão sobre a cabeça, e a sacrificarás diante da tenda da revelação; e os filhos de Arão espargirão o sangue da cabra sobre o altar em redor.</text:p>
        <text:p text:style-name="P1"><text:soft-page-break/>14 Depois oferecerá dela a sua oferta, isto é, uma oferta queimada a Iavé; a gordura que cobre a fressura, sim, toda a gordura que está sobre ela,</text:p>
        <text:p text:style-name="P1">15 os dois rins e a gordura que está sobre eles, e a que está junto aos lombos, e o redenho que está sobre o fígado, juntamente com os rins, tirá-los-á.</text:p>
        <text:p text:style-name="P1">16 E o sacerdote queimará isso sobre o altar; é o alimento da oferta queimada, de cheiro suave. Toda a gordura pertencerá a Iavé.</text:p>
        <text:p text:style-name="P1">17 Estatuto perpétuo, pelas vossas gerações, em todas as vossas habitações, será isto: nenhuma gordura nem sangue algum comereis.</text:p>
      </text:section>
      <text:section text:style-name="Sect1" text:name="Seção46">
        <text:h text:style-name="P5" text:outline-level="2"><text:bookmark text:name="cap41"/>LEVÍTICO-[Capítulo 4]</text:h>
        <text:p text:style-name="P1">1 Disse mais Iavé a Moisés:</text:p>
        <text:p text:style-name="P2"><text:span text:style-name="T3">2 Fala aos filhos de Israel, dizendo: </text:span><text:span text:style-name="T4">Diz ao povo de Israel: Quando alguém pecar sem intenção de fazê-lo, praticando qualquer das coisas que Iavé recomendou que não se fizesse, e, se ele fizer alguma coisa que é proibida, deverá ser feito como se descreve a seguir;</text:span></text:p>
        <text:p text:style-name="P1">3 se for o sacerdote ungido que pecar, assim tornando o povo culpado, oferecerá a Iavé, pelo pecado que cometeu, um novilho sem defeito como oferta pelo pecado.</text:p>
        <text:p text:style-name="P3"><text:span text:style-name="T5">4 </text:span><text:bookmark text:name="lv_lev_cap_004_ver_004"/><text:span text:style-name="T6">Ele deve trazer o novilho à entrada da Tenda do Encontro, diante de Iavé, impor sua mão sobre o novilho e matá-lo diante de Iavé.</text:span></text:p>
        <text:p text:style-name="P1">5 Então o sacerdote ungido tomará do sangue do novilho, e o trará à tenda da revelação;</text:p>
        <text:p text:style-name="P1">6 e, molhando o dedo no sangue, espargirá do sangue sete vezes perante Iavé, diante do véu do santuário.</text:p>
        <text:p text:style-name="P1">7 Também o sacerdote porá daquele sangue perante Iavé, sobre as pontas do altar do incenso aromático, que está na tenda da revelação; e todo o resto do sangue do novilho derramará à base do altar do holocausto, que está à porta da tenda da revelação.</text:p>
        <text:p text:style-name="P1">8 E tirará toda a gordura do novilho da oferta pelo pecado; a gordura que cobre a fressura, sim, toda a gordura que está sobre ela,</text:p>
        <text:p text:style-name="P1">9 os dois rins e a gordura que está sobre eles, e a que está junto aos lombos, e o redenho que está sobre o fígado, juntamente com os rins, tirá-los-á,</text:p>
        <text:p text:style-name="P1">10 assim como se tira do boi do sacrifício pacífico; e o sacerdote os queimará sobre o altar do holocausto.</text:p>
        <text:p text:style-name="P1">11 Mas o couro do novilho, e toda a sua carne, com a cabeça, as pernas, a fressura e o excremento,</text:p>
        <text:p text:style-name="P1">12 enfim, o novilho todo, levá-lo-á para fora do arraial a um lugar limpo, em que se lança a cinza, e o queimará sobre a lenha; onde se lança a cinza, aí se queimará.</text:p>
        <text:p text:style-name="P1">13 Se toda a congregação de Israel errar, sendo isso oculto aos olhos da assembléia, e eles tiverem feito qualquer de todas as coisas que Iavé ordenou que não se fizessem, assim tornando-se culpados;</text:p>
        <text:p text:style-name="P1">14 quando o pecado que cometeram for conhecido, a assembléia oferecerá um novilho como oferta pelo pecado, e o trará diante da tenda da revelação.</text:p>
        <text:p text:style-name="P1">15 Os anciãos da congregação porão as mãos sobre a cabeça do novilho perante Iavé; e sacrificar-se-á o novilho perante Iavé.</text:p>
        <text:p text:style-name="P1">16 Então o sacerdote ungido trará do sangue do novilho à tenda da revelação;</text:p>
        <text:p text:style-name="P1"><text:soft-page-break/>17 e o sacerdote molhará o dedo no sangue, e o espargirá sete vezes perante Iavé, diante do véu.</text:p>
        <text:p text:style-name="P1">18 E do sangue porá sobre as pontas do altar, que está perante Iavé, na tenda da revelação; e todo o resto do sangue derramará à base do altar do holocausto, que está diante da tenda da revelação.</text:p>
        <text:p text:style-name="P1">19 E tirará dele toda a sua gordura, e queimá-la-á sobre o altar.</text:p>
        <text:p text:style-name="P1">20 Assim fará com o novilho; como fez ao novilho da oferta pelo pecado, assim fará a este; e o sacerdote fará expiação por eles, e eles serão perdoados.</text:p>
        <text:p text:style-name="P1">21 Depois levará o novilho para fora do arraial, e o queimará como queimou o primeiro novilho; é oferta pelo pecado da assembléia.</text:p>
        <text:p text:style-name="P1">22 Quando um príncipe pecar, fazendo por ignorância qualquer das coisas que Iavé seu Deus ordenou que não se fizessem, e assim se tornar culpado;</text:p>
        <text:p text:style-name="P1">23 se o pecado que cometeu lhe for notificado, então trará por sua oferta um bode, sem defeito;</text:p>
        <text:p text:style-name="P1">24 porá a mão sobre a cabeça do bode e o sacrificarás no lugar em que se sacrifica o holocausto, perante Iavé; é oferta pelo pecado.</text:p>
        <text:p text:style-name="P1">25 Depois o sacerdote, com o dedo, tomará do sangue da oferta pelo pecado e pô-lo-á sobre as pontas do altar do holocausto; então o resto do sangue derramará à base do altar do holocausto.</text:p>
        <text:p text:style-name="P1">26 Também queimará sobre o altar toda a sua gordura como a gordura do sacrifício da oferta pacífica; assim o sacerdote fará por ele expiação do seu pecado, e ele será perdoado.</text:p>
        <text:p text:style-name="P1">27 E se alguém dentre a plebe pecar por ignorância, fazendo qualquer das coisas que Iavé ordenou que não se fizessem, e assim se tornar culpado;</text:p>
        <text:p text:style-name="P1">28 se o pecado que cometeu lhe for notificado, então trará por sua oferta uma cabra, sem defeito, pelo pecado cometido;</text:p>
        <text:p text:style-name="P1">29 porá a mão sobre a cabeça da oferta pelo pecado, e a sacrificarás no lugar do holocausto.</text:p>
        <text:p text:style-name="P1">30 Depois o sacerdote, com o dedo, tomará do sangue da oferta, e o porá sobre as pontas do altar do holocausto; e todo o resto do sangue derramará à base do altar.</text:p>
        <text:p text:style-name="P1">31 Tirará toda a gordura, como se tira a gordura do sacrifício pacífico, e a queimará sobre o altar, por cheiro suave a Iavé; e o sacerdote fará expiação por ele, e ele será perdoado.</text:p>
        <text:p text:style-name="P1">32 Ou, se pela sua oferta trouxer uma cordeira como oferta pelo pecado, sem defeito a trará;</text:p>
        <text:p text:style-name="P1">33 porá a mão sobre a cabeça da oferta pelo pecado, e a sacrificarás por oferta pelo pecado, no lugar em que se sacrifica o holocausto.</text:p>
        <text:p text:style-name="P1">34 Depois o sacerdote, com o dedo, tomará do sangue da oferta pelo pecado, e o porá sobre as pontas do altar do holocausto; então todo o resto do sangue da oferta derramará à base do altar.</text:p>
        <text:p text:style-name="P1">35 Tirará toda a gordura, como se tira a gordura do cordeiro do sacrifício pacífico e a queimará sobre o altar, em cima das ofertas queimadas de Iavé; assim o sacerdote fará por ele expiação do pecado que cometeu, e ele será perdoado.</text:p>
      </text:section>
      <text:section text:style-name="Sect1" text:name="Seção47">
        <text:h text:style-name="P5" text:outline-level="2"><text:bookmark text:name="cap51"/>LEVÍTICO-[Capítulo 5]</text:h>
        <text:p text:style-name="P1"><text:soft-page-break/>1 Se alguém, tendo-se ajuramentado como testemunha, pecar por não denunciar o que viu, ou o que soube, levará a sua iniqüidade.</text:p>
        <text:p text:style-name="P1">2 Se alguém tocar alguma coisa imunda, seja cadáver de besta-fera imunda, seja cadáver de gado imundo, seja cadáver de réptil imundo, embora faça sem se aperceber, contudo será ele imundo e culpado.</text:p>
        <text:p text:style-name="P1">3 Se alguém, sem se aperceber tocar a imundícia de um homem, seja qual for a imundícia com que este se tornar imundo, quando o souber será culpado.</text:p>
        <text:p text:style-name="P1">4 Se alguém, sem se aperceber, jurar temerariamente com os seus lábios fazer mal ou fazer bem, em tudo o que o homem pronunciar temerariamente com juramento, quando o souber, culpado será numa destas coisas.</text:p>
        <text:p text:style-name="P1">5 Deverá, pois, quando for culpado numa destas coisas, confessar aquilo em que houver pecado.</text:p>
        <text:p text:style-name="P1">6 E como sua oferta pela culpa, ele trará a Iavé, pelo pecado que cometeu, uma fêmea de gado miúdo; uma cordeira, ou uma cabrinha, trará como oferta pelo pecado; e o sacerdote fará por ele expiação do seu pecado.</text:p>
        <text:p text:style-name="P1">7 Mas, se as suas posses não bastarem para gado miúdo, então trará a Iavé, como sua oferta pela culpa por aquilo em que houver pecado, duas rolas, ou dois pombinhos; um como oferta pelo pecado, e o outro como holocausto;</text:p>
        <text:p text:style-name="P1">8 e os trará ao sacerdote, o qual oferecerá primeiro aquele que é para a oferta pelo pecado, e com a unha lhe fenderá a cabeça junto ao pescoço, mas não o partirá;</text:p>
        <text:p text:style-name="P1">9 e do sangue da oferta pelo pecado espargirá sobre a parede do altar, porém o que restar, daquele sangue espremer-se-á à base do altar; é oferta pelo pecado.</text:p>
        <text:p text:style-name="P1">10 E do outro fará holocausto conforme a ordenança; assim o sacerdote fará expiação por ele do pecado que cometeu, e ele será perdoado.</text:p>
        <text:p text:style-name="P1">11 Se, porém, as suas posses não bastarem para duas rolas, ou dois pombinhos, então, como oferta por aquilo em que houver pecado, trará a décima parte duma efa de flor de farinha como oferta pelo pecado; não lhe deitará azeite nem lhe porá em cima incenso, porquanto é oferta pelo pecado;</text:p>
        <text:p text:style-name="P1">12 e o trará ao sacerdote, o qual lhe tomará um punhado como o memorial da oferta, e a queimará sobre o altar em cima das ofertas queimadas de Iavé; é oferta pelo pecado.</text:p>
        <text:p text:style-name="P1">13 Assim o sacerdote fará por ele expiação do seu pecado, que houver cometido em alguma destas coisas, e ele será perdoado; e o restante pertencerá ao sacerdote, como a oferta de cereais.</text:p>
        <text:p text:style-name="P1">14 Disse mais Iavé a Moisés:</text:p>
        <text:p text:style-name="P1">15 Se alguém cometer uma transgressão, e pecar por ignorância nas coisas sagradas de Iavé, então trará a Iavé, como a sua oferta pela culpa, um carneiro sem defeito, do rebanho, conforme a tua avaliação em siclos de prata, segundo o siclo do santuário, para oferta pela culpa.</text:p>
        <text:p text:style-name="P1">16 Assim fará restituição pelo pecado que houver cometido na coisa sagrada, e ainda lhe acrescentará a quinta parte, e a dará ao sacerdote; e com o carneiro da oferta pela culpa, o sacerdote fará expiação por ele, e ele será perdoado.</text:p>
        <text:p text:style-name="P1">17 Se alguém pecar, fazendo qualquer de todas as coisas que Iavé ordenou que não se fizessem, ainda que não o soubesse, contudo será ele culpado, e levará a sua iniqüidade;</text:p>
        <text:p text:style-name="P1">18 e como oferta pela culpa trará ao sacerdote um carneiro sem defeito, do rebanho, conforme a tua avaliação; e o sacerdote fará por ele expiação do erro que involuntariamente houver cometido sem o saber; e ele será perdoado.</text:p>
        <text:p text:style-name="P1"><text:soft-page-break/>19 É oferta pela culpa; certamente ele se tornou culpado diante de Iavé.</text:p>
      </text:section>
      <text:section text:style-name="Sect1" text:name="Seção48">
        <text:h text:style-name="P5" text:outline-level="2"><text:bookmark text:name="cap61"/>LEVÍTICO-[Capítulo 6]</text:h>
        <text:p text:style-name="P1">1 Disse ainda Iavé a Moisés:</text:p>
        <text:p text:style-name="P1">2 Se alguém pecar e cometer uma transgressão contra Iavé, e se houver dolosamente para com o seu próximo no tocante a um depósito, ou penhor, ou roubo, ou tiver oprimido a seu próximo;</text:p>
        <text:p text:style-name="P1">3 se achar o perdido, e nisso se houver dolosamente e jurar falso; ou se fizer qualquer de todas as coisas em que o homem costuma pecar;</text:p>
        <text:p text:style-name="P1">4 se, pois, houver pecado e for culpado, restituirá o que roubou, ou o que obteve pela opressão, ou o depósito que lhe foi dado em guarda, ou o perdido que achou,</text:p>
        <text:p text:style-name="P1">5 ou qualquer coisa sobre que jurou falso; por inteiro o restituirá, e ainda a isso acrescentará a quinta parte; a quem pertence, lho dará no dia em que trouxer a sua oferta pela culpa.</text:p>
        <text:p text:style-name="P1">6 E como a sua oferta pela culpa, trará a Iavé um carneiro sem defeito, do rebanho; conforme a tua avaliação para oferta pela culpa trá-lo-á ao sacerdote;</text:p>
        <text:p text:style-name="P1">7 e o sacerdote fará expiação por ele diante de Iavé, e ele será perdoado de todas as coisas que tiver feito, nas quais se tenha tornado culpado.</text:p>
        <text:p text:style-name="P1">8 Disse mais Iavé a Moisés:</text:p>
        <text:p text:style-name="P1">9 Dá ordem a Arão e a seus filhos, dizendo: Esta é a lei do holocausto: o holocausto ficará a noite toda, até pela manhã, sobre a lareira do altar, e nela se conservará aceso o fogo do altar.</text:p>
        <text:p text:style-name="P1">10 E o sacerdote vestirá a sua veste de linho, e vestirá as calças de linho sobre a sua carne; e levantará a cinza, quando o fogo houver consumido o holocausto sobre o altar, e a porá junto ao altar.</text:p>
        <text:p text:style-name="P1">11 Depois despirá as suas vestes, e vestirá outras vestes; e levará a cinza para fora do arraial a um lugar limpo.</text:p>
        <text:p text:style-name="P1">12 O fogo sobre o altar se conservará aceso; não se apagará. O sacerdote acenderá lenha nele todos os dias pela manhã, e sobre ele porá em ordem o holocausto, e queimará a gordura das ofertas pacíficas.</text:p>
        <text:p text:style-name="P1">13 O fogo se conservará continuamente aceso sobre o altar; não se apagará.</text:p>
        <text:p text:style-name="P1">14 Esta é a lei da oferta de cereais: os filhos de Arão a oferecerão perante Iavé diante do altar.</text:p>
        <text:p text:style-name="P1">15 O sacerdote tomará dela um punhado, isto é, da flor de farinha da oferta de cereais e do azeite da mesma, e todo o incenso que estiver sobre a oferta de cereais, e os queimará sobre o altar por cheiro suave a Iavé, como o memorial da oferta.</text:p>
        <text:p text:style-name="P1">16 E Arão e seus filhos comerão o restante dela; comê-lo-ão sem fermento em lugar santo; no átrio da tenda da revelação o comerão.</text:p>
        <text:p text:style-name="P1">17 Levedado não se cozerá. Como a sua porção das minhas ofertas queimadas lho tenho dado; coisa santíssima é, como a oferta pelo pecado, e como a oferta pela culpa.</text:p>
        <text:p text:style-name="P1">18 Todo varão entre os filhos de Arão comerá dela, como a sua porção das ofertas queimadas de Iavé; estatuto perpétuo será para as vossas gerações; tudo o que as tocar será santo.</text:p>
        <text:p text:style-name="P1">19 Disse mais Iavé a Moisés:</text:p>
        <text:p text:style-name="P1"><text:soft-page-break/>20 Esta é a oferta de Arão e de seus filhos, a qual oferecerão a Iavé no dia em que ele for ungido: a décima parte duma efa de flor de farinha, como oferta de cereais, perpetuamente, a metade dela pela amanhã, e a outra metade à tarde.</text:p>
        <text:p text:style-name="P1">21 Numa assadeira se fará com azeite; bem embebida a trarás; em pedaços cozidos oferecerás a oferta de cereais por cheiro suave a Iavé.</text:p>
        <text:p text:style-name="P1">22 Também o sacerdote que, de entre seus filhos, for ungido em seu lugar, a oferecerá; por estatuto perpétuo será ela toda queimada a Iavé.</text:p>
        <text:p text:style-name="P1">23 Assim toda oferta de cereais do sacerdote será totalmente queimada; não se comerá.</text:p>
        <text:p text:style-name="P1">24 Disse mais Iavé a Moisés:</text:p>
        <text:p text:style-name="P1">25 Fala a Arão e a seus filhos, dizendo: Esta é a lei da oferta pelo pecado: no lugar em que se sacrifica o holocausto se sacrificarás a oferta pelo pecado perante Iavé; coisa santíssima é.</text:p>
        <text:p text:style-name="P1">26 O sacerdote que a oferecer pelo pecado a comerá; comê-la-á em lugar santo, no átrio da tenda da revelação.</text:p>
        <text:p text:style-name="P1">27 Tudo o que tocar a carne da oferta será santo; e quando o sangue dela for espargido sobre qualquer roupa, lavarás em lugar santo a roupa sobre a qual ele tiver sido espargido.</text:p>
        <text:p text:style-name="P1">28 Mas o vaso de barro em que for cozida será quebrado; e se for cozida num vaso de bronze, este será esfregado, e lavado, na água.</text:p>
        <text:p text:style-name="P1">29 Todo varão entre os sacerdotes comerá dela; coisa santíssima é.</text:p>
        <text:p text:style-name="P1">30 Contudo não se comerá nenhuma oferta pelo pecado, da qual uma parte do sangue é trazida dentro da tenda da revelação, para fazer expiação no lugar santo; no fogo será queimada.</text:p>
      </text:section>
      <text:section text:style-name="Sect1" text:name="Seção49">
        <text:h text:style-name="P5" text:outline-level="2"><text:bookmark text:name="cap71"/>LEVÍTICO-[Capítulo 7]</text:h>
        <text:p text:style-name="P1">1 Esta é a lei da oferta pela culpa: coisa santíssima é.</text:p>
        <text:p text:style-name="P1">2 No lugar em que sacrificar o holocausto, sacrificarão a oferta pela culpa, e o sangue dela se espargirá sobre o altar em redor.</text:p>
        <text:p text:style-name="P1">3 Dela se oferecerá toda a gordura: a cauda gorda, e a gordura que cobre a fressura,</text:p>
        <text:p text:style-name="P1">4 os dois rins e a gordura que está sobre eles, e a que está junto aos lombos, e o redenho sobre o fígado, juntamente com os rins, os tirará;</text:p>
        <text:p text:style-name="P1">5 e o sacerdote os queimará sobre o altar em oferta queimada a Iavé; é uma oferta pela culpa.</text:p>
        <text:p text:style-name="P1">6 Todo varão entre os sacerdotes comerá dela; num lugar santo se comerá; coisa santíssima é.</text:p>
        <text:p text:style-name="P1">7 Como é a oferta pelo pecado, assim será a oferta pela culpa; há uma só lei para elas, a saber, pertencerá ao sacerdote que com ela houver feito expiação.</text:p>
        <text:p text:style-name="P1">8 Também o sacerdote que oferecer o holocausto de alguém terá para si o couro do animal que tiver oferecido.</text:p>
        <text:p text:style-name="P1">9 Igualmente toda oferta de cereais que se assar ao forno, como tudo o que se preparar na frigideira e na assadeira, pertencerá ao sacerdote que a oferecer.</text:p>
        <text:p text:style-name="P1">10 Também toda oferta de cereais, seja ela amassada com azeite, ou seja seca, pertencerá a todos os filhos de Arão, tanto a um como a outro.</text:p>
        <text:p text:style-name="P1"><text:soft-page-break/>11 Esta é a lei do sacrifício das ofertas pacíficas que se oferecerá a Iavé:</text:p>
        <text:p text:style-name="P1">12 Se alguém o oferecer por oferta de ação de graças, com o sacrifício de ação de graças oferecerá bolos ázimos amassados com azeite, e coscorões ázimos untados com azeite, e bolos amassados com azeite, de flor de farinha, bem embebidos.</text:p>
        <text:p text:style-name="P1">13 Com os bolos oferecerá pão levedado como sua oferta, com o sacrifício de ofertas pacíficas por ação de graças.</text:p>
        <text:p text:style-name="P1">14 E dele oferecerá um de cada oferta por oferta alçada a Iavé, o qual pertencerá ao sacerdote que espargir o sangue da oferta pacífica.</text:p>
        <text:p text:style-name="P1">15 Ora, a carne do sacrifício de ofertas pacíficas por ação de graças se comerá no dia do seu oferecimento; nada se deixará dela até pela manhã.</text:p>
        <text:p text:style-name="P1">16 Se, porém, o sacrifício da sua oferta for voto, ou oferta voluntária, no dia em que for oferecido se comerá, e no dia seguinte se comerá o que dele ficar;</text:p>
        <text:p text:style-name="P1">17 mas o que ainda ficar da carne do sacrifício até o terceiro dia será queimado no fogo.</text:p>
        <text:p text:style-name="P1">18 Se alguma parte da carne do sacrifício da sua oferta pacífica se comer ao terceiro dia, aquele sacrifício não será aceito, nem será imputado àquele que o tiver oferecido; coisa abominável será, e quem dela comer levará a sua iniqüidade.</text:p>
        <text:p text:style-name="P1">19 A carne que tocar alguma coisa imunda não se comerá; será queimada no fogo; mas da outra carne, qualquer que estiver limpo comerá dela;</text:p>
        <text:p text:style-name="P1">20 todavia, se alguma pessoa, estando imunda, comer a carne do sacrifício da oferta pacífica, que pertence a Iavé, essa pessoa será extirpada do seu povo.</text:p>
        <text:p text:style-name="P1">21 E, se alguma pessoa, tendo tocado alguma coisa imunda, como imundícia de homem, ou gado imundo, ou qualquer abominação imunda, comer da carne do sacrifício da oferta pacífica, que pertence a Iavé, essa pessoa será extirpada do seu povo.</text:p>
        <text:p text:style-name="P1">22 Depois Iavé disse a Moisés:</text:p>
        <text:p text:style-name="P1">23 Fala aos filhos de Israel, dizendo: Nenhuma gordura de boi, nem de carneiro, nem de cabra comereis.</text:p>
        <text:p text:style-name="P1">24 Todavia pode-se usar a gordura do animal que morre por si mesmo, e a gordura do que é dilacerado por feras, para qualquer outro fim; mas de maneira alguma comereis dela.</text:p>
        <text:p text:style-name="P1">25 Pois quem quer que comer da gordura do animal, do qual se oferecer oferta queimada a Iavé, sim, a pessoa que dela comer será extirpada do seu povo.</text:p>
        <text:p text:style-name="P1">26 E nenhum sangue comereis, quer de aves, quer de gado, em qualquer das vossas habitações.</text:p>
        <text:p text:style-name="P1">27 Toda pessoa que comer algum sangue será extirpada do seu povo.</text:p>
        <text:p text:style-name="P1">28 Disse mais Iavé a Moisés:</text:p>
        <text:p text:style-name="P1">29 Fala aos filhos de Israel, dizendo: Quem oferecer sacrifício de oferta pacífica a Iavé trará a Iavé a respectiva oblação da sua oferta pacífica.</text:p>
        <text:p text:style-name="P1">30 Com as próprias mãos trará as ofertas queimadas de Iavé; o peito com a gordura trará, para movê-lo por oferta de movimento perante Iavé.</text:p>
        <text:p text:style-name="P1">31 E o sacerdote queimará a gordura sobre o altar, mas o peito pertencerá a Arão e a seus filhos.</text:p>
        <text:p text:style-name="P1">32 E dos sacrifícios das vossas ofertas pacíficas, dareis a coxa direita ao sacerdote por oferta alçada.</text:p>
        <text:p text:style-name="P1"><text:soft-page-break/>33 Aquele dentre os filhos de Arão que oferecer o sangue da oferta pacífica, e a gordura, esse terá a coxa direita por sua porção;</text:p>
        <text:p text:style-name="P1">34 porque o peito movido e a coxa alçada tenho tomado dos filhos de Israel, dos sacrifícios das suas ofertas pacíficas, e os tenho dado a Arão, o sacerdote, e a seus filhos, como sua porção, para sempre, da parte dos filhos de Israel.</text:p>
        <text:p text:style-name="P1">35 Esta é a porção sagrada de Arão e a porção sagrada de seus filhos, das ofertas queimadas de Iavé, desde o dia em que ele os apresentou para administrar o sacerdócio a Iavé;</text:p>
        <text:p text:style-name="P1">36 a qual Iavé, no dia em que os ungiu, ordenou que se lhes desse da parte dos filhos de Israel; é a sua porção para sempre, pelas suas gerações.</text:p>
        <text:p text:style-name="P1">37 Esta é a lei do holocausto, da oferta de cereais, da oferta pelo pecado, da oferta pela culpa, da oferta das consagrações, e do sacrifício das ofertas pacíficas;</text:p>
        <text:p text:style-name="P1">38 a qual Iavé entregou a Moisés no monte Sinai, no dia em que este estava ordenando aos filhos de Israel que oferecessem as suas ofertas a Iavé, no deserto de Sinai.</text:p>
      </text:section>
      <text:section text:style-name="Sect1" text:name="Seção50">
        <text:h text:style-name="P5" text:outline-level="2"><text:bookmark text:name="cap81"/>LEVÍTICO-[Capítulo 8]</text:h>
        <text:p text:style-name="P1">1 Disse mais Iavé a Moisés:</text:p>
        <text:p text:style-name="P1">2 Toma a Arão e a seus filhos com ele, e os vestidos, e o óleo da unção, e o novilho da oferta pelo pecado, e os dois carneiros, e o cesto de pães ázimos,</text:p>
        <text:p text:style-name="P1">3 e reúne a congregação toda à porta da tenda da revelação.</text:p>
        <text:p text:style-name="P1">4 Fez, pois, Moisés como Iavé lhe ordenara; e a congregação se reuniu à porta da tenda da revelação.</text:p>
        <text:p text:style-name="P1">5 E disse Moisés à congregação: Isto é o que Iavé ordenou que se fizesse.</text:p>
        <text:p text:style-name="P1">6 Então Moisés fez chegar Arão e seus filhos, e os lavou com água,</text:p>
        <text:p text:style-name="P1">7 e vestiu Arão com a túnica, cingiu-o com o cinto, e vestiu-lhe o manto, e pôs sobre ele o éfode, e cingiu-o com o cinto de obra esmerada, e com ele lhe apertou o éfode.</text:p>
        <text:p text:style-name="P1">8 Colocou-lhe, então, o peitoral, no qual pôs o Urim e o Tumim;</text:p>
        <text:p text:style-name="P1">9 e pôs sobre a sua cabeça a mitra, e sobre esta, na parte dianteira, pôs a lâmina de ouro, a coroa sagrada; como Iavé lhe ordenara.</text:p>
        <text:p text:style-name="P1">10 Então Moisés, tomando o óleo da unção, ungiu o tabernáculo e tudo o que nele havia, e os santificou;</text:p>
        <text:p text:style-name="P1">11 e dele espargiu sete vezes sobre o altar, e ungiu o altar e todos os seus utensílios, como também a pia e a sua base, para santificá-los.</text:p>
        <text:p text:style-name="P1">12 Em seguida derramou do óleo da unção sobre a cabeça de Arão, e ungiu-o, para santificá-lo.</text:p>
        <text:p text:style-name="P1">13 Depois Moisés fez chegar aos filhos de Arão, e os vestiu de túnicas, e os cingiu com cintos, e lhes atou tiaras; como Iavé lhe ordenara.</text:p>
        <text:p text:style-name="P1">14 Então fez chegar o novilho da oferta pelo pecado; e Arão e seus filhos puseram as mãos sobre a cabeça do novilho da oferta pelo pecado;</text:p>
        <text:p text:style-name="P1">15 e, depois de sacrificar o novilho, Moisés tomou o sangue, e pôs dele com o dedo sobre as pontas do altar em redor, e purificou o altar; depois derramou o resto do sangue à base do altar, e o santificou, para fazer expiação por ele.</text:p>
        <text:p text:style-name="P1">16 Então tomou toda a gordura que estava na fressura, e o redenho do fígado, e os dois rins com a sua gordura, e os queimou sobre o altar.</text:p>
        <text:p text:style-name="P1"><text:soft-page-break/>17 Mas o novilho com o seu couro, com a sua carne e com o seu excremento, queimou-o com fogo fora do arraial; como Iavé lhe ordenara.</text:p>
        <text:p text:style-name="P1">18 Depois fez chegar o carneiro do holocausto; e Arão e seus filhos puseram as mãos sobre a cabeça do carneiro.</text:p>
        <text:p text:style-name="P1">19 Havendo sacrificado o carneiro, Moisés espargiu o sangue sobre o altar em redor.</text:p>
        <text:p text:style-name="P1">20 Partiu também o carneiro nos seus pedaços, e queimou dele a cabeça, os pedaços e a gordura.</text:p>
        <text:p text:style-name="P1">21 Mas a fressura e as pernas lavou com água; então Moisés queimou o carneiro todo sobre o altar; era holocausto de cheiro suave, uma oferta queimada a Iavé; como Iavé lhe ordenara.</text:p>
        <text:p text:style-name="P1">22 Depois fez chegar o outro carneiro, o carneiro da consagração; e Arão e seus filhos puseram as mãos sobre a cabeça do carneiro;</text:p>
        <text:p text:style-name="P1">23 e tendo Moisés sacrificado o carneiro, tomou do sangue deste e o pôs sobre a ponta da orelha direita de Arão, sobre o polegar da sua mão direita, e sobre o polegar do seu pé direito.</text:p>
        <text:p text:style-name="P1">24 Moisés fez chegar também os filhos de Arão, e pôs daquele sangue sobre a ponta da orelha direita deles, e sobre o polegar da sua mão direita, e sobre o polegar do seu pé direito; e espargiu o sangue sobre o altar em redor.</text:p>
        <text:p text:style-name="P1">25 E tomou a gordura, e a cauda gorda, e toda a gordura que estava na fressura, e o redenho do fígado, e os dois rins com a sua gordura, e a coxa direita;</text:p>
        <text:p text:style-name="P1">26 também do cesto dos pães ázimos, que estava diante de Iavé, tomou um bolo ázimo, e um bolo de pão azeitado, e um coscorão, e os pôs sobre a gordura e sobre a coxa direita;</text:p>
        <text:p text:style-name="P1">27 e pôs tudo nas mãos de Arão e de seus filhos, e o ofereceu por oferta movida perante Iavé.</text:p>
        <text:p text:style-name="P1">28 Então Moisés os tomou das mãos deles, e os queimou sobre o altar em cima do holocausto; os quais eram uma consagração, por cheiro suave, oferta queimada a Iavé.</text:p>
        <text:p text:style-name="P1">29 Em seguida tomou Moisés o peito, e o ofereceu por oferta movida perante Iavé; era a parte do carneiro da consagração que tocava a Moisés, como Iavé lhe ordenara.</text:p>
        <text:p text:style-name="P1">30 Tomou Moisés também do óleo da unção, e do sangue que estava sobre o altar, e o espargiu sobre Arão e suas vestes, e sobre seus filhos e as vestes de seus filhos com ele; e assim santificou tanto a Arão e suas vestes, como a seus filhos e as vestes de seus filhos com ele.</text:p>
        <text:p text:style-name="P1">31 E disse Moisés a Arão e seus filhos: Cozei a carne à porta da tenda da revelação; e ali a comereis com o pão que está no cesto da consagração, como ordenei, dizendo: Arão e seus filhos a comerão.</text:p>
        <text:p text:style-name="P1">32 Mas o que restar da carne e do pão, queimá-lo-eis ao fogo.</text:p>
        <text:p text:style-name="P1">33 Durante sete dias não saireis da porta da tenda da revelação, até que se cumpram os dias da vossa consagração; porquanto por sete dias ele vos consagrará.</text:p>
        <text:p text:style-name="P1">34 Como se fez neste dia, assim <text:span text:style-name="T7">Iavé</text:span> ordenou que se proceda, para fazer expiação por vós.</text:p>
        <text:p text:style-name="P1"><text:soft-page-break/>35 Permanecereis, pois, à porta da tenda da revelação dia e noite por sete dias, e guardareis as ordenanças de Iavé, para que não morrais; porque assim me foi ordenado.</text:p>
        <text:p text:style-name="P1">36 E Arão e seus filhos fizeram todas as coisas que Iavé ordenara por intermédio de Moisés.</text:p>
      </text:section>
      <text:section text:style-name="Sect1" text:name="Seção51">
        <text:h text:style-name="P5" text:outline-level="2"><text:bookmark text:name="cap91"/>LEVÍTICO-[Capítulo 9]</text:h>
        <text:p text:style-name="P1">1 Ora, ao dia oitavo, Moisés chamou a Arão e seus filhos, e os anciãos de Israel,</text:p>
        <text:p text:style-name="P1">2 e disse a Arão: Toma um bezerro tenro para oferta pelo pecado, e um carneiro para holocausto, ambos sem defeito, e</text:p>
        <text:p text:style-name="P1">oferece-os perante Iavé.</text:p>
        <text:p text:style-name="P1">3 E falarás aos filhos de Israel, dizendo: Tomai um bode para oferta pelo pecado; e um bezerro e um cordeiro, ambos de um ano, e sem defeito, como holocausto;</text:p>
        <text:p text:style-name="P1">4 também um boi e um carneiro para ofertas pacíficas, para sacrificar perante Iavé e oferta de cereais, amassada com azeite; porquanto hoje Iavé vos aparecerá.</text:p>
        <text:p text:style-name="P1">5 Então trouxeram até a entrada da tenda da revelação o que Moisés ordenara, e chegou-se toda a congregação, e ficou de pé diante de Iavé.</text:p>
        <text:p text:style-name="P1">6 E disse Moisés: Esta é a coisa que Iavé ordenou que fizésseis; e a glória de Iavé vos aparecerá.</text:p>
        <text:p text:style-name="P1">7 Depois disse Moisés a Arão: Chega-te ao altar, e apresenta a tua oferta pelo pecado e o teu holocausto, e faze expiação por ti e pelo povo; também apresenta a oferta do povo, e faze expiação por ele, como ordenou Iavé.</text:p>
        <text:p text:style-name="P1">8 Arão, pois, chegou-se ao altar, e imolou o bezerro que era a sua própria oferta pelo pecado.</text:p>
        <text:p text:style-name="P1">9 Os filhos de Arão trouxeram-lhe o sangue; e ele molhou o dedo no sangue, e o pôs sobre as pontas do altar, e derramou o sangue à base do altar;</text:p>
        <text:p text:style-name="P1">10 mas a gordura, e os rins, e o redenho do fígado, tirados da oferta pelo pecado, queimou-os sobre o altar, como Iavé ordenara a Moisés.</text:p>
        <text:p text:style-name="P1">11 E queimou ao fogo fora do arraial a carne e o couro.</text:p>
        <text:p text:style-name="P1">12 Depois imolou o holocausto, e os filhos de Arão lhe entregaram o sangue, e ele o espargiu sobre o altar em redor.</text:p>
        <text:p text:style-name="P1">13 Também lhe entregaram o holocausto, pedaço por pedaço, e a cabeça; e ele os queimou sobre o altar.</text:p>
        <text:p text:style-name="P1">14 E lavou a fressura e as pernas, e as queimou sobre o holocausto no altar.</text:p>
        <text:p text:style-name="P1">15 Então apresentou a oferta do povo e, tomando o bode que era a oferta pelo pecado do povo, imolou-o e o ofereceu pelo pecado, como fizera com o primeiro.</text:p>
        <text:p text:style-name="P1">16 Apresentou também o holocausto, e o ofereceu segundo a ordenança. rifício até o terceiro</text:p>
        <text:p text:style-name="P1">17 E apresentou a oferta de cereais e, tomando dela um punhado, queimou-o sobre o altar, além do holocausto da manhã.</text:p>
        <text:p text:style-name="P1">18 Imolou também o boi e o carneiro em sacrifício de oferta pacífica pelo povo; e os filhos de Arão entregaram-lhe o sangue, que ele espargiu sobre o altar em redor,</text:p>
        <text:p text:style-name="P1">19 como também a gordura do boi e do carneiro, a cauda gorda, e o que cobre a fressura, e os rins, e o redenho do fígado;</text:p>
        <text:p text:style-name="P1">20 e puseram a gordura sobre os peitos, e ele queimou a gordura sobre o altar;</text:p>
        <text:p text:style-name="P1"><text:soft-page-break/>21 mas os peitos e a coxa direita, ofereceu-os Arão por oferta movida perante Iavé, como Moisés tinha ordenado.</text:p>
        <text:p text:style-name="P1">22 Depois Arão, levantando as mãos para o povo, o abençoou e desceu, tendo acabado de oferecer a oferta pelo pecado, o holocausto e as ofertas pacíficas.</text:p>
        <text:p text:style-name="P1">23 E Moisés e Arão entraram na tenda da revelação; depois saíram, e abençoaram o povo; e a glória de Iavé apareceu a todo o povo,</text:p>
        <text:p text:style-name="P1">24 pois saiu fogo de diante de Iavé, e consumiu o holocausto e a gordura sobre o altar; o que vendo todo o povo, jubilaram e prostraram-se sobre os seus rostos.</text:p>
      </text:section>
      <text:section text:style-name="Sect1" text:name="Seção52">
        <text:h text:style-name="P5" text:outline-level="2"><text:bookmark text:name="cap101"/>LEVÍTICO-[Capítulo 10]</text:h>
        <text:p text:style-name="P1">1 Ora, Nadabe, e Abiú, filhos de Arão, tomaram cada um o seu incensário e, pondo neles fogo e sobre ele deitando incenso, ofereceram fogo estranho perante Iavé, o que ele não lhes ordenara.</text:p>
        <text:p text:style-name="P1">2 Então saiu fogo de diante de Iavé, e os devorou; e morreram perante Iavé.</text:p>
        <text:p text:style-name="P1">3 Disse Moisés a Arão: Isto é o que Iavé falou, dizendo: Serei santificado naqueles que se chegarem a mim, e serei glorificado diante de todo o povo. Mas Arão guardou silêncio.</text:p>
        <text:p text:style-name="P1">4 E Moisés chamou a Misael e a Elzafã, filhos de Uziel, tio de Arão, e disse-lhes: Chegai-vos, levai vossos irmãos de diante do santuário, para fora do arraial.</text:p>
        <text:p text:style-name="P1">5 Chegaram-se, pois, e levaram-nos como estavam, nas próprias túnicas, para fora do arraial, como Moisés lhes dissera.</text:p>
        <text:p text:style-name="P1">6 Então disse Moisés a Arão, e a seus filhos Eleazar e Itamar: Não descubrais as vossas cabeças, nem rasgueis as vossas vestes, para que não morrais, nem venha a ira sobre toda a congregação; mas vossos irmãos, toda a casa de Israel, lamentem este incêndio que Iavé acendeu.</text:p>
        <text:p text:style-name="P1">7 E não saireis da porta da tenda da revelação, para que não morrais; porque está sobre vós o óleo da unção de Iavé. E eles fizeram conforme a palavra de Moisés.</text:p>
        <text:p text:style-name="P1">8 Falou também Iavé a Arão, dizendo:</text:p>
        <text:p text:style-name="P1">9 Não bebereis vinho nem bebida forte, nem tu nem teus filhos contigo, quando entrardes na tenda da revelação, para que não morrais; estatuto perpétuo será isso pelas vossas gerações,</text:p>
        <text:p text:style-name="P1">10 não somente para fazer separação entre o santo e o profano, e entre o imundo e o limpo,</text:p>
        <text:p text:style-name="P1">11 mas também para ensinar aos filhos de Israel todos os estatutos que Iavé lhes tem dado por intermédio de Moisés.</text:p>
        <text:p text:style-name="P1">12 Também disse Moisés a Arão, e a Eleazar e Itamar, seus filhos que lhe ficaram: Tomai a oferta de cereais que resta das ofertas queimadas de Iavé, e comei-a sem levedura junto do altar, porquanto é coisa santíssima.</text:p>
        <text:p text:style-name="P1">13 Comê-la-eis em lugar santo, porque isto é a tua porção, e a porção de teus filhos, das ofertas queimadas de Iavé; porque assim me foi ordenado.</text:p>
        <text:p text:style-name="P1">14 Também o peito da oferta movida e a coxa da oferta alçada, comê-los-eis em lugar limpo, tu, e teus filhos e tuas filhas contigo; porquanto são eles dados como tua porção, e como porção de teus filhos, dos sacrifícios das ofertas pacíficas dos filhos de Israel.</text:p>
        <text:p text:style-name="P1">15 Trarão a coxa da oferta alçada e o peito da oferta movida juntamente com as ofertas queimadas da gordura, para movê-los como oferta movida perante Iavé; isso <text:soft-page-break/>te pertencerá como porção, a ti e a teus filhos contigo, para sempre, como Iavé tem ordenado.</text:p>
        <text:p text:style-name="P1">16 E Moisés buscou diligentemente o bode da oferta pelo pecado, e eis que já tinha sido queimado; pelo que se indignou grandemente contra Eleazar e contra Itamar, os filhos que de Arão ficaram, e lhes disse:</text:p>
        <text:p text:style-name="P1">17 Por que não comestes a oferta pelo pecado em lugar santo, visto que é coisa santíssima, e Iavé a deu a vós para levardes a iniqüidade da congregação, para fazerdes expiação por eles diante de Iavé?</text:p>
        <text:p text:style-name="P1">18 Eis que não se trouxe o seu sangue para dentro do santuário; certamente a devíeis ter comido em lugar santo, como eu havia ordenado.</text:p>
        <text:p text:style-name="P1">19 Então disse Arão a Moisés: Eis que hoje ofereceram a sua oferta pelo pecado e o seu holocausto perante Iavé, e tais coisas como essas me têm acontecido; se eu tivesse comido hoje a oferta pelo pecado, porventura teria sido isso coisa agradavel aos olhos de Iavé?</text:p>
        <text:p text:style-name="P1">20 Ouvindo Moisés isto, pareceu-lhe razoável.</text:p>
      </text:section>
      <text:section text:style-name="Sect1" text:name="Seção53">
        <text:h text:style-name="P5" text:outline-level="2"><text:bookmark text:name="cap111"/>LEVÍTICO-[Capítulo 11]</text:h>
        <text:p text:style-name="P1">1 Falou Iavé a Moisés e a Arão, dizendo-lhes:</text:p>
        <text:p text:style-name="P1">2 Dizei aos filhos de Israel: Estes são os animais que podereis comer dentre todos os animais que há sobre a terra:</text:p>
        <text:p text:style-name="P1">3 dentre os animais, todo o que tem a unha fendida, de sorte que se divide em duas, o que rumina, esse podereis comer.</text:p>
        <text:p text:style-name="P1">4 Os seguintes, contudo, não comereis, dentre os que ruminam e dentre os que têm a unha fendida: o camelo, porque rumina mas não tem a unha fendida, esse vos será imundo;</text:p>
        <text:p text:style-name="P1">5 o querogrilo, porque rumina mas não tem a unha fendida, esse vos será imundo;</text:p>
        <text:p text:style-name="P1">6 a lebre, porque rumina mas não tem a unha fendida, essa vos será imunda;</text:p>
        <text:p text:style-name="P1">7 e o porco, porque tem a unha fendida, de sorte que se divide em duas, mas não rumina, esse vos será imundo.</text:p>
        <text:p text:style-name="P1">8 Da sua carne não comereis, nem tocareis nos seus cadáveres; esses vos serão imundos.</text:p>
        <text:p text:style-name="P1">9 Estes são os que podereis comer de todos os que há nas águas: todo o que tem barbatanas e escamas, nas águas, nos mares e nos rios, esse podereis comer.</text:p>
        <text:p text:style-name="P1">10 Mas todo o que não tem barbatanas, nem escamas, nos mares e nos rios, todo réptil das águas, e todos os animais que vivem nas águas, estes vos serão abomináveis,</text:p>
        <text:p text:style-name="P1">11 tê-los-eis em abominação; da sua carne não comereis, e abominareis os seus cadáveres.</text:p>
        <text:p text:style-name="P1">12 Tudo o que não tem barbatanas nem escamas, nas águas, será para vós abominável.</text:p>
        <text:p text:style-name="P1">13 Dentre as aves, a estas abominareis; não se comerão, serão abominãveis: a águia, o quebrantosso, o xofrango,</text:p>
        <text:p text:style-name="P1">14 o açor, o falcão segundo a sua espécie,</text:p>
        <text:p text:style-name="P1">15 todo corvo segundo a sua espécie,</text:p>
        <text:p text:style-name="P1">16 o avestruz, o mocho, a gaivota, o gavião segundo a sua espécie,</text:p>
        <text:p text:style-name="P1"><text:soft-page-break/>17 o bufo, o corvo marinho, a coruja,</text:p>
        <text:p text:style-name="P1">18 o porfirião, o pelicano, o abutre,</text:p>
        <text:p text:style-name="P1">19 a cegonha, a garça segundo a sua, espécie, a poupa e o morcego.</text:p>
        <text:p text:style-name="P1">20 Todos os insetos alados que andam sobre quatro pés, serão para vós uma abominação.</text:p>
        <text:p text:style-name="P1">21 Contudo, estes há que podereis comer de todos os insetos alados que andam sobre quatro pés: os que têm pernas sobre os seus pés, para saltar com elas sobre a terra;</text:p>
        <text:p text:style-name="P1">22 isto é, deles podereis comer os seguintes: o gafanhoto segundo a sua espécie, o solham segundo a sua espécie, o hargol segundo a sua espécie e o hagabe segundo a sua especie.</text:p>
        <text:p text:style-name="P1">23 Mas todos os outros insetos alados que têm quatro pés, serão para vós uma abominação.</text:p>
        <text:p text:style-name="P1">24 Também por eles vos tornareis imundos; qualquer que tocar nos seus cadáveres, será imundo até a tarde,</text:p>
        <text:p text:style-name="P1">25 e quem levar qualquer parte dos seus cadáveres, lavará as suas vestes, e será imundo até a tarde.</text:p>
        <text:p text:style-name="P1">26 Todo animal que tem unhas fendidas, mas cuja fenda não as divide em duas, e que não rumina, será para vós imundo; qualquer que tocar neles será imundo.</text:p>
        <text:p text:style-name="P1">27 Todos os plantígrados dentre os quadrúpedes, esses vos serão imundos; qualquer que tocar nos seus cadáveres sera imundo até a tarde,</text:p>
        <text:p text:style-name="P1">28 e o que levar os seus cadáveres lavará as suas vestes, e será imundo até a tarde; eles serão para vós imundos.</text:p>
        <text:p text:style-name="P1">29 Estes também vos serão por imundos entre os animais que se arrastam sobre a terra: a doninha, o rato, o crocodilo da terra segundo a sua espécie,</text:p>
        <text:p text:style-name="P1">30 o musaranho, o crocodilo da água, a lagartixa, o lagarto e a toupeira.</text:p>
        <text:p text:style-name="P1">31 Esses vos serão imundos dentre todos os animais rasteiros; qualquer que os tocar, depois de mortos, será imundo até a tarde;</text:p>
        <text:p text:style-name="P1">32 e tudo aquilo sobre o que cair o cadáver de qualquer deles será imundo; seja vaso de madeira, ou vestidura, ou pele, ou saco, seja qualquer instrumento com que se faz alguma obra, será metido na água, e será imundo até a tarde; então será limpo.</text:p>
        <text:p text:style-name="P1">33 E quanto a todo vaso de barro dentro do qual cair algum deles, tudo o que houver nele será imundo, e o vaso quebrareis.</text:p>
        <text:p text:style-name="P1">34 Todo alimento depositado nele, que se pode comer, sobre o qual vier água, será imundo; e toda bebida que se pode beber, sendo depositada em qualquer destes vasos será imunda.</text:p>
        <text:p text:style-name="P1">35 E tudo aquilo sobre o que cair: alguma parte dos cadáveres deles será imundo; seja forno, seja fogão, será quebrado; imundos são, portanto para vós serão imundos.</text:p>
        <text:p text:style-name="P1">36 Contudo, uma fonte ou cisterna, em que há depósito de água, será limpa; mas quem tocar no cadáver será imundo.</text:p>
        <text:p text:style-name="P1">37 E, se dos seus cadáveres cair alguma coisa sobre alguma semente que se houver de semear, esta será limpa;</text:p>
        <text:p text:style-name="P1">38 mas se for deitada água sobre a semente, e se dos cadáveres cair alguma coisa sobre ela, então ela será para vós imunda.</text:p>
        <text:p text:style-name="P1"><text:soft-page-break/>39 E se morrer algum dos animais de que vos é lícito comer, quem tocar no seu cadáver sera imundo até a tarde;</text:p>
        <text:p text:style-name="P1">40 e quem comer do cadáver dele lavará as suas vestes, e será imundo até a tarde; igualmente quem levar o cadáver dele lavará as suas vestes, e será imundo até a tarde.</text:p>
        <text:p text:style-name="P1">41 Também todo animal rasteiro que se move sobre a terra será abominação; não se comerá.</text:p>
        <text:p text:style-name="P1">42 Tudo o que anda sobre o ventre, tudo o que anda sobre quatro pés, e tudo o que tem muitos pés, enfim todos os animais rasteiros que se movem sobre a terra, desses não comereis, porquanto são abomináveis.</text:p>
        <text:p text:style-name="P1">43 Não vos tomareis abomináveis por nenhum animal rasteiro, nem neles vos contaminareis, para não vos tornardes imundos por eles.</text:p>
        <text:p text:style-name="P1">44 Porque eu sou Iavé vosso Deus; portanto santificai-vos, e sede santos, porque eu sou santo; e não vos contaminareis com nenhum animal rasteiro que se move sobre a terra;</text:p>
        <text:p text:style-name="P1">45 porque eu sou Iavé, que vos fiz subir da terra do Egito, para ser o vosso Deus, sereis pois santos, porque eu sou santo.</text:p>
        <text:p text:style-name="P1">46 Esta é a lei sobre os animais e as aves, e sobre toda criatura vivente que se move nas águas e toda criatura que se arrasta sobre a terra;</text:p>
        <text:p text:style-name="P1">47 para fazer separação entre o imundo e o limpo, e entre os animais que se podem comer e os animais que não se podem comer.</text:p>
      </text:section>
      <text:section text:style-name="Sect1" text:name="Seção54">
        <text:h text:style-name="P5" text:outline-level="2"><text:bookmark text:name="cap121"/>LEVÍTICO-[Capítulo 12]</text:h>
        <text:p text:style-name="P1">1 Disse mais Iavé a Moisés:</text:p>
        <text:p text:style-name="P1">2 Fala aos filhos de Israel, dizendo: Se uma mulher conceber e tiver um menino, será imunda sete dias; assim como nos dias da impureza da sua enfermidade, será imunda.</text:p>
        <text:p text:style-name="P1">3 E no dia oitavo se circuncidará ao menino a carne do seu prepúcio.</text:p>
        <text:p text:style-name="P1">4 Depois permanecerá ela trinta e três dias no sangue da sua purificação; em nenhuma coisa sagrada tocará, nem entrará no santuário até que se cumpram os dias da sua purificação.</text:p>
        <text:p text:style-name="P1">5 Mas, se tiver uma menina, então sera imunda duas semanas, como na sua impureza; depois permanecerá sessenta e seis dias no sangue da sua purificação.</text:p>
        <text:p text:style-name="P1">6 E, quando forem cumpridos os dias da sua purificação, seja por filho ou por filha, trará um cordeiro de um ano para holocausto, e um pombinho ou uma rola para oferta pelo pecado, à porta da tenda da revelação, o ao sacerdote,</text:p>
        <text:p text:style-name="P1">7 o qual o oferecerá perante Iavé, e fará, expiação por ela; então ela será limpa do fluxo do seu sangue. Esta é a lei da que der à luz menino ou menina.</text:p>
        <text:p text:style-name="P1">8 Mas, se as suas posses não bastarem para um cordeiro, então tomará duas rolas, ou dois pombinhos: um para o holocausto e outro para a oferta pelo pecado; assim o sacerdote fará expiação por ela, e ela será limpa.</text:p>
      </text:section>
      <text:section text:style-name="Sect1" text:name="Seção55">
        <text:h text:style-name="P5" text:outline-level="2"><text:bookmark text:name="cap131"/>LEVÍTICO-[Capítulo 13]</text:h>
        <text:p text:style-name="P1">1 Falou mais Iavé a Moisés e a Arão, dizendo:</text:p>
        <text:p text:style-name="P1"><text:soft-page-break/>2 Quando um homem tiver na pele da sua carne inchação, ou pústula, ou mancha lustrosa, e esta se tornar na sua pele como praga de lepra, então será levado a Arão o sacerdote, ou a um de seus filhos, os sacerdotes,</text:p>
        <text:p text:style-name="P1">3 e o sacerdote examinará a praga na pele da carne. Se o pêlo na praga se tiver tornado branco, e a praga parecer mais profunda que a pele, é praga de lepra; o sacerdote, verificando isto, o declarará imundo.</text:p>
        <text:p text:style-name="P1">4 Mas, se a mancha lustrosa na sua pele for branca, e não parecer mais profunda que a pele, e o pêlo não se tiver tornado branco, o sacerdote encerrará por sete dias aquele que tem a praga.</text:p>
        <text:p text:style-name="P1">5 Ao sétimo dia o sacerdote o examinará; se a praga, na sua opinião, tiver parado e não se tiver estendido na pele, o sacerdote o encerrará por outros sete dias.</text:p>
        <text:p text:style-name="P1">6 Ao sétimo dia o sacerdote o examinará outra vez; se a praga tiver escurecido, não se tendo estendido na pele, o sacerdote o declarará limpo; é uma pústula. O homem lavará as suas vestes, e será limpo.</text:p>
        <text:p text:style-name="P1">7 Mas se a pústula se estender muito na pele, depois de se ter mostrado ao sacerdote para a sua purificação, mostrar-se-á de novo ao sacerdote,</text:p>
        <text:p text:style-name="P1">8 o qual o examinará; se a pústula se tiver estendido na pele, o sacerdote o declarará imundo; é lepra.</text:p>
        <text:p text:style-name="P1">9 Quando num homem houver praga de lepra, será ele levado ao sacerdote,</text:p>
        <text:p text:style-name="P1">10 o qual o examinará; se houver na pele inchação branca que tenha tornado branco o pêlo, e houver carne viva na inchação,</text:p>
        <text:p text:style-name="P1">11 lepra inveterada é na sua pele. Portanto, o sacerdote o declarará imundo; não o encerrará, porque imundo é.</text:p>
        <text:p text:style-name="P1">12 Se a lepra se espalhar muito na pele, e cobrir toda a pele do que tem a praga, desde a cabeça até os pés, quanto podem ver os olhos do sacerdote,</text:p>
        <text:p text:style-name="P1">13 este o examinará; e, se a lepra tiver coberto a carne toda, declarará limpo o que tem a praga; ela toda se tornou branca; o homem é limpo.</text:p>
        <text:p text:style-name="P1">14 Mas no dia em que nele aparecer carne viva será imundo.</text:p>
        <text:p text:style-name="P1">15 Examinará, pois, o sacerdote a carne viva, e declarará o homem imundo; a carne viva é imunda; é lepra.</text:p>
        <text:p text:style-name="P1">16 Ou, se a carne viva mudar, e ficar de novo branca, ele virá ao sacerdote,</text:p>
        <text:p text:style-name="P1">17 e este o examinará; se a praga se tiver tornado branca, o sacerdote declarará limpo o que tem a praga; limpo está.</text:p>
        <text:p text:style-name="P1">18 Quando também a carne tiver na sua pele alguma úlcera, se esta sarar,</text:p>
        <text:p text:style-name="P1">19 e em seu lugar vier inchação branca ou mancha lustrosa, tirando a vermelho, mostrar-se-á ao sacerdote,</text:p>
        <text:p text:style-name="P1">20 e este a examinará; se ela parecer mais profunda que a pele, e o pêlo se tiver tornado branco, o sacerdote declarará imundo o homem; é praga de lepra, que brotou na úlcera.</text:p>
        <text:p text:style-name="P1">21 Se, porém, o sacerdote a examinar, e nela não houver pêlo branco e não estiver mais profunda que a pele, mas tiver escurecido, o sacerdote encerrará por sete dias o homem.</text:p>
        <text:p text:style-name="P1">22 Se ela se estender na pele, o sacerdote o declarará imundo; é praga.</text:p>
        <text:p text:style-name="P1">23 Mas se a mancha lustrosa parar no seu lugar, não se estendendo, é a cicatriz da úlcera; o sacerdote, pois, o declarará limpo.</text:p>
        <text:p text:style-name="P1">24 Ou, quando na pele da carne houver queimadura de fogo, e a carne viva da queimadura se tornar em mancha lustrosa, tirando a vermelho ou branco,</text:p>
        <text:p text:style-name="P1">25 o sacerdote a examinará, e se o pêlo na mancha lustrosa se tiver tornado branco, e ela parecer mais profunda que a pele, é lepra; brotou na queimadura; portanto o sacerdote o declarará imundo; é praga de lepra.</text:p>
        <text:p text:style-name="P1">26 Mas se o sacerdote a examinar, e na mancha lustrosa não houver pêlo branco, nem estiver mais profunda que a pele, mas tiver escurecido, o sacerdote o encerrará por sete dias.</text:p>
        <text:p text:style-name="P1">27 Ao sétimo dia o sacerdote o examiará. Se ela se houver estendido na pele, o sacerdote o declarará imundo; é praga de lepra.</text:p>
        <text:p text:style-name="P1">28 Mas se a mancha lustrosa tiver parado no seu lugar, não se estendendo na pele, e tiver escurecido, é a inchação da queimadura; portanto o sacerdote o declarará limpo; porque é a cicatriz da queimadura.</text:p>
        <text:p text:style-name="P1">29 E quando homem (ou mulher) tiver praga na cabeça ou na barba,</text:p>
        <text:p text:style-name="P1">30 o sacerdote examinará a praga, e se ela parecer mais profunda que a pele, e nela houver pêlo fino amarelo, o sacerdote o declarará imundo; é tinha, é lepra da cabeça ou da barba.</text:p>
        <text:p text:style-name="P1">31 Mas se o sacerdote examinar a praga da tinha, e ela não parecer mais profunda que a pele, e nela não houver pêlo preto, o sacerdote encerrará por sete dias o que tem a praga da tinha.</text:p>
        <text:p text:style-name="P1">32 Ao sétimo dia o sacerdote examinará a praga; se a tinha não se tiver estendido, e nela não houver pêlo amarelo, nem a tinha parecer mais profunda que a pele,</text:p>
        <text:p text:style-name="P1">33 o homem se rapará, mas não rapará a tinha; e o sacerdote encerrará por mais sete dias o que tem a tinha.</text:p>
        <text:p text:style-name="P1">34 Ao sétimo dia o sacerdote examinará a tinha; se ela não se houver estendido na pele, e não parecer mais profunda que a pele, o sacerdote declarará limpo o homem; o qual lavará as suas vestes, e será limpo.</text:p>
        <text:p text:style-name="P1">35 Mas se, depois da sua purificação, a tinha estender na pele,</text:p>
        <text:p text:style-name="P1">36 o sacerdote o examinará; se a tinha se tiver estendido na pele, o sacerdote não buscará pêlo amarelo; o homem está imundo.</text:p>
        <text:p text:style-name="P1">37 Mas se a tinha, a seu ver, tiver parado, e nela tiver crescido pêlo preto, a tinha terá sarado; limpo está o homem; portanto o sacerdote o declarará limpo.</text:p>
        <text:p text:style-name="P1">38 Quando homem (ou mulher) tiver na pele da sua carne manchas lustrosas, isto é, manchas lustrosas brancas,</text:p>
        <text:p text:style-name="P1">39 o sacerdote as examinará; se essas manchas lustrosas forem brancas tirando a escuro, é impigem que brotou na pele; o homem é limpo.</text:p>
        <text:p text:style-name="P1">40 Quando a cabeça do homem se pelar, ele é calvo; contudo é limpo.</text:p>
        <text:p text:style-name="P1">41 E, se a frente da sua cabeça se pelar, ele é meio calvo; contudo é limpo.</text:p>
        <text:p text:style-name="P1">42 Mas se na calva, ou na meia calva, houver praga branca tirando a vermelho, é lepra que lhe está brotando na calva ou na meia calva.</text:p>
        <text:p text:style-name="P1">43 Então o sacerdote o examinará, e se a inchação da praga na calva ou na meia calva for branca tirando a vermelho, como parece a lepra na pele da carne,</text:p>
        <text:p text:style-name="P1">44 leproso é aquele homem, é imundo; o sacerdote certamente o declarará imundo; na sua cabeça está a praga.</text:p>
        <text:p text:style-name="P1">45 Também as vestes do leproso, em quem está a praga, serão rasgadas; ele ficará com a cabeça descoberta e de cabelo solto, mas cobrirá o bigode, e clamará: Imundo, imundo.</text:p>
        <text:p text:style-name="P1">46 Por todos os dias em que a praga estiver nele, será imundo; imundo é; habitará só; a sua habitação será fora do arraial.</text:p>
        <text:p text:style-name="P1">47 Quando também houver praga de lepra em alguma vestidura, seja em vestidura de lã ou em vestidura de linho,</text:p>
        <text:p text:style-name="P1">48 quer na urdidura, quer na trama, seja de linho ou seja de lã; ou em pele, ou em qualquer obra de pele;</text:p>
        <text:p text:style-name="P1">49 se a praga na vestidura, quer na urdidura, quer na trama, ou na pele, ou em qualquer coisa de pele, for verde ou vermelha, é praga de lepra, pelo que se mostrará ao sacerdote;</text:p>
        <text:p text:style-name="P1">50 o sacerdote examinará a praga, e encerrará por sete dias aquilo que tem a praga.</text:p>
        <text:p text:style-name="P1">51 Ao sétimo dia examinará a praga; se ela se houver estendido na vestidura, quer na urdidura, quer na trama, ou na pele, seja qual for a obra em que se empregue, a praga é lepra roedora; é imunda.</text:p>
        <text:p text:style-name="P1">52 Pelo que se queimará aquela vestidura, seja a urdidura ou a trama, seja de lã ou de linho, ou qualquer obra de pele, em que houver a praga, porque é lepra roedora; queimar-se-á ao fogo.</text:p>
        <text:p text:style-name="P1">53 Mas se o sacerdote a examinar, e ela não se tiver estendido na vestidura, seja na urdidura, seja na trama, ou em qualquer obra de pele,</text:p>
        <text:p text:style-name="P1">54 o sacerdote ordenará que se lave aquilo, em que está a praga, e o encerrará por mais sete dias.</text:p>
        <text:p text:style-name="P1">55 O sacerdote examinará a praga, depois de lavada, e se ela não tiver mudado de cor, nem se tiver estendido, é imunda; no fogo a queimarás; é praga penetrante, seja por dentro, seja por fora.</text:p>
        <text:p text:style-name="P1">56 Mas se o sacerdote a examinar, e a praga tiver escurecido, depois de lavada, então a rasgará da vestidura, ou da pele, ou da urdidura, ou da trama;</text:p>
        <text:p text:style-name="P1">57 se ela ainda aparecer na vestidura, seja na urdidura, seja na trama, ou em qualquer coisa de pele, é lepra brotante; no fogo queimarás aquilo em que há a praga.</text:p>
        <text:p text:style-name="P1">58 Mas a vestidura, quer a urdidura, quer a trama, ou qualquer coisa de pele, que lavares, e de que a praga se retirar, se lavará segunda vez, e será limpa.</text:p>
        <text:p text:style-name="P1">59 Esta é a lei da praga da lepra na vestidura de lã, ou de linho, quer na urdidura, quer na rama, ou em qualquer coisa de pele, para declará-la limpa, ou para declará-la imunda.</text:p>
      </text:section>
      <text:section text:style-name="Sect1" text:name="Seção56">
        <text:h text:style-name="P5" text:outline-level="2"><text:bookmark text:name="cap141"/>LEVÍTICO-[Capítulo 14]</text:h>
        <text:p text:style-name="P1">1 Depois Iavé disse a Moisés:</text:p>
        <text:p text:style-name="P1">2 Esta será a lei do leproso no dia da sua purificação: será levado ao sacerdote,</text:p>
        <text:p text:style-name="P1">3 e este sairá para fora do arraial, e o examinará; se a praga do leproso tiver sarado,</text:p>
        <text:p text:style-name="P1">4 o sacerdote ordenará que, para aquele que se há de purificar, se tomem duas aves vivas e limpas, pau de cedro, carmesim e hissopo.</text:p>
        <text:p text:style-name="P1">5 Mandará também que se imole uma das aves num vaso de barro sobre águas vivas.</text:p>
        <text:p text:style-name="P1">6 Tomará a ave viva, e com ela o pau de cedro, o carmesim e o hissopo, os quais molhará, juntamente com a ave viva, no sangue da ave que foi sacrificada sobre as águas vivas;</text:p>
        <text:p text:style-name="P1">7 e o espargirá sete vezes sobre aquele que se há de purificar da lepra; então o declarará limpo, e soltará a ave viva sobre o campo aberto.</text:p>
        <text:p text:style-name="P1"><text:soft-page-break/>8 Aquele que se há de purificar lavará as suas vestes, rapará todo o seu pêlo e se lavará em água; assim será limpo. Depois entrará no arraial, mas ficará fora da sua tenda por sete dias.</text:p>
        <text:p text:style-name="P1">9 Ao sétimo dia rapará todo o seu pêlo, tanto a cabeça como a barba e as sobrancelhas, sim, rapará todo o pêlo; também lavará as suas vestes, e banhará o seu corpo em água; assim será limpo.</text:p>
        <text:p text:style-name="P1">10 Ao oitavo dia tomará dois cordeiros sem defeito, e uma cordeira sem defeito, de um ano, e três décimos de efa de flor de farinha para oferta de cereais, amassada com azeite, e um logue de azeite;</text:p>
        <text:p text:style-name="P1">11 e o sacerdote que faz a purificação apresentará o homem que se há de purificar, bem como aquelas coisas, perante Iavé, à porta da tenda da revelação.</text:p>
        <text:p text:style-name="P1">12 E o sacerdote tomará um dos cordeiros, o oferecerá como oferta pela culpa; e, tomando também o logue de azeite, os moverá por oferta de movimento perante Iavé.</text:p>
        <text:p text:style-name="P1">13 E sacrificarás o cordeiro no lugar em que se sacrifica a oferta pelo pecado e o holocausto, no lugar santo; porque, como a oferta pelo pecado pertence ao sacerdote, assim também a oferta pela culpa; é coisa santíssima.</text:p>
        <text:p text:style-name="P1">14 Então o sacerdote tomará do sangue da oferta pela culpa e o porá sobre a ponta da orelha direita daquele que se há de purificar, e sobre o dedo polegar da sua mão direita, e sobre o dedo polegar do seu pé direito.</text:p>
        <text:p text:style-name="P1">15 Tomará também do logue de azeite, e o derramará na palma da sua própria mão esquerda;</text:p>
        <text:p text:style-name="P1">16 então molhará o dedo direito no azeite que está na mão esquerda, e daquele azeite espargirá com o dedo sete vezes perante Iavé.</text:p>
        <text:p text:style-name="P1">17 Do restante do azeite que está na sua mão, o sacerdote porá sobre a ponta da orelha direita daquele que se há de purificar, e sobre o dedo polegar da sua mão direita, e sobre o dedo polegar do seu pé direito, por cima do sangue da oferta pela culpa;</text:p>
        <text:p text:style-name="P1">18 e o restante do azeite que está na sua mão, pô-lo-á sobre a cabeça daquele que se há de purificar; assim o sacerdote fará expiação por ele perante Iavé.</text:p>
        <text:p text:style-name="P1">19 Também o sacerdote oferecerá a oferta pelo pecado, e fará expiação por aquele que se há de purificar por causa a sua imundícia; e depois sacrificarás o holocausto,</text:p>
        <text:p text:style-name="P1">20 e oferecerá o holocausto e a oferta de cereais sobre o altar; assim o sacerdote fará expiação por ele, e ele será limpo.</text:p>
        <text:p text:style-name="P1">21 Mas se for pobre, e as suas posses não bastarem para tanto, tomará um cordeiro para oferta pela culpa como oferta de movimento, para fazer expiação por ele, um décimo de efa de flor de farinha amassada com azeite, para oferta de cereais, um logue de azeite,</text:p>
        <text:p text:style-name="P1">22 e duas rolas ou dois pombinhos, conforme suas posses permitirem; dos quais um será oferta pelo pecado, e o outro holocausto.</text:p>
        <text:p text:style-name="P1">23 Ao oitavo dia os trará, para a sua purificação, ao sacerdote, à porta da tenda da revelação, perante Iavé;</text:p>
        <text:p text:style-name="P1">24 e o sacerdote tomará o cordeiro da oferta pela culpa, e o logue de azeite, e os moverá por oferta de movimento perante Iavé.</text:p>
        <text:p text:style-name="P1">25 Então sacrificarás o cordeiro da oferta pela culpa e, tomando do sangue da oferta pela culpa, pô-lo-á sobre a ponta da orelha direita daquele que se há de purificar, e sobre o dedo polegar da sua mão direita, e sobre o dedo polegar do seu pé direito.</text:p>
        <text:p text:style-name="P1"><text:soft-page-break/>26 Também o sacerdote derramará do azeite na palma da sua própria mão esquerda;</text:p>
        <text:p text:style-name="P1">27 e com o dedo direito espargirá do azeite que está na mão esquerda, sete vezes perante Iavé;</text:p>
        <text:p text:style-name="P1">28 igualmente, do azeite que está na mão, porá na ponta da orelha direita daquele que se há de purificar, e no dedo polegar da sua mão direita, e no dedo polegar do seu pé direito, em cima do lugar do sangue da oferta pela culpa;</text:p>
        <text:p text:style-name="P1">29 e o restante do azeite que está na mão porá sobre a cabeça daquele que se há de purificar, para fazer expiação por ele perante Iavé.</text:p>
        <text:p text:style-name="P1">30 Então oferecerá uma das rolas ou um dos pombinhos, conforme as suas posses lhe permitirem,</text:p>
        <text:p text:style-name="P1">31 sim, conforme as suas posses, um para oferta pelo pecado, e o outro como holocausto, juntamente com a oferta de cereais; assim fará o sacerdote, perante Iavé, expiação por aquele que se há de purificar.</text:p>
        <text:p text:style-name="P1">32 Esta é a lei daquele em quem estiver a praga da lepra, e cujas posses não lhe permitirem apresentar a oferta estipulada para a sua purificação.</text:p>
        <text:p text:style-name="P1">33 Disse mais Iavé a Moisés e a Arão:</text:p>
        <text:p text:style-name="P1">34 Quando tiverdes entrado na terra de Canaã, que vos dou em possessão, e eu puser a praga da lepra em alguma casa da terra da vossa possessão,</text:p>
        <text:p text:style-name="P1">35 aquele a quem pertencer a casa virá e informará ao sacerdote, dizendo: Parece-me que há como que praga em minha casa.</text:p>
        <text:p text:style-name="P1">36 E o sacerdote ordenará que despejem a casa, antes que entre para examinar a praga, para que não se torne imundo tudo o que está na casa; depois entrará o sacerdote para examinar a casa;</text:p>
        <text:p text:style-name="P1">37 examinará a praga, e se ela estiver nas paredes da casa em covinhas verdes ou vermelhas, e estas parecerem mais profundas que a superfície,</text:p>
        <text:p text:style-name="P1">38 o sacerdote, saindo daquela casa, deixá-la-á fechada por sete dias.</text:p>
        <text:p text:style-name="P1">39 Ao sétimo dia voltará o sacerdote e a examinará; se a praga se tiver estendido nas paredes da casa,</text:p>
        <text:p text:style-name="P1">40 o sacerdote ordenará que arranquem as pedras em que estiver a praga, e que as lancem fora da cidade, num lugar imundo;</text:p>
        <text:p text:style-name="P1">41 e fará raspar a casa por dentro ao redor, e o pó que houverem raspado deitarão fora da cidade, num lugar imundo;</text:p>
        <text:p text:style-name="P1">42 depois tomarão outras pedras, e as porão no lugar das primeiras; e outra argamassa se tomará, e se rebocará a casa.</text:p>
        <text:p text:style-name="P1">43 Se, porém, a praga tornar a brotar na casa, depois de arrancadas as pedras, raspada a casa e de novo rebocada,</text:p>
        <text:p text:style-name="P1">44 o sacerdote entrará, e a examinará; se a praga se tiver estendido na casa, lepra roedora há na casa; é imunda.</text:p>
        <text:p text:style-name="P1">45 Portanto se derrubará a casa, as suas pedras, e a sua madeira, como também toda a argamassa da casa, e se levará tudo para fora da cidade, a um lugar imundo.</text:p>
        <text:p text:style-name="P1">46 Aquele que entrar na casa, enquanto estiver fechada, será imundo até a tarde.</text:p>
        <text:p text:style-name="P1">47 Aquele que se deitar na casa lavará, as suas vestes; e quem comer na casa lavara as suas vestes.</text:p>
        <text:p text:style-name="P1">48 Mas, tornando o sacerdote a entrar, e examinando a casa, se a praga não se tiver estendido nela, depois de ter sido rebocada, o sacerdote declarará limpa a casa, porque a praga está curada.</text:p>
        <text:p text:style-name="P1">49 E, para purificar a casa, tomará duas aves, pau de cedro, carmesim e hissopo;</text:p>
        <text:p text:style-name="P1">50 sacrificarás uma das aves num vaso de barro sobre águas vivas;</text:p>
        <text:p text:style-name="P1">51 tomará o pau de cedro, o hissopo, o carmesim e a ave viva, e os molhará no sangue da ave sacrificada e nas águas vivas, e espargirá a casa sete vezes;</text:p>
        <text:p text:style-name="P1">52 assim purificará a casa com o sangue da ave, com as águas vivas, com a ave viva, com o pau de cedro, com o hissopo e com o carmesim;</text:p>
        <text:p text:style-name="P1">53 mas soltará a ave viva para fora da cidade para o campo aberto; assim fará expiação pela casa, e ela será limpa.</text:p>
        <text:p text:style-name="P1">54 Esta é a lei de toda sorte de praga de lepra e de tinha;</text:p>
        <text:p text:style-name="P1">55 da lepra das vestes e das casas;</text:p>
        <text:p text:style-name="P1">56 da inchação, das pústulas e das manchas lustrosas;</text:p>
        <text:p text:style-name="P1"><text:soft-page-break/>57 para ensinar quando alguma coisa será imunda, e quando será limpa. Esta é a lei da lepra.</text:p>
      </text:section>
      <text:section text:style-name="Sect1" text:name="Seção57">
        <text:h text:style-name="P5" text:outline-level="2"><text:bookmark text:name="cap151"/>LEVÍTICO-[Capítulo 15]</text:h>
        <text:p text:style-name="P1">1 Disse ainda Iavé a Moisés e a Arão:</text:p>
        <text:p text:style-name="P1">2 Falai aos filhos de Israel, e dizei-lhes: Qualquer homem que tiver fluxo da sua carne, por causa do seu fluxo será imundo.</text:p>
        <text:p text:style-name="P1">3 Esta, pois, será a sua imundícia por causa do seu fluxo: se a sua carne vasa o seu fluxo, ou se a sua carne estanca o seu fluxo, esta é a sua imundícia.</text:p>
        <text:p text:style-name="P1">4 Toda cama em que se deitar aquele que tiver fluxo será imunda; e toda coisa sobre o que se sentar, sera imunda.</text:p>
        <text:p text:style-name="P1">5 E, qualquer que tocar na cama dele lavará as suas vestes, e se banhará em água, e será imundo até a tarde.</text:p>
        <text:p text:style-name="P1">6 E aquele que se sentar sobre aquilo em que se sentou o que tem o fluxo, lavará as suas vestes, e se banhará em água; e será imundo até a tarde,</text:p>
        <text:p text:style-name="P1">7 Também aquele que tocar na carne do que tem o fluxo, lavará as suas vestes, e se banhará em água, e será imundo até a tarde.</text:p>
        <text:p text:style-name="P1">8 Quando o que tem o fluxo cuspir sobre um limpo, então lavará este as suas vestes, e se banhará em água, e será imundo até a tarde.</text:p>
        <text:p text:style-name="P1">9 Também toda sela, em que cavalgar o que tem o fluxo, será imunda.</text:p>
        <text:p text:style-name="P1">10 E qualquer que tocar em alguma coisa que tiver estado debaixo dele será imundo até a tarde; e aquele que levar alguma dessas coisas, lavará as suas vestes, e se banhará em água, e será imundo até a tarde.</text:p>
        <text:p text:style-name="P1">11 Também todo aquele em quem tocar o que tiver o fluxo, sem haver antes lavado as mãos em água, lavará as suas vestes, e se banhará em água, e será imundo até a tarde.</text:p>
        <text:p text:style-name="P1">12 Todo vaso de barro em que tocar o que tiver o fluxo será quebrado; porém todo vaso de madeira será lavado em água.</text:p>
        <text:p text:style-name="P1">13 Quando, pois, o que tiver o fluxo e ficar limpo do seu fluxo, contará para si sete dias para a sua purificação, lavará as suas vestes, banhará o seu corpo em águas vivas, e será limpo.</text:p>
        <text:p text:style-name="P1">14 Ao oitavo dia tomará para si duas rolas, ou dois pombinhos, e virá perante Iavé, à porta da tenda da revelação, e os dará ao sacerdote,</text:p>
        <text:p text:style-name="P1">15 o qual os oferecerá, um para oferta pelo pecado, e o outro para holocausto; e assim o sacerdote fará por ele expiação perante Iavé, por causa do seu fluxo.</text:p>
        <text:p text:style-name="P1">16 Também se sair de um homem o seu sêmem banhará o seu corpo todo em água, e será imundo até a tarde.</text:p>
        <text:p text:style-name="P1">17 E toda vestidura, e toda pele sobre que houver sêmem serão lavadas em água, e serão imundas até a tarde.</text:p>
        <text:p text:style-name="P1">18 Igualmente quanto à mulher com quem o homem se deitar com sêmem ambos se banharão em água, e serão imundos até a tarde.</text:p>
        <text:p text:style-name="P1">19 Mas a mulher, quando tiver fluxo, e o fluxo na sua carne for sangue, ficará na sua impureza por sete dias, e qualquer que nela tocar será imundo até a tarde.</text:p>
        <text:p text:style-name="P1">20 E tudo aquilo sobre o que ela se deitar durante a sua impureza, será imundo; e tudo sobre o que se sentar, será imundo.</text:p>
        <text:p text:style-name="P1"><text:soft-page-break/>21 Também qualquer que tocar na sua cama, lavará as suas vestes, e se banhará em água, e será imundo até a tarde.</text:p>
        <text:p text:style-name="P1">22 E quem tocar em alguma coisa, sobre o que ela se tiver sentado, lavará as suas vestes, e se banhará em água, e será imundo até a tarde.</text:p>
        <text:p text:style-name="P1">23 Se o sangue estiver sobre a cama, ou sobre alguma coisa em que ela se sentar, quando alguém tocar nele, será imundo até a tarde.</text:p>
        <text:p text:style-name="P1">24 E se, com efeito, qualquer homem se deitar com ela, e a sua imundícia ficar sobre ele, imundo será por sete dias; tambem toda cama, sobre que ele se deitar, será imunda.</text:p>
        <text:p text:style-name="P1">25 Se uma mulher tiver um fluxo de sangue por muitos dias fora do tempo da sua impureza, ou quando tiver fluxo de sangue por mais tempo do que a sua impureza, por todos os dias do fluxo da sua imundícia será como nos dias da sua impureza; imunda será.</text:p>
        <text:p text:style-name="P1">26 Toda cama sobre que ela se deitar durante todos os dias do seu fluxo ser-lhe-á como a cama da sua impureza; e toda coisa sobre que se sentar será imunda, conforme a imundícia da sua impureza.</text:p>
        <text:p text:style-name="P1">27 E qualquer que tocar nessas coisas será imundo; portanto lavará as suas vestes, e se banhará em água, e será imundo até a tarde.</text:p>
        <text:p text:style-name="P1">28 Quando ela ficar limpa do seu fluxo, contará para si sete dias, e depois será limpa.</text:p>
        <text:p text:style-name="P1">29 Ao oitavo dia tomará para si duas rolas, ou dois pombinhos, e os trará ao sacerdote, à porta da tenda da revelação.</text:p>
        <text:p text:style-name="P1">30 Então o sacerdote oferecerá um deles para oferta pelo pecado, e o outro para holocausto; e o sacerdote fará por ela expiação perante Iavé, por causa do fluxo da sua imundícia.</text:p>
        <text:p text:style-name="P1">31 Assim separareis os filhos de Israel da sua imundícia, para que não morram na sua imundícia, contaminando o meu tabernáculo, que está no meio deles.</text:p>
        <text:p text:style-name="P1">32 Esta é a lei daquele que tem o fluxo e daquele de quem sai o sêmem de modo que por eles se torna imundo;</text:p>
        <text:p text:style-name="P1">33 como também da mulher enferma com a sua impureza e daquele que tem o fluxo, tanto do homem como da mulher, e do homem que se deita com mulher imunda.</text:p>
      </text:section>
      <text:section text:style-name="Sect1" text:name="Seção58">
        <text:h text:style-name="P5" text:outline-level="2"><text:bookmark text:name="cap161"/>LEVÍTICO-[Capítulo 16]</text:h>
        <text:p text:style-name="P1">1 Falou Iavé a Moisés, depois da morte dos dois filhos de Arão, que morreram quando se chegaram diante de Iavé.</text:p>
        <text:p text:style-name="P1">2 Disse, pois, Iavé a Moisés: Dize a Arão, teu irmão, que não entre em todo tempo no lugar santo, para dentro do véu, diante do propiciatório que está sobre a arca, para que não morra; porque aparecerei na nuvem sobre o propiciatório.</text:p>
        <text:p text:style-name="P1">3 Com isto entrará Arão no lugar santo: com um novilho, para oferta pelo pecado, e um carneiro para holocausto.</text:p>
        <text:p text:style-name="P1">4 Vestirá ele a túnica sagrada de linho, e terá as calças de linho sobre a sua carne, e cingir-se-á com o cinto de linho, e porá na cabeça a mitra de linho; essas são as vestes sagradas; por isso banhará o seu corpo em água, e as vestirá.</text:p>
        <text:p text:style-name="P1">5 E da congregação dos filhos de Israel tomará dois bodes para oferta pelo pecado e um carneiro para holocausto.</text:p>
        <text:p text:style-name="P1"><text:soft-page-break/>6 Depois Arão oferecerá o novilho da oferta pelo pecado, o qual será para ele, e fará expiação por si e pela sua casa.</text:p>
        <text:p text:style-name="P1">7 Também tomará os dois bodes, e os porá perante Iavé, à porta da tenda da revelação.</text:p>
        <text:p text:style-name="P1">8 E Arão lançará sortes sobre os dois bodes: uma pel Iavé, e a outra por Azazel.</text:p>
        <text:p text:style-name="P1">9 Então apresentará o bode sobre o qual cair a sorte pel Iavé, e o oferecerá como oferta pelo pecado;</text:p>
        <text:p text:style-name="P1">10 mas o bode sobre que cair a sorte para Azazel será posto vivo perante Iavé, para fazer expiação com ele a fim de enviá-lo ao deserto para Azazel.</text:p>
        <text:p text:style-name="P1">11 Arão, pois, apresentará o novilho da oferta pelo pecado, que é por ele, e fará expiação por si e pela sua casa; e sacrificarás o novilho que é a sua oferta pelo pecado.</text:p>
        <text:p text:style-name="P1">12 Então tomará um incensário cheio de brasas de fogo de sobre o altar, diante de Iavé, e dois punhados de incenso aromático bem moído, e os trará para dentro do véu;</text:p>
        <text:p text:style-name="P1">13 e porá o incenso sobre o fogo perante Iavé, a fim de que a nuvem o incenso cubra o propiciatório, que está sobre o testemunho, para que não morra.</text:p>
        <text:p text:style-name="P1">14 Tomará do sangue do novilho, e o espargirá com o dedo sobre o propiciatório ao lado oriental; e perante o propiciatório espargirá do sangue sete vezes com o dedo.</text:p>
        <text:p text:style-name="P1">15 Depois sacrificarás o bode da oferta pelo pecado, que é pelo povo, e trará o sangue o bode para dentro do véu; e fará com ele como fez com o sangue do novilho, espargindo-o sobre o propiciatório, e perante o propiciatório;</text:p>
        <text:p text:style-name="P1">16 e fará expiação pelo santuário por causa das imundícias dos filhos de Israel e das suas transgressões, sim, de todos os seus pecados. Assim também fará pela tenda da revelação, que permanece com eles no meio das suas imundícias.</text:p>
        <text:p text:style-name="P1">17 Nenhum homem estará na tenda da revelação quando Arão entrar para fazer expiação no lugar santo, até que ele saia, depois de ter feito expiação por si mesmo, e pela sua casa, e por toda a congregação de Israel.</text:p>
        <text:p text:style-name="P1">18 Então sairá ao altar, que está perante Iavé, e fará expiação pelo altar; tomará do sangue do novilho, e do sangue do bode, e o porá sobre as pontas do altar ao redor.</text:p>
        <text:p text:style-name="P1">19 E do sangue espargirá com o dedo sete vezes sobre o altar, purificando-o e santificando-o das imundícias dos filhos de Israel.</text:p>
        <text:p text:style-name="P1">20 Quando Arão houver acabado de fazer expiação pelo lugar santo, pela tenda da revelação, e pelo altar, apresentará o bode vivo;</text:p>
        <text:p text:style-name="P1">21 e, pondo as mãos sobre a cabeça do bode vivo, confessará sobre ele todas as iniqüidades dos filhos de Israel, e todas as suas transgressões, sim, todos os seus pecados; e os porá sobre a cabeça do bode, e enviá-lo-á para o deserto, pela mão de um homem designado para isso.</text:p>
        <text:p text:style-name="P1">22 Assim aquele bode levará sobre si todas as iniqüidades deles para uma região solitária; e esse homem soltará o bode no deserto.</text:p>
        <text:p text:style-name="P1">23 Depois Arão entrará na tenda da revelação, e despirá as vestes de linho, que havia vestido quando entrara no lugar santo, e ali as deixará.</text:p>
        <text:p text:style-name="P1">24 E banhará o seu corpo em água num lugar santo, e vestirá as suas próprias vestes; então sairá e oferecerá o seu holocausto, e o holocausto do povo, e fará expiação por si e pelo povo.</text:p>
        <text:p text:style-name="P1">25 Também queimará sobre o altar a gordura da oferta pelo pecado.</text:p>
        <text:p text:style-name="P1"><text:soft-page-break/>26 E aquele que tiver soltado o bode para Azazel lavará as suas vestes, e banhará o seu corpo em água, e depois entrará no arraial.</text:p>
        <text:p text:style-name="P1">27 Mas o novilho da oferta pelo pecado e o bode da oferta pelo pecado, cujo sangue foi trazido para fazer expiação no lugar santo, serão levados para fora do arraial; e lhes queimarão no fogo as peles, a carne e o excremento.</text:p>
        <text:p text:style-name="P1">28 Aquele que os queimar lavará as suas vestes, banhara o seu corpo em água, e depois entrará no arraial.</text:p>
        <text:p text:style-name="P1">29 Também isto vos será por estatuto perpétuo: no sétimo mês, aos dez do mês, afligireis as vossas almas, e não fareis trabalho algum, nem o natural nem o estrangeiro que peregrina entre vos;</text:p>
        <text:p text:style-name="P1">30 porque nesse dia se fará expiação por vós, para purificar-vos; de todos os vossos pecados sereis purificados perante Iavé.</text:p>
        <text:p text:style-name="P1">31 Será sábado de descanso solene para vós, e afligireis as vossas almas; é estatuto perpétuo.</text:p>
        <text:p text:style-name="P1">32 E o sacerdote que for ungido e que for sagrado para administrar o sacerdócio no lugar de seu pai, fará a expiação, havendo vestido as vestes de linho, isto é, as vestes sagradas;</text:p>
        <text:p text:style-name="P1">33 assim fará expiação pelo santuário; também fará expiação pela tenda da revelação e pelo altar; igualmente fará expiação e pelos sacerdotes e por todo o povo da congregação.</text:p>
        <text:p text:style-name="P1">34 Isto vos será por estatuto perpétuo, para fazer expiação uma vez no ano pelos filhos de Israel por causa de todos os seus pecados. E fez Arão como Iavé ordenara a Moisés.</text:p>
      </text:section>
      <text:section text:style-name="Sect1" text:name="Seção59">
        <text:h text:style-name="P5" text:outline-level="2"><text:bookmark text:name="cap171"/>LEVÍTICO-[Capítulo 17]</text:h>
        <text:p text:style-name="P1">1 Disse mais Iavé a Moisés:</text:p>
        <text:p text:style-name="P1">2 Fala a Arão e aos seus filhos, e a s todos os filhos de Israel, e dize-lhes: Isto é o que Iavé tem ordenado:</text:p>
        <text:p text:style-name="P1">3 Qualquer homem da casa de Israel que sacrificar boi, ou cordeiro, ou cabra, no arraial, ou fora do arraial,</text:p>
        <text:p text:style-name="P1">4 e não o trouxer à porta da tenda da revelação, para o oferecer como oferta a Iavé diante do tabernáculo de Iavé, a esse homem será imputado o sangue; derramou sangue, pelo que será extirpado do seu povo;</text:p>
        <text:p text:style-name="P1">5 a fim de que os filhos de Israel tragam os seus sacrifícios, que oferecem no campo, isto é, a fim de que os tragam a Iavé, à porta da tenda da revelação, ao sacerdote, e os ofereçam por sacrifícios de ofertas, pacíficas a Iavé.</text:p>
        <text:p text:style-name="P1">6 E o sacerdote espargirá o sangue sobre o altar de Iavé, à porta da tenda da revelação, e queimará a gordura por cheiro suave a Iavé.</text:p>
        <text:p text:style-name="P1">7 E nunca mais oferecerão os seus sacrifícios aos sátiros, após os quais eles se prostituem; isso lhes será por estatuto perpétuo pelas suas gerações.</text:p>
        <text:p text:style-name="P1">8 Dir-lhes-ás pois: Qualquer homem da casa de Israel, ou dos estrangeiros que entre vós peregrinam, que oferecer holocausto ou sacrifício,</text:p>
        <text:p text:style-name="P1">9 e não o trouxer à porta da tenda da revelação, para oferecê-lo a Iavé, esse homem será extirpado do seu povo.</text:p>
        <text:p text:style-name="P1">10 Também, qualquer homem da casa de Israel, ou dos estrangeiros que peregrinam entre eles, que comer algum sangue, contra aquela alma porei o meu rosto, e a extirparei do seu povo.</text:p>
        <text:p text:style-name="P1"><text:soft-page-break/>11 Porque a vida da carne está no sangue; pelo que vo-lo tenho dado sobre o altar, para fazer expiação pelas vossas almas; porquanto é o sangue que faz expiação, em virtude da vida.</text:p>
        <text:p text:style-name="P1">12 Portanto tenho dito aos filhos de Israel: Nenhum de vós comerá sangue; nem o estrangeiro que peregrina entre vós comerá sangue.</text:p>
        <text:p text:style-name="P1">13 Também, qualquer homem dos filhos de Israel, ou dos estrangeiros que peregrinam entre eles, que apanhar caça de fera ou de ave que se pode comer, derramará o sangue dela e o cobrirá com pó.</text:p>
        <text:p text:style-name="P1">14 Pois, quanto à vida de toda a carne, o seu sangue é uma e a mesma coisa com a sua vida; por isso eu disse aos filhos de Israel: Não comereis o sangue de nenhuma carne, porque a vida de toda a carne é o seu sangue; qualquer que o comer será extirpado.</text:p>
        <text:p text:style-name="P1">15 E todo homem, quer natural quer estrangeiro, que comer do que morre por si ou do que é dilacerado por feras, lavará as suas vestes, e se banhará em água, e será imundo até a tarde; depois será limpo.</text:p>
        <text:p text:style-name="P1">16 Mas, se não as lavar, nem banhar o seu corpo, levará sobre si a sua iniquidade</text:p>
      </text:section>
      <text:section text:style-name="Sect1" text:name="Seção60">
        <text:h text:style-name="P5" text:outline-level="2"><text:bookmark text:name="cap181"/>LEVÍTICO-[Capítulo 18]</text:h>
        <text:p text:style-name="P1">1 Disse mais Iavé a Moisés:</text:p>
        <text:p text:style-name="P1">2 Fala aos filhos de Israel, e dize-lhes: Eu sou Iavé vosso Deus.</text:p>
        <text:p text:style-name="P1">3 Não fareis segundo as obras da terra do Egito, em que habitastes; nem fareis segundo as obras da terra de Canaã, para a qual eu vos levo; nem andareis segundo os seus estatutos.</text:p>
        <text:p text:style-name="P1">4 Os meus preceitos observareis, e os meus estatutos guardareis, para andardes neles. Eu sou Iavé vosso Deus.</text:p>
        <text:p text:style-name="P1">5 Guardareis, pois, os meus estatutos e as minhas ordenanças, pelas quais o homem, observando-as, viverá. Eu sou Iavé.</text:p>
        <text:p text:style-name="P1">6 Nenhum de vós se chegará àquela que lhe é próxima por sangue, para descobrir a sua nudez. Eu sou Iavé.</text:p>
        <text:p text:style-name="P1">7 Não descobrirás a nudez de teu pai, nem tampouco a de tua mãe; ela é tua mãe, não descobrirás a sua nudez.</text:p>
        <text:p text:style-name="P1">8 Não descobrirás a nudez da mulher de teu pai; é nudez de teu pai.</text:p>
        <text:p text:style-name="P1">9 A nudez de tua irmã por parte de pai ou por parte de mãe, quer nascida em casa ou fora de casa, não a descobrirás.</text:p>
        <text:p text:style-name="P1">10 Nem tampouco descobrirás a nudez da filha de teu filho, ou da filha de tua filha; porque é tua nudez.</text:p>
        <text:p text:style-name="P1">11 A nudez da filha da mulher de teu pai, gerada de teu pai, a qual é tua irmã, não a descobrirás.</text:p>
        <text:p text:style-name="P1">12 Não descobrirás a nudez da irmã de teu pai; ela é parenta chegada de teu pai.</text:p>
        <text:p text:style-name="P1">13 Não descobrirás a nudez da irmã de tua mãe, pois ela é parenta chegada de tua mãe.</text:p>
        <text:p text:style-name="P1">14 Não descobrirás a nudez do irmão de teu pai; não te chegarás à sua mulher; ela é tua tia.</text:p>
        <text:p text:style-name="P1">15 Não descobrirás a nudez de tua nora; ela é mulher de teu filho; não descobrirás a sua nudez.</text:p>
        <text:p text:style-name="P1">16 Não descobrirás a nudez da mulher de teu irmão; é a nudez de teu irmão.</text:p>
        <text:p text:style-name="P1">17 Não descobrirás a nudez duma mulher e de sua filha. Não tomarás a filha de seu filho, nem a filha de sua filha, para descobrir a sua nudez; são parentas chegadas; é maldade.</text:p>
        <text:p text:style-name="P1">18 E não tomarás uma mulher juntamente com sua irmã, durante a vida desta, para tornar-lha rival, descobrindo a sua nudez ao lado da outra.</text:p>
        <text:p text:style-name="P1">19 Também não te chegarás a mulher enquanto for impura em virtude da sua imundícia, para lhe descobrir a nudez.</text:p>
        <text:p text:style-name="P1">20 Nem te deitarás com a mulher de teu próximo, contaminando-te com ela.</text:p>
        <text:p text:style-name="P1">21 Não oferecerás a Moloque nenhum dos teus filhos, fazendo-o passar pelo fogo; nem profanarás o nome de teu Deus. Eu sou Iavé.</text:p>
        <text:p text:style-name="P1">22 Não te deitarás com varão, como se fosse mulher; é abominação.</text:p>
        <text:p text:style-name="P1">23 Nem te deitarás com animal algum, contaminando-te com ele; nem a mulher se porá perante um animal, para ajuntar-se com ele; é confusão.</text:p>
        <text:p text:style-name="P1">24 Não vos contamineis com nenhuma dessas coisas, porque com todas elas se contaminaram as nações que eu expulso de diante de vós;</text:p>
        <text:p text:style-name="P1">25 e, porquanto a terra está contaminada, eu visito sobre ela a sua iniqüidade, e a terra vomita os seus habitantes.</text:p>
        <text:p text:style-name="P1"><text:soft-page-break/>26 Vós, pois, guardareis os meus estatutos e os meus preceitos, e nenhuma dessas abominações fareis, nem o natural, nem o estrangeiro que peregrina entre vós</text:p>
        <text:p text:style-name="P1">27 (porque todas essas abominações cometeram os homens da terra, que nela estavam antes de vós, e a terra ficou contaminada);</text:p>
        <text:p text:style-name="P1">28 para que a terra não seja contaminada por vós e não vos vomite também a vós, como vomitou a nação que nela estava antes de vós.</text:p>
        <text:p text:style-name="P1">29 Pois qualquer que cometer alguma dessas abominações, sim, aqueles que as cometerem serão extirpados do seu povo.</text:p>
        <text:p text:style-name="P1">30 Portanto guardareis o meu mandamento, de modo que não caiais em nenhum desses abomináveis costumes que antes de vós foram seguidos, e para que não vos contamineis com eles. Eu sou Iavé vosso Deus.</text:p>
      </text:section>
      <text:section text:style-name="Sect1" text:name="Seção61">
        <text:h text:style-name="P5" text:outline-level="2"><text:bookmark text:name="cap191"/>LEVÍTICO-[Capítulo 19]</text:h>
        <text:p text:style-name="P1">1 Disse mais Iavé a Moisés:</text:p>
        <text:p text:style-name="P1">2 Fala a toda a congregação dos filhos de Israel, e dize-lhes: Sereis santos, porque eu, Iavé vosso Deus, sou santo.</text:p>
        <text:p text:style-name="P1">3 Temerá cada um a sua mãe e a seu pai; e guardareis os meus sábados. Eu sou Iavé vosso Deus.</text:p>
        <text:p text:style-name="P1">4 Não vos volteis para os ídolos, nem façais para vós deuses de fundição. Eu sou Iavé vosso Deus.</text:p>
        <text:p text:style-name="P1">5 Quando oferecerdes a Iavé sacrifício de oferta pacífica, oferecê-lo-eis de modo a serdes aceitos.</text:p>
        <text:p text:style-name="P1">6 No mesmo dia, pois, em que o oferecerdes, e no dia seguinte, se comerá; mas o que sobejar até o terceiro dia será queimado no fogo.</text:p>
        <text:p text:style-name="P1">7 E se, na verdade, alguma coisa dele for comida ao terceiro dia, é coisa abominável; não será aceito.</text:p>
        <text:p text:style-name="P1">8 E qualquer que o comer levará sobre si a sua iniqüidade, porquanto profanou a coisa santa de Iavé; por isso tal alma será extirpada do seu povo.</text:p>
        <text:p text:style-name="P1">9 Quando fizeres a colheita da tua terra, não segarás totalmente os cantos do teu campo, nem colherás as espigas caídas da tua sega.</text:p>
        <text:p text:style-name="P1">10 Semelhantemente não rabiscarás a tua vinha, nem colherás os bagos caídos da tua vinha; deixá-los-ás para o pobre e para o estrangeiro. Eu sou Iavé vosso Deus.</text:p>
        <text:p text:style-name="P1">11 Não furtareis; não enganareis, nem mentireis uns aos outros;</text:p>
        <text:p text:style-name="P1">12 não jurareis falso pelo meu nome, assim profanando o nome do vosso Deus. Eu sou Iavé.</text:p>
        <text:p text:style-name="P1">13 Não oprimirás o teu próximo, nem o roubarás; a paga do jornaleiro não ficará contigo até pela manhã.</text:p>
        <text:p text:style-name="P1">14 Não amaldiçoarás ao surdo, nem porás tropeço diante do cego; mas temerás a teu Deus. Eu sou Iavé.</text:p>
        <text:p text:style-name="P1">15 Não farás injustiça no juízo; não farás acepção da pessoa do pobre, nem honrarás o poderoso; mas com justiça julgarás o teu próximo.</text:p>
        <text:p text:style-name="P1">16 Não andarás como mexeriqueiro entre o teu povo; nem conspirarás contra o sangue do teu próximo. Eu sou Iavé.</text:p>
        <text:p text:style-name="P1">17 Não odiarás a teu irmão no teu coração; não deixarás de repreender o teu próximo, e não levarás sobre ti pecado por causa dele.</text:p>
        <text:p text:style-name="P1"><text:soft-page-break/>18 Não te vingarás nem guardarás ira contra os filhos do teu povo; mas amarás o teu próximo como a ti mesmo. Eu sou Iavé.</text:p>
        <text:p text:style-name="P1">19 Guardareis os meus estatutos. Não permitirás que se cruze o teu gado com o de espécie diversa; não semearás o teu campo com semente diversa; nem vestirás roupa tecida de materiais diversos.</text:p>
        <text:p text:style-name="P1">20 E, quando um homem se deitar com uma mulher que for escrava, desposada com um homem, e que não for resgatada, nem se lhe houver dado liberdade, então ambos serão açoitados; não morrerão, pois ela não era livre.</text:p>
        <text:p text:style-name="P1">21 E como a sua oferta pela culpa, trará o homem a Iavé, à porta da tenda da revelação, um carneiro para expiação de culpa;</text:p>
        <text:p text:style-name="P1">22 e, com o carneiro da oferta pela culpa, o sacerdote fará expiação por ele perante Iavé, pelo pecado que cometeu; e este lhe será perdoado.</text:p>
        <text:p text:style-name="P1">23 Quando tiverdes entrado na terra e tiverdes plantado toda qualidade de árvores para delas comerdes, tereis o seu fruto como incircunciso; por três anos ele vos será como incircunciso; dele não se comerá.</text:p>
        <text:p text:style-name="P1">24 No quarto ano, porém, todo o seu o fruto será santo, para oferta de louvor a Iavé.</text:p>
        <text:p text:style-name="P1">25 E partindo do quinto ano comereis o seu fruto; para que elas vos aumentem a sua produção. Eu sou Iavé vosso Deus.</text:p>
        <text:p text:style-name="P1">26 Não comereis coisa alguma com o sangue; não usareís de encantamentos, nem de agouros.</text:p>
        <text:p text:style-name="P1">27 Não cortareis o cabelo, arredondando os cantos da vossa cabeça, nem desfigurareis os cantos da vossa barba.</text:p>
        <text:p text:style-name="P1">28 Não fareis lacerações na vossa carne pelos mortos; nem no vosso corpo imprimireis qualquer marca. Eu sou Iavé.</text:p>
        <text:p text:style-name="P1">29 Não profanarás a tua filha, fazendo-a prostituir-se; para que a terra não se prostitua e não se encha de maldade.</text:p>
        <text:p text:style-name="P1">30 Guardareis os meus sábados, e o meu santuário reverenciareis. Eu sou Iavé.</text:p>
        <text:p text:style-name="P1">31 Não vos voltareis para os que consultam os mortos nem para os feiticeiros; não os busqueis para não ficardes contaminados por eles. Eu sou Iavé vosso Deus.</text:p>
        <text:p text:style-name="P1">32 Diante das cãs te levantarás, e honrarás a face do ancião, e temerás o teu Deus. Eu sou Iavé.</text:p>
        <text:p text:style-name="P1">33 Quando um estrangeiro peregrinar convosco na vossa terra, não o maltratareis.</text:p>
        <text:p text:style-name="P1">34 Como um natural entre vós será o estrangeiro que peregrinar convosco; amá-lo-eis como a vós mesmos; pois estrangeiros fostes na terra do Egito. Eu sou Iavé vosso Deus.</text:p>
        <text:p text:style-name="P1">35 Não cometereis injustiça no juízo, nem na vara, nem no peso, nem na medida.</text:p>
        <text:p text:style-name="P1">36 Balanças justas, pesos justos, efa justa, e justo him tereis. Eu sou Iavé vosso Deus, que vos tirei da terra do Egito.</text:p>
        <text:p text:style-name="P1">37 Pelo que guardareis todos os meus estatutos e todos os meus preceitos, e os cumprireis. Eu sou Iavé.</text:p>
      </text:section>
      <text:section text:style-name="Sect1" text:name="Seção62">
        <text:h text:style-name="P5" text:outline-level="2"><text:bookmark text:name="cap201"/>LEVÍTICO-[Capítulo 20]</text:h>
        <text:p text:style-name="P1">1 Disse mais Iavé a Moisés:</text:p>
        <text:p text:style-name="P1">2 Também dirás aos filhos de Israel: Qualquer dos filhos de Israel, ou dos estrangeiros peregrinos em Israel, que der de seus filhos a Moloque, certamente será morto; o povo da terra o apedrejará.</text:p>
        <text:p text:style-name="P1">3 Eu porei o meu rosto contra esse homem, e o extirparei do meio do seu povo; porquanto eu de seus filhos a Moloque, assim contaminando o meu santuário e profanando o meu santo nome.</text:p>
        <text:p text:style-name="P1">4 E, se o povo da terra de alguma maneira esconder os olhos para não ver esse homem, quando der de seus filhos a Moloque, e não matar,</text:p>
        <text:p text:style-name="P1"><text:soft-page-break/>5 eu porei o meu rosto contra esse homem, e contra a sua família, e o extirparei do meio do seu povo, bem como a todos os que forem após ele, prostituindo-se após Moloque.</text:p>
        <text:p text:style-name="P1">6 Quanto àquele que se voltar para os que consultam os mortos e para os feiticeiros, prostituindo-se após eles, porei o meu rosto contra aquele homem, e o extirparei do meio do seu povo.</text:p>
        <text:p text:style-name="P1">7 Portanto santificai-vos, e sede santos, pois eu sou Iavé vosso Deus.</text:p>
        <text:p text:style-name="P1">8 Guardai os meus estatutos, e cumpri-os. Eu sou Iavé, que vos santifico.</text:p>
        <text:p text:style-name="P1">9 Qualquer que amaldiçoar a seu pai ou a sua mãe, certamente será morto; amaldiçoou a seu pai ou a sua mãe; o seu sangue será sobre ele.</text:p>
        <text:p text:style-name="P1">10 O homem que adulterar com a mulher de outro, sim, aquele que adulterar com a mulher do seu próximo, certamente será morto, tanto o adúltero, como a adúltera.</text:p>
        <text:p text:style-name="P1">11 O homem que se deitar com a mulher de seu pai terá descoberto a nudez de seu pai; ambos os adúlteros certamente serão mortos; o seu sangue será sobre eles.</text:p>
        <text:p text:style-name="P1">12 Se um homem se deitar com a sua nora, ambos certamente serão mortos; cometeram uma confusão; o seu sangue será sobre eles.</text:p>
        <text:p text:style-name="P1">13 Se um homem se deitar com outro homem, como se fosse com mulher, ambos terão praticado abominação; certamente serão mortos; o seu sangue será sobre eles.</text:p>
        <text:p text:style-name="P1">14 Se um homem tomar uma mulher e a mãe dela, é maldade; serão queimados no fogo, tanto ele quanto elas, para que não haja maldade no meio de vós.</text:p>
        <text:p text:style-name="P1">15 Se um homem se ajuntar com um animal, certamente será morto; também matareis o animal.</text:p>
        <text:p text:style-name="P1">16 Se uma mulher se chegar a algum animal, para ajuntar-se com ele, matarás a mulher e bem assim o animal; certamente serão mortos; o seu sangue será sobre eles:</text:p>
        <text:p text:style-name="P1">17 Se um homem tomar a sua irmã, por parte de pai, ou por parte de mãe, e vir a nudez dela, e ela a dele, é torpeza; portanto serão extirpados aos olhos dos filhos do seu povo; terá descoberto a nudez de sua irmã; levará sobre si a sua iniqüidade.</text:p>
        <text:p text:style-name="P1">18 Se um homem se deitar com uma mulher no tempo da enfermidade dela, e lhe descobrir a nudez, descobrindo-lhe também a fonte, e ela descobrir a fonte do seu sangue, ambos serão extirpados do meio do seu povo.</text:p>
        <text:p text:style-name="P1">19 Não descobrirás a nudez da irmã de tua mãe, ou da irmã de teu pai, porquanto isso será descobrir a sua parenta chegada; levarão sobre si a sua iniqüidade.</text:p>
        <text:p text:style-name="P1">20 Se um homem se deitar com a sua tia, terá descoberto a nudez de seu tio; levarão sobre si o seu pecado; sem filhos morrerão.</text:p>
        <text:p text:style-name="P1">21 Se um homem tomar a mulher de seu irmão, é imundícia; terá descoberto a nudez de seu irmão; sem filhos ficarão.</text:p>
        <text:p text:style-name="P1">22 Guardareis, pois, todos os meus estatutos e todos os meus preceitos, e os cumprireis; a fim de que a terra, para a qual eu vos levo, para nela morardes, não vos vomite.</text:p>
        <text:p text:style-name="P1">23 E não andareis nos costumes dos povos que eu expulso de diante de vós; porque eles fizeram todas estas coisas, e eu os abominei.</text:p>
        <text:p text:style-name="P1">24 Mas a vós vos tenho dito: Herdareis a sua terra, e eu vo-la darei para a possuirdes, terra que mana leite e mel. Eu sou Iavé vosso Deus, que vos separei dos povos.</text:p>
        <text:p text:style-name="P1"><text:soft-page-break/>25 Fareis, pois, diferença entre os animais limpos e os imundos, e entre as aves imundas e as limpas; e não fareis abomináveis as vossas almas por causa de animais, ou de aves, ou de qualquer coisa de tudo de que está cheia a terra, as quais coisas apartei de vós como imundas.</text:p>
        <text:p text:style-name="P1">26 E sereis para mim santos; porque eu, Iavé, sou santo, e vos separei dos povos, para serdes meus.</text:p>
        <text:p text:style-name="P1">27 O homem ou mulher que consultar os mortos ou for feiticeiro, certamente será morto. Serão apedrejados, e o seu sangue será sobre eles.</text:p>
      </text:section>
      <text:section text:style-name="Sect1" text:name="Seção63">
        <text:h text:style-name="P5" text:outline-level="2"><text:bookmark text:name="cap211"/>LEVÍTICO-[Capítulo 21]</text:h>
        <text:p text:style-name="P1">1 Depois Iavé disse a Moisés: Fala aos sacerdotes, filhos de Arão, e dize-lhes: O sacerdote não se contaminará por causa dum morto entre o seu povo,</text:p>
        <text:p text:style-name="P1">2 salvo por um seu parente mais chegado: por sua mãe ou por seu pai, por seu filho ou por sua filha, por seu irmão,</text:p>
        <text:p text:style-name="P1">3 ou por sua irmã virgem, que lhe é chegada, que ainda não tem marido; por ela também pode contaminar-se.</text:p>
        <text:p text:style-name="P1">4 O sacerdote, sendo homem principal entre o seu povo, não se profanará, assim contaminando-se.</text:p>
        <text:p text:style-name="P1">5 Não farão os sacerdotes calva na cabeça, e não raparão os cantos da barba, nem farão lacerações na sua carne.</text:p>
        <text:p text:style-name="P1">6 santos serão para seu Deus, e não profanarão o nome do seu Deus; porque oferecem as ofertas queimadas a Iavé, que são o pão do seu Deus; portanto serão santos.</text:p>
        <text:p text:style-name="P1">7 Não tomarão mulher prostituta ou desonrada, nem tomarão mulher repudiada de seu marido; pois o sacerdote é santo para seu Deus.</text:p>
        <text:p text:style-name="P1">8 Portanto o santificarás; porquanto oferece o pão do teu Deus, santo te será; pois eu, Iavé, que vos santifico, sou santo.</text:p>
        <text:p text:style-name="P1">9 E se a filha dum sacerdote se profanar, tornando-se prostituta, profana a seu pai; no fogo será queimada.</text:p>
        <text:p text:style-name="P1">10 Aquele que é sumo sacerdote entre seus irmãos, sobre cuja cabeça foi derramado o óleo da unção, e que foi consagrado para vestir as vestes sagradas, não descobrirá a cabeça nem rasgará a sua vestidura;</text:p>
        <text:p text:style-name="P1">11 e não se chegará a cadáver algum; nem sequer por causa de seu pai ou de sua, mãe se contaminará;</text:p>
        <text:p text:style-name="P1">12 não sairá do santuário, nem profanará o santuário do seu Deus; pois a coroa do óleo da unção do seu Deus está sobre ele. Eu sou Iavé.</text:p>
        <text:p text:style-name="P1">13 E ele tomará por esposa uma mulher na sua virgindade.</text:p>
        <text:p text:style-name="P1">14 Viúva, ou repudiada, ou desonrada, ou prostituta, destas não tomará; mas virgem do seu povo tomará por mulher.</text:p>
        <text:p text:style-name="P1">15 E não profanará a sua descendência entre o seu povo; porque eu sou Iavé que o santifico.</text:p>
        <text:p text:style-name="P1">16 Disse mais Iavé a Moisés:</text:p>
        <text:p text:style-name="P1">17 Fala a Arão, dizendo: Ninguém dentre os teus descendentes, por todas as suas gerações, que tiver defeito, se chegará para oferecer o pão do seu Deus.</text:p>
        <text:p text:style-name="P1">18 Pois nenhum homem que tiver algum defeito se chegará: como homem cego, ou coxo, ou de nariz chato, ou de membros demasiadamente compridos,</text:p>
        <text:p text:style-name="P1">19 ou homem que tiver o pé quebrado, ou a mão quebrada,</text:p>
        <text:p text:style-name="P1">20 ou for corcunda, ou anão, ou que tiver belida, ou sarna, ou impigens, ou que tiver testículo lesado;</text:p>
        <text:p text:style-name="P1">21 nenhum homem dentre os descendentes de Arão, o sacerdote, que tiver algum defeito, se chegará para oferecer as ofertas queimadas de Iavé; ele tem defeito; não se chegará para oferecer o pão do seu Deus.</text:p>
        <text:p text:style-name="P1">22 Comerá do pão do seu Deus, tanto do santíssimo como do santo;</text:p>
        <text:p text:style-name="P1"><text:soft-page-break/>23 contudo, não entrará até o véu, nem se chegará ao altar, porquanto tem defeito; para que não profane os meus santuários; porque eu sou Iavé que os santifico.</text:p>
        <text:p text:style-name="P1">24 Moisés, pois, assim falou a Arão e a seus filhos, e a todos os filhos de Israel.</text:p>
      </text:section>
      <text:section text:style-name="Sect1" text:name="Seção64">
        <text:h text:style-name="P5" text:outline-level="2"><text:bookmark text:name="cap221"/>LEVÍTICO-[Capítulo 22]</text:h>
        <text:p text:style-name="P1">1 Depois Iavé disse a Moisés:</text:p>
        <text:p text:style-name="P1">2 Dize a Arão e a seus filhos que se abstenham das coisas sagradas dos filhos de Israel, as quais eles a mim me santificam, e que não profanem o meu santo nome. Eu sou Iavé.</text:p>
        <text:p text:style-name="P1">3 Dize-lhes: Todo homem dentre os vossos descendentes pelas vossas gerações que, tendo sobre si a sua imundícia, se chegar às coisas sagradas que os filhos de Israel santificam a Iavé, aquela alma será extirpada da minha presença. Eu sou Iavé.</text:p>
        <text:p text:style-name="P1">4 Ninguém dentre os descendentes de Arão que for leproso, ou tiver fluxo, comerá das coisas sagradas, até que seja limpo. Também o que tocar em alguma coisa tornada imunda por causa e um morto, ou aquele de quem sair o sêmem</text:p>
        <text:p text:style-name="P1">5 ou qualquer que tocar em algum animal que se arrasta, pelo qual se torne imundo, ou em algum homem, pelo qual se torne imundo, seja qual for a sua imundícia,</text:p>
        <text:p text:style-name="P1">6 o homem que tocar em tais coisas será imundo até a tarde, e não comerá das coisas sagradas, mas banhará o seu corpo em água</text:p>
        <text:p text:style-name="P1">7 e, posto o sol, então será limpo; depois comerá das coisas sagradas, porque isso é o seu pão.</text:p>
        <text:p text:style-name="P1">8 Do animal que morrer por si, ou do que for dilacerado por feras, não comerá o homem, para que não se contamine com ele. Eu sou Iavé.</text:p>
        <text:p text:style-name="P1">9 Guardarão, pois, o meu mandamento, para que, havendo-o profanado, não levem pecado sobre si e morram nele. Eu sou Iavé que os santifico.</text:p>
        <text:p text:style-name="P1">10 Também nenhum estranho comerá das coisas sagradas; nem o hóspede do sacerdote, nem o jornaleiro, comerá delas.</text:p>
        <text:p text:style-name="P1">11 Mas aquele que o sacerdote tiver comprado com o seu dinheiro, e o nascido na sua casa, esses comerão do seu pão.</text:p>
        <text:p text:style-name="P1">12 Se a filha de um sacerdote se casar com um estranho, ela não comerá da oferta alçada das coisas sagradas.</text:p>
        <text:p text:style-name="P1">13 Mas quando a filha do sacerdote for viúva ou repudiada, e não tiver filhos, e houver tornado para a casa de seu pai, como na sua mocidade, do pão de seu pai comerá; mas nenhum estranho comerá dele.</text:p>
        <text:p text:style-name="P1">14 Se alguém por engano comer a coisa sagrada, repô-la-á, acrescida da quinta parte, e a dará ao sacerdote como a coisa sagrada.</text:p>
        <text:p text:style-name="P1">15 Assim não profanarão as coisas sagradas dos filhos de Israel, que eles oferecem a Iavé,</text:p>
        <text:p text:style-name="P1">16 nem os farão levar sobre si a iniqüidade que envolve culpa, comendo as suas coisas sagradas; pois eu sou Iavé que as santifico.</text:p>
        <text:p text:style-name="P1">17 Disse mais Iavé a Moisés:</text:p>
        <text:p text:style-name="P1">18 Fala a Arão, e a seus filhos, e a todos os filhos de Israel, e dize-lhes: Todo homem da casa de Israel, ou dos estrangeiros em Israel, que oferecer a sua oferta, seja dos seus votos, seja das suas ofertas voluntárias que oferecerem a Iavé em holocausto,</text:p>
        <text:p text:style-name="P1"><text:soft-page-break/>19 para que sejais aceitos, oferecereis macho sem defeito, ou dos novilhos, ou dos cordeiros, ou das cabras.</text:p>
        <text:p text:style-name="P1">20 Nenhuma coisa, porém, que tiver defeito oferecereis, porque não será aceita a vosso favor.</text:p>
        <text:p text:style-name="P1">21 E, quando alguém oferecer sacrifício de oferta pacífica a Iavé para cumprir um voto, ou para oferta voluntária, seja do gado vacum, seja do gado miúdo, o animal será perfeito, para que seja aceito; nenhum defeito haverá nele.</text:p>
        <text:p text:style-name="P1">22 O cego, ou quebrado, ou aleijado, ou que tiver úlceras, ou sarna, ou impigens, estes não oferecereis a Iavé, nem deles poreis oferta queimada a Iavé sobre o altar.</text:p>
        <text:p text:style-name="P1">23 Todavia, um novilho, ou um cordeiro, que tenha algum membro comprido ou curto demais, poderás oferecer por oferta voluntária, mas para cumprir voto não será aceito.</text:p>
        <text:p text:style-name="P1">24 Não oferecereis a Iavé um animal que tiver testículo machucado, ou moído, ou arrancado, ou lacerado; não fareis isso na vossa terra.</text:p>
        <text:p text:style-name="P1">25 Nem da mão do estrangeiro oferecereis de alguma dessas coisas o pão do vosso Deus; porque a sua corrupção nelas está; há defeito nelas; não serão aceitas a vosso favor.</text:p>
        <text:p text:style-name="P1">26 Disse mais Iavé a Moisés:</text:p>
        <text:p text:style-name="P1">27 Quando nascer um novilho, ou uma ovelha, ou uma cabra, por sete dias ficará debaixo de sua mãe; depois, desde o dia oitavo em diante, será aceito por oferta queimada a Iavé.</text:p>
        <text:p text:style-name="P1">28 Também, seja vaca ou seja ovelha, não a sacrificareis a ela e à sua cria, ambas no mesmo dia.</text:p>
        <text:p text:style-name="P1">29 E, quando oferecerdes a Iavé sacrifício de ação de graças, oferecê-lo-eis de modo a serdes aceitos.</text:p>
        <text:p text:style-name="P1">30 No mesmo dia se comerá; nada deixareis ficar dele até pela manhã. Eu sou Iavé.</text:p>
        <text:p text:style-name="P1">31 Guardareis os meus mandamentos, e os cumprireis. Eu sou Iavé.</text:p>
        <text:p text:style-name="P1">32 Não profanareis o meu santo nome, e serei santificado no meio dos filhos de Israel. Eu sou Iavé que vos santifico,</text:p>
        <text:p text:style-name="P1">33 que vos tirei da terra do Egito para ser o vosso Deus. Eu sou Iavé.</text:p>
      </text:section>
      <text:section text:style-name="Sect1" text:name="Seção65">
        <text:h text:style-name="P5" text:outline-level="2"><text:bookmark text:name="cap231"/>LEVÍTICO-[Capítulo 23]</text:h>
        <text:p text:style-name="P1">1 Depois Iavé disse a Moisés:</text:p>
        <text:p text:style-name="P1">2 Fala aos filhos de Israel, e dize-lhes: As festas fixas de Iavé, que proclamareis como santas convocações, são estas:</text:p>
        <text:p text:style-name="P1">3 Seis dias se fará trabalho, mas o sétimo dia é o sábado do descanso solene, uma santa convocação; nenhum trabalho fareis; é sábado de Iavé em todas as vossas habitações.</text:p>
        <text:p text:style-name="P1">4 São estas as festas fixas de Iavé, santas convocações, que proclamareis no seu tempo determinado:</text:p>
        <text:p text:style-name="P1">5 No mês primeiro, aos catorze do mês, à tardinha, é a páscoa de Iavé.</text:p>
        <text:p text:style-name="P1">6 E aos quinze dias desse mês é a festa dos pães ázimos de Iavé; sete dias comereis pães ázimos.</text:p>
        <text:p text:style-name="P1">7 No primeiro dia tereis santa convocação; nenhum trabalho servil fareis.</text:p>
        <text:p text:style-name="P1">8 Mas por sete dias oferecereis oferta queimada a Iavé; ao sétimo dia haverá santa convocação; nenhum trabalho servil fareis.</text:p>
        <text:p text:style-name="P1">9 Disse mais Iavé a Moisés:</text:p>
        <text:p text:style-name="P1">10 Fala aos filhos de Israel, e dize-lhes: Quando houverdes entrado na terra que eu vos dou, e segardes a sua sega, então trareis ao sacerdote um molho das primícias da vossa sega;</text:p>
        <text:p text:style-name="P1">11 e ele moverá o molho perante Iavé, para que sejais aceitos. No dia seguinte ao sábado o sacerdote o moverá.</text:p>
        <text:p text:style-name="P1"><text:soft-page-break/>12 E no dia em que moverdes o molho, oferecereis um cordeiro sem defeito, de um ano, em holocausto a Iavé.</text:p>
        <text:p text:style-name="P1">13 Sua oferta de cereais será dois décimos de efa de flor de farinha, amassada com azeite, para oferta queimada em cheiro suave a Iavé; e a sua oferta de libação será de vinho, um quarto de him.</text:p>
        <text:p text:style-name="P1">14 E não comereis pão, nem trigo torrado, nem espigas verdes, até aquele mesmo dia, em que trouxerdes a oferta do vosso Deus; é estatuto perpétuo pelas vossas gerações, em todas as vossas habitações.</text:p>
        <text:p text:style-name="P1">15 Contareis para vós, desde o dia depois do sábado, isto é, desde o dia em que houverdes trazido o molho da oferta de movimento, sete semanas inteiras;</text:p>
        <text:p text:style-name="P1">16 até o dia seguinte ao sétimo sábado, contareis cinqüenta dias; então oferecereis nova oferta de cereais a Iavé.</text:p>
        <text:p text:style-name="P1">17 Das vossas habitações trareis, para oferta de movimento, dois pães de dois décimos de efa; serão de flor de farinha, e levedados se cozerão; são primícias a Iavé.</text:p>
        <text:p text:style-name="P1">18 Com os pães oferecereis sete cordeiros sem defeito, de um ano, um novilho e dois carneiros; serão holocausto a Iavé, com as respectivas ofertas de cereais e de libação, por oferta queimada de cheiro suave a Iavé.</text:p>
        <text:p text:style-name="P1">19 Também oferecereis um bode para oferta pelo pecado, e dois cordeiros de um ano para sacrifício de ofertas pacíficas.</text:p>
        <text:p text:style-name="P1">20 Então o sacerdote os moverá, juntamente com os pães das primícias, por oferta de movimento perante Iavé, com os dois cordeiros; santos serão a Iavé para uso do sacerdote.</text:p>
        <text:p text:style-name="P1">21 E fareis proclamação nesse mesmo dia, pois tereis santa convocação; nenhum trabalho servil fareis; é estatuto perpétuo em todas as vossas habitações pelas vossas gerações.</text:p>
        <text:p text:style-name="P1">22 Quando fizeres a sega da tua terra, não segarás totalmente os cantos do teu campo, nem colherás as espigas caídas da tua sega; para o pobre e para o estrangeiro as deixarás. Eu sou Iavé vosso Deus.</text:p>
        <text:p text:style-name="P1">23 Disse mais Iavé a Moisés:</text:p>
        <text:p text:style-name="P1">24 Fala aos filhos de Israel: No sétimo mês, no primeiro dia do mês, haverá para vós descanso solene, em memorial, com sonido de trombetas, uma santa convocação.</text:p>
        <text:p text:style-name="P1">25 Nenhum trabalho servil fareis, e oferecereis oferta queimada a Iavé.</text:p>
        <text:p text:style-name="P1">26 Disse mais Iavé a Moisés:</text:p>
        <text:p text:style-name="P1">27 Ora, o décimo dia desse sétimo mês será o dia da expiação; tereis santa convocação, e afligireis as vossas almas; e oferecereis oferta queimada a Iavé.</text:p>
        <text:p text:style-name="P1">28 Nesse dia não fareis trabalho algum; porque é o dia da expiação, para nele fazer-se expiação por vós perante Iavé vosso Deus.</text:p>
        <text:p text:style-name="P1">29 Pois toda alma que não se afligir nesse dia, será extirpada do seu povo.</text:p>
        <text:p text:style-name="P1">30 Também toda alma que nesse dia fizer algum trabalho, eu a destruirei do meio do seu povo.</text:p>
        <text:p text:style-name="P1">31 Não fareis nele trabalho algum; isso será estatuto perpétuo pelas vossas gerações em todas as vossas habitações.</text:p>
        <text:p text:style-name="P1">32 Sábado de descanso vos será, e afligireis as vossas almas; desde a tardinha do dia nono do mês até a outra tarde, guardareis o vosso sábado.</text:p>
        <text:p text:style-name="P1"><text:soft-page-break/>33 Disse mais Iavé a Moisés:</text:p>
        <text:p text:style-name="P1">34 Fala aos filhos de Israel, dizendo: Desde o dia quinze desse sétimo mês haverá a festa dos tabernáculos a Iavé por sete dias.</text:p>
        <text:p text:style-name="P1">35 No primeiro dia haverá santa convocação; nenhum trabalho servil fareis.</text:p>
        <text:p text:style-name="P1">36 Por sete dias oferecereis ofertas queimadas a Iavé; ao oitavo dia tereis santa convocação, e oferecereis oferta queimada a Iavé; será uma assembléia solene; nenhum trabalho servil fareis.</text:p>
        <text:p text:style-name="P1">37 Estas são as festas fixas de Iavé, que proclamareis como santas convocações, para oferecer-se a Iavé oferta queimada, holocausto e oferta de cereais, sacrifícios e ofertas de libação, cada qual em seu dia próprio;</text:p>
        <text:p text:style-name="P1">38 além dos sábados de Iavé, e além dos vossos dons, e além de todos os vossos votos, e além de todas as vossas ofertas voluntárias que derdes a Iavé.</text:p>
        <text:p text:style-name="P1">39 Desde o dia quinze do sétimo mês, quando tiverdes colhido os frutos da terra, celebrareis a festa de Iavé por sete dias; no primeiro dia haverá descanso solene, e no oitavo dia haverá descanso solene.</text:p>
        <text:p text:style-name="P1">40 No primeiro dia tomareis para vós o fruto de árvores formosas, folhas de palmeiras, ramos de árvores frondosas e salgueiros de ribeiras; e vos alegrareis perante Iavé vosso Deus por sete dias.</text:p>
        <text:p text:style-name="P1">41 E celebrá-la-eis como festa a Iavé por sete dias cada ano; estatuto perpétuo será pelas vossas gerações; no mês sétimo a celebrareis.</text:p>
        <text:p text:style-name="P1">42 Por sete dias habitareis em tendas de ramos; todos os naturais em Israel habitarão em tendas de ramos,</text:p>
        <text:p text:style-name="P1">43 para que as vossas gerações saibam que eu fiz habitar em tendas de ramos os filhos de Israel, quando os tirei da terra do Egito. Eu sou Iavé vosso Deus.</text:p>
        <text:p text:style-name="P1">44 Assim declarou Moisés aos filhos de Israel as festas fixas de Iavé.</text:p>
      </text:section>
      <text:section text:style-name="Sect1" text:name="Seção66">
        <text:h text:style-name="P5" text:outline-level="2"><text:bookmark text:name="cap241"/>LEVÍTICO-[Capítulo 24]</text:h>
        <text:p text:style-name="P1">1 Disse mais Iavé a Moisés:</text:p>
        <text:p text:style-name="P1">2 Ordena aos filhos de Israel que te tragam, para o candeeiro, azeite de oliveira, puro, batido, a fim de manter uma lâmpada acesa continuamente.</text:p>
        <text:p text:style-name="P1">3 Arão a conservará em ordem perante Iavé, continuamente, desde a tarde até a manhã, fora do véu do testemunho, na tenda da revelação; será estatuto perpétuo pelas vossas gerações.</text:p>
        <text:p text:style-name="P1">4 Sobre o candelabro de ouro puro conservará em ordem as lâmpadas perante Iavé continuamente.</text:p>
        <text:p text:style-name="P1">5 Também tomarás flor de farinha, e dela cozerás doze pães; cada pão será de dois décimos de efa.</text:p>
        <text:p text:style-name="P1">6 E pô-los-ás perante Iavé, em duas fileiras, seis em cada fileira, sobre a mesa de ouro puro.</text:p>
        <text:p text:style-name="P1">7 Sobre cada fileira porás incenso puro, para que seja sobre os pães como memorial, isto é, como oferta queimada a Iavé;</text:p>
        <text:p text:style-name="P1">8 em cada dia de sábado, isso se porá em ordem perante Iavé continuamente; e, a favor dos filhos de Israel, um pacto perpétuo.</text:p>
        <text:p text:style-name="P1">9 Pertencerão os pães a Arão e a seus filhos, que os comerão em lugar santo, por serem coisa santíssima para eles, das ofertas queimadas a Iavé por estatuto perpétuo.</text:p>
        <text:p text:style-name="P1">10 Naquele tempo apareceu no meio dos filhos de Israel o filho duma mulher israelita, o qual era filho dum egípcio; e o filho da israelita e um homem israelita pelejaram no arraial;</text:p>
        <text:p text:style-name="P1">11 e o filho da mulher israelita blasfemou o Nome, e praguejou; pelo que o trouxeram a Moisés. Ora, o nome de sua mãe era Selomite, filha de Dibri, da tribo de Dã.</text:p>
        <text:p text:style-name="P1">12 Puseram-no, pois, em detenção, até que se lhes fizesse declaração pela boca de Iavé.</text:p>
        <text:p text:style-name="P1"><text:soft-page-break/>13 Então Iavé disse a Moisés:</text:p>
        <text:p text:style-name="P1">14 Tira para fora do arraial o que tem blasfemado; todos os que o ouviram porão as mãos sobre a cabeça dele, e toda a congregação o apedrejará.</text:p>
        <text:p text:style-name="P1">15 E dirás aos filhos de Israel: Todo homem que amaldiçoar o seu Deus, levará sobre si o seu pecado.</text:p>
        <text:p text:style-name="P1">16 E aquele que blasfemar o nome de Iavé, certamente será morto; toda a congregação certamente o apedrejará. Tanto o estrangeiro como o natural, que blasfemar o nome de Iavé, será morto.</text:p>
        <text:p text:style-name="P1">17 Quem matar a alguém, certamente será morto;</text:p>
        <text:p text:style-name="P1">18 e quem matar um animal, fará restituição por ele, vida por vida.</text:p>
        <text:p text:style-name="P1">19 Se alguém desfigurar o seu próximo, como ele fez, assim lhe será feito:</text:p>
        <text:p text:style-name="P1">20 quebradura por quebradura, olho por olho, dente por dente; como ele tiver desfigurado algum homem, assim lhe será feito.</text:p>
        <text:p text:style-name="P1">21 Quem, pois, matar um animal, fará restituição por ele; mas quem matar um homem, será morto.</text:p>
        <text:p text:style-name="P1">22 uma mesma lei tereis, tanto para o estrangeiro como para o natural; pois eu sou Iavé vosso Deus.</text:p>
        <text:p text:style-name="P1">23 Então falou Moisés aos filhos de Israel. Depois eles levaram para fora do arraial aquele que tinha blasfemado e o apedrejaram. Fizeram, pois, os filhos de Israel como Iavé ordenara a Moisés.</text:p>
      </text:section>
      <text:section text:style-name="Sect1" text:name="Seção67">
        <text:h text:style-name="P5" text:outline-level="2"><text:bookmark text:name="cap251"/>LEVÍTICO-[Capítulo 25]</text:h>
        <text:p text:style-name="P1">1 Disse mais Iavé a Moisés no monte Sinai:</text:p>
        <text:p text:style-name="P1">2 Fala aos filhos de Israel e dize-lhes: Quando tiverdes entrado na terra que eu vos dou, a terra guardará um sábado a Iavé.</text:p>
        <text:p text:style-name="P1">3 Seis anos semearás a tua terra, e seis anos podarás a tua vinha, e colherás os seus frutos;</text:p>
        <text:p text:style-name="P1">4 mas no sétimo ano haverá sábado de descanso solene para a terra, um sábado a Iavé; não semearás o teu campo, nem podarás a tua vinha.</text:p>
        <text:p text:style-name="P1">5 O que nascer de si mesmo da tua sega não segarás, e as uvas da tua vide não tratada não vindimarás; ano de descanso solene será para a terra.</text:p>
        <text:p text:style-name="P1">6 Mas os frutos do sábado da terra vos serão por alimento, a ti, e ao teu servo, e à tua serva, e ao teu jornaleiro, e ao estrangeiro que peregrina contigo,</text:p>
        <text:p text:style-name="P1">7 e ao teu gado, e aos animais que estão na tua terra; todo o seu produto será por mantimento.</text:p>
        <text:p text:style-name="P1">8 Também contarás sete sábados de anos, sete vezes sete anos; de maneira que os dias dos sete sábados de anos serão quarenta e nove anos.</text:p>
        <text:p text:style-name="P1">9 Então, no décimo dia do sétimo mês, farás soar fortemente a trombeta; no dia da expiação fareis soar a trombeta por toda a vossa terra.</text:p>
        <text:p text:style-name="P1">10 E santificareis o ano qüinquagésimo, e apregoareis liberdade na terra a todos os seus habitantes; ano de jubileu será para vós; pois tornareis, cada um à sua possessão, e cada um à sua família.</text:p>
        <text:p text:style-name="P1">11 Esse ano qüinquagésimo será para vós jubileu; não semeareis, nem segareis o que nele nascer de si mesmo, nem nele vindimareis as uvas das vides não tratadas.</text:p>
        <text:p text:style-name="P1">12 Porque é jubileu; santo será para vós; diretamente do campo comereis o seu produto.</text:p>
        <text:p text:style-name="P1">13 Nesse ano do jubileu tornareis, cada um à sua possessão.</text:p>
        <text:p text:style-name="P1">14 Se venderdes alguma coisa ao vosso próximo ou a comprardes da mão do vosso próximo, não vos defraudareis uns aos outros.</text:p>
        <text:p text:style-name="P1"><text:soft-page-break/>15 Conforme o número de anos desde o jubileu é que comprarás ao teu próximo, e conforme o número de anos das colheitas é que ele te venderá.</text:p>
        <text:p text:style-name="P1">16 Quanto mais forem os anos, tanto mais aumentarás o preço, e quanto menos forem os anos, tanto mais abaixarás o preço; porque é o número das colheitas que ele te vende.</text:p>
        <text:p text:style-name="P1">17 Nenhum de vós oprimirá ao seu próximo; mas temerás o teu Deus; porque eu sou Iavé vosso Deus.</text:p>
        <text:p text:style-name="P1">18 Pelo que observareis os meus estatutos, e guardareis os meus preceitos e os cumprireis; assim habitareis seguros na terra.</text:p>
        <text:p text:style-name="P1">19 Ela dará o seu fruto, e comereis a fartar; e nela habitareis seguros.</text:p>
        <text:p text:style-name="P1">20 Se disserdes: Que comeremos no sétimo ano, visto que não haveremos de semear, nem fazer a nossa colheita?</text:p>
        <text:p text:style-name="P1">21 então eu mandarei a minha bênção sobre vós no sexto ano, e a terra produzirá fruto bastante para os três anos.</text:p>
        <text:p text:style-name="P1">22 No oitavo ano semeareis, e comereis da colheita velha; até o ano nono, até que venha a colheita nova, comereis da velha.</text:p>
        <text:p text:style-name="P1">23 Também não se venderá a terra em perpetuidade, porque a terra é minha; pois vós estais comigo como estrangeiros e peregrinos:</text:p>
        <text:p text:style-name="P1">24 Portanto em toda a terra da vossã possessão concedereis que seja remida a terra.</text:p>
        <text:p text:style-name="P1">25 Se teu irmão empobrecer e vender uma parte da sua possessão, virá o seu parente mais chegado e remirá o que seu irmao vendeu.</text:p>
        <text:p text:style-name="P1">26 E se alguém não tiver remidor, mas ele mesmo tiver enriquecido e achado o que basta para o seu resgate,</text:p>
        <text:p text:style-name="P1">27 contará os anos desde a sua venda, e o que ficar do preço da venda restituirá ao homem a quem a vendeu, e tornará à sua possessao.</text:p>
        <text:p text:style-name="P1">28 Mas, se as suas posses não bastarem para reavê-la, aquilo que tiver vendido ficará na mão do comprador até o ano do jubileu; porém no ano do jubileu sairá da posse deste, e aquele que vendeu tornará à sua possessão.</text:p>
        <text:p text:style-name="P1">29 Se alguém vender uma casa de moradia em cidade murada, poderá remi-la dentro de um ano inteiro depois da sua venda; durante um ano inteiro terá o direito de a remir.</text:p>
        <text:p text:style-name="P1">30 Mas se, passado um ano inteiro, não tiver sido resgatada, essa casa que está na cidade murada ficará, em perpetuidade, pertencendo ao que a comprou, e à sua descendência; não sairá o seu poder no jubileu.</text:p>
        <text:p text:style-name="P1">31 Todavia as casas das aldeias que não têm muro ao redor serão consideradas como o campo da terra; poderão ser remidas, e sairão do poder do comprador no jubileu.</text:p>
        <text:p text:style-name="P1">32 Também, no tocante às cidades dos levitas, às casas das cidades da sua possessão, terão eles direito perpétuo de remi-las.</text:p>
        <text:p text:style-name="P1">33 E se alguém comprar dos levitas uma casa, a casa comprada e a cidade da sua possessão sairão do poder do comprador no jubileu; porque as casas das cidades dos levitas são a sua possessão no meio dos filhos de Israel.</text:p>
        <text:p text:style-name="P1">34 Mas o campo do arrabalde das suas cidades não se poderá vender, porque lhes é possessão perpétua.</text:p>
        <text:p text:style-name="P1"><text:soft-page-break/>35 Também, se teu irmão empobrecer ao teu lado, e lhe enfraquecerem as mãos, sustentá-lo-ás; como estrangeiro e peregrino viverá contigo.</text:p>
        <text:p text:style-name="P1">36 Não tomarás dele juros nem ganho, mas temerás o teu Deus, para que teu irmao viva contigo.</text:p>
        <text:p text:style-name="P1">37 Não lhe darás teu dinheiro a juros, nem os teus víveres por lucro.</text:p>
        <text:p text:style-name="P1">38 Eu sou Iavé vosso Deus, que vos tirei da terra do Egito, para vos dar a terra de Canaã, para ser o vosso Deus.</text:p>
        <text:p text:style-name="P1">39 Também, se teu irmão empobrecer ao teu lado e vender-se a ti, não o farás servir como escravo.</text:p>
        <text:p text:style-name="P1">40 Como jornaleiro, como peregrino estará ele contigo; até o ano do jubileu te servirá;</text:p>
        <text:p text:style-name="P1">41 então sairá do teu serviço, e com ele seus filhos, e tornará à sua família, à possessao de seus pais.</text:p>
        <text:p text:style-name="P1">42 Porque são meus servos, que tirei da terra do Egito; não serão vendidos como escravos.</text:p>
        <text:p text:style-name="P1">43 Não dominarás sobre ele com rigor, mas temerás o teu Deus.</text:p>
        <text:p text:style-name="P1">44 E quanto aos escravos ou às escravas que chegares a possuir, das nações que estiverem ao redor de vós, delas é que os comprareis.</text:p>
        <text:p text:style-name="P1">45 Também os comprareis dentre os filhos dos estrangeiros que peregrinarem entre vós, tanto dentre esses como dentre as suas famílias que estiverem convosco, que tiverem eles gerado na vossa terra; e vos serão por possessão.</text:p>
        <text:p text:style-name="P1">46 E deixá-los-eis por herança aos vossos filhos depois de vós, para os herdarem como possessão; desses tomareis os vossos escravos para sempre; mas sobre vossos irmãos, os filhos de Israel, não dominareis com rigor, uns sobre os outros.</text:p>
        <text:p text:style-name="P1">47 Se um estrangeiro ou peregrino que estiver contigo se tornar rico, e teu irmão, que está com ele, empobrecer e vender-se ao estrangeiro ou peregrino que está contigo, ou à linhagem da família do estrangeiro,</text:p>
        <text:p text:style-name="P1">48 depois que se houver vendido, poderá ser remido; um de seus irmãos o poderá remir;</text:p>
        <text:p text:style-name="P1">49 ou seu tio, ou o filho de seu tio, ou qualquer parente chegado da sua família poderá remi-lo; ou, se ele se tiver tornado rico, poderá remir-se a si mesmo.</text:p>
        <text:p text:style-name="P1">50 E com aquele que o comprou fará a conta desde o ano em que se vendeu a ele até o ano do jubileu; e o preço da sua venda será conforme o número dos anos; conforme os dias de um jornaleiro estará com ele.</text:p>
        <text:p text:style-name="P1">51 Se ainda faltarem muitos anos, conforme os mesmos restituirá, do dinheiro pelo qual foi comprado, o preço da sua redenção;</text:p>
        <text:p text:style-name="P1">52 e se faltarem poucos anos até o ano do jubileu, fará a conta com ele; segundo o número dos anos restituirá o preço da sua redenção.</text:p>
        <text:p text:style-name="P1">53 Como servo contratado de ano em ano, estará com o comprador; o qual não dominará sobre ele com rigor diante dos teus olhos.</text:p>
        <text:p text:style-name="P1">54 E, se não for remido por nenhum desses meios, sairá livre no ano do jubileu, e com ele seus filhos.</text:p>
        <text:p text:style-name="P1">55 Porque os filhos de Israel são meus servos; eles são os meus servos que tirei da terra do Egito. Eu sou Iavé vosso Deus.</text:p>
      </text:section>
      <text:section text:style-name="Sect1" text:name="Seção68">
        <text:h text:style-name="P5" text:outline-level="2"><text:bookmark text:name="cap261"/>LEVÍTICO-[Capítulo 26]</text:h>
        <text:p text:style-name="P1">1 Não fareis para vós ídolos, nem para vós levantareis imagem esculpida, nem coluna, nem poreis na vossa terra pedra com figuras, para vos inclinardes a ela; porque eu sou Iavé vosso Deus.</text:p>
        <text:p text:style-name="P1">2 Guardareis os meus sábados, e reverenciareis o meu santuário. Eu sou Iavé.</text:p>
        <text:p text:style-name="P1">3 Se andardes nos meus estatutos, e guardardes os meus mandamentos e os cumprires,</text:p>
        <text:p text:style-name="P1">4 eu vos darei as vossas chuvas a seu tempo, e a terra dará o seu produto, e as árvores do campo darão os seus frutos;</text:p>
        <text:p text:style-name="P1"><text:soft-page-break/>5 a debulha vos continuará até a vindima, e a vindima até a semeadura; comereis o vosso pão a fartar, e habitareis seguros na vossa terra.</text:p>
        <text:p text:style-name="P1">6 Também darei paz na terra, e vos deitareis, e ninguém vos amedrontará. Farei desaparecer da terra os animais nocivos, e pela vossa terra não passará espada.</text:p>
        <text:p text:style-name="P1">7 Perseguireis os vossos inimigos, e eles cairão à espada diante de vós.</text:p>
        <text:p text:style-name="P1">8 Cinco de vós perseguirão a um cento deles, e cem de vós perseguirão a dez mil; e os vossos inimigos cairão à espada diante de vos.</text:p>
        <text:p text:style-name="P1">9 Outrossim, olharei para vós, e vos farei frutificar, e vos multiplicarei, e confirmarei o meu pacto convosco.</text:p>
        <text:p text:style-name="P1">10 E comereis da colheita velha por longo tempo guardada, até afinal a removerdes para dar lugar à nova.</text:p>
        <text:p text:style-name="P1">11 Também porei o meu tabernáculo no meio de vós, e a minha alma não vos abominará.</text:p>
        <text:p text:style-name="P1">12 Andarei no meio de vós, e serei o vosso Deus, e vós sereis o meu povo.</text:p>
        <text:p text:style-name="P1">13 Eu sou Iavé vosso Deus, que vos tirei da terra dos egípcios, para que não fôsseis seus escravos; e quebrei os canzis do vosso jugo, e vos fiz andar erguidos.</text:p>
        <text:p text:style-name="P1">14 Mas, se não me ouvirdes, e não cumprirdes todos estes mandamentos,</text:p>
        <text:p text:style-name="P1">15 e se rejeitardes os meus estatutos, e a vossa alma desprezar os meus preceitos, de modo que não cumprais todos os meus mandamentos, mas violeis o meu pacto,</text:p>
        <text:p text:style-name="P1">16 então eu, com efeito, vos farei isto: porei sobre vós o terror, a tísica e a febre ardente, que consumirão os olhos e farão definhar a vida; em vão semeareis a vossa semente, pois os vossos inimigos a comerão.</text:p>
        <text:p text:style-name="P1">17 Porei o meu rosto contra vós, e sereis feridos diante de vossos inimigos; os que vos odiarem dominarão sobre vós, e fugireis sem que ninguém vos persiga.</text:p>
        <text:p text:style-name="P1">18 Se nem ainda com isto me ouvirdes, prosseguirei em castigar-vos sete vezes mais, por causa dos vossos pecados.</text:p>
        <text:p text:style-name="P1">19 Pois quebrarei a soberba do vosso poder, e vos farei o céu como ferro e a terra como bronze.</text:p>
        <text:p text:style-name="P1">20 Em vão se gastará a vossa força, porquanto a vossa terra não dará o seu produto, nem as árvores da terra darão os seus frutos.</text:p>
        <text:p text:style-name="P1">21 Ora, se andardes contrariamente para comigo, e não me quiseres ouvir, trarei sobre vos pragas sete vezes mais, conforme os vossos pecados.</text:p>
        <text:p text:style-name="P1">22 Enviarei para o meio de vós as feras do campo, as quais vos desfilharão, e destruirão o vosso gado, e vos reduzirão a pequeno número; e os vossos caminhos se tornarão desertos.</text:p>
        <text:p text:style-name="P1">23 Se nem ainda com isto quiserdes voltar a mim, mas continuardes a andar contrariamente para comigo,</text:p>
        <text:p text:style-name="P1">24 eu também andarei contrariamente para convosco; e eu, eu mesmo, vos ferirei sete vezes mais, por causa dos vossos pecados.</text:p>
        <text:p text:style-name="P1">25 Trarei sobre vós a espada, que executará a vingança do pacto, e vos aglomerareis nas vossas cidades; então enviarei a peste entre vós, e sereis entregues na mão do inimigo.</text:p>
        <text:p text:style-name="P1">26 Quando eu vos quebrar o sustento do pão, dez mulheres cozerão o vosso pão num só forno, e de novo vo-lo entregarão por peso; e comereis, mas não vos fartareis.</text:p>
        <text:p text:style-name="P1">27 Se nem ainda com isto me ouvirdes, mas continuardes a andar contrariamente para comigo,</text:p>
        <text:p text:style-name="P1">28 também eu andarei contrariamente para convosco com furor; e vos castigarei sete vezes mais, por causa dos vossos pecados.</text:p>
        <text:p text:style-name="P1">29 E comereis a carne de vossos filhos e a carne de vossas filhas.</text:p>
        <text:p text:style-name="P1"><text:soft-page-break/>30 Destruirei os vossos altos, derrubarei as vossas imagens do sol, e lançarei os vossos cadáveres sobre os destroços dos vossos ídolos; e a minha alma vos abominará.</text:p>
        <text:p text:style-name="P1">31 Reduzirei as vossas cidades a deserto, e assolarei os vossos santuários, e não cheirarei o vosso cheiro suave.</text:p>
        <text:p text:style-name="P1">32 Assolarei a terra, e sobre ela pasmarão os vossos inimigos que nela habitam.</text:p>
        <text:p text:style-name="P1">33 Espalhar-vos-ei por entre as nações e, desembainhando a espada, vos perseguirei; a vossa terra será assolada, e as vossas cidades se tornarão em deserto.</text:p>
        <text:p text:style-name="P1">34 Então a terra folgará nos seus sábados, todos os dias da sua assolação, e vós estareis na terra dos vossos inimigos; nesse tempo a terra descansará, e folgará nos seus sábados.</text:p>
        <text:p text:style-name="P1">35 Por todos os dias da assolação descansará, pelos dias que não descansou nos vossos sábados, quando nela habitáveis.</text:p>
        <text:p text:style-name="P1">36 E, quanto aos que de vós ficarem, eu lhes meterei pavor no coração nas terras dos seus inimigos; e o ruído de uma folha agitada os porá em fuga; fugirão como quem foge da espada, e cairão sem que ninguém os persiga;</text:p>
        <text:p text:style-name="P1">37 sim, embora não haja quem os persiga, tropeçarão uns sobre os outros como diante da espada; e não podereis resistir aos vossos inimigos.</text:p>
        <text:p text:style-name="P1">38 Assim perecereis entre as nações, e a terra dos vossos inimigos vos devorará;</text:p>
        <text:p text:style-name="P1">39 e os que de vós ficarem definharão pela sua iniqüidade nas terras dos vossos inimigos, como também pela iniqüidade de seus pais.</text:p>
        <text:p text:style-name="P1">40 Então confessarão a sua iniqüidade, e a iniqüidade de seus pais, com as suas transgressões, com que transgrediram contra mim; igualmente confessarão que, por terem andado contrariamente para comigo,</text:p>
        <text:p text:style-name="P1">41 eu também andei contrariamente para com eles, e os trouxe para a terra dos seus inimigos. Se então o seu coração incircunciso se humilhar, e tomarem por bem o castigo da sua iniqüidade,</text:p>
        <text:p text:style-name="P1">42 eu me lembrarei do meu pacto com Jacó, do meu pacto com Isaque, e do meu pacto com Abraão; e bem assim da terra me lembrarei.</text:p>
        <text:p text:style-name="P1">43 A terra também será deixada por eles e folgará nos seus sábados, sendo assolada por causa deles; e eles tomarão por bem o castigo da sua iniqüidade, em razão mesmo de que rejeitaram os meus preceitos e a sua alma desprezou os meus estatutos.</text:p>
        <text:p text:style-name="P1">44 Todavia, ainda assim, quando eles estiverem na terra dos seus inimigos, não os rejeitarei nem os abominarei a ponto de consumi-los totalmente e quebrar o meu pacto com eles; porque eu sou Iavé seu Deus.</text:p>
        <text:p text:style-name="P1">45 Antes por amor deles me lembrarei do pacto com os seus antepassados, que tirei da terra do Egito perante os olhos das nações, para ser o seu Deus. Eu sou Iavé.</text:p>
        <text:p text:style-name="P1">46 São esses os estatutos, os preceitos e as leis que Iavé firmou entre si e os filhos de Israel, no monte Sinai, por intermédio de Moisés.</text:p>
      </text:section>
      <text:section text:style-name="Sect1" text:name="Seção69">
        <text:h text:style-name="P5" text:outline-level="2"><text:bookmark text:name="cap271"/>LEVÍTICO-[Capítulo 27]</text:h>
        <text:p text:style-name="P1">1 Disse mais Iavé a Moisés:</text:p>
        <text:p text:style-name="P1">2 Fala aos filhos de Israel, e dize-lhes: Quando alguém fizer a Iavé um voto especial que envolve pessoas, o voto será cumprido segundo a tua avaliação das pessoas.</text:p>
        <text:p text:style-name="P1"><text:soft-page-break/>3 Se for de um homem, desde a idade de vinte até sessenta anos, a tua avaliação será de cinqüenta siclos de prata, segundo o siclo do santuário.</text:p>
        <text:p text:style-name="P1">4 Se for mulher, a tua avaliação será de trinta siclos.</text:p>
        <text:p text:style-name="P1">5 Se for de cinco anos até vinte, a tua avaliação do homem será de vinte siclos, e da mulher dez siclos.</text:p>
        <text:p text:style-name="P1">6 Se for de um mês até cinco anos, a tua avaliação do homem será de cinco siclos de prata, e da mulher três siclos de prata.</text:p>
        <text:p text:style-name="P1">7 Se for de sessenta anos para cima, a tua avaliação do homem será de quinze siclos, e da mulher dez siclos.</text:p>
        <text:p text:style-name="P1">8 Mas, se for mais pobre do que a tua avaliação, será apresentado perante o sacerdote, que o avaliará conforme as posses daquele que tiver feito o voto.</text:p>
        <text:p text:style-name="P1">9 Se for animal dos que se oferecem em oferta a Iavé, tudo quanto der dele a Iavé será santo.</text:p>
        <text:p text:style-name="P1">10 Não o mudará, nem o trocará, bom por mau, ou mau por bom; mas se de qualquer maneira trocar animal por animal, tanto um como o outro será santo.</text:p>
        <text:p text:style-name="P1">11 Se for algum animal imundo, dos que não se oferecem em oferta a Iavé, apresentará o animal diante do sacerdote;</text:p>
        <text:p text:style-name="P1">12 e o sacerdote o avaliará, seja bom ou seja mau; segundo tu, sacerdote, o avaliares, assim será.</text:p>
        <text:p text:style-name="P1">13 Mas, se o homem, com efeito, quiser remi-lo, acrescentará a quinta parte sobre a tua avaliação.</text:p>
        <text:p text:style-name="P1">14 Quando alguém santificar a sua casa para ser santa a Iavé, o sacerdote a avaliará, seja boa ou seja má; como o sacerdote a avaliar, assim será.</text:p>
        <text:p text:style-name="P1">15 Mas, se aquele que a tiver santificado quiser remir a sua casa, então acrescentará a quinta parte do dinheiro sobre a tua avaliação, e terá a casa.</text:p>
        <text:p text:style-name="P1">16 Se alguém santificar a Iavé uma parte do campo da sua possessão, então a tua avaliação será segundo a sua sementeira: um terreno que leva um hômer de semente de cevada será avaliado em cinqüenta siclos de prata.</text:p>
        <text:p text:style-name="P1">17 Se ele santificar o seu campo a partir do ano do jubileu, conforme a tua avaliação ficará.</text:p>
        <text:p text:style-name="P1">18 Mas se santificar o seu campo depois do ano do jubileu, o sacerdote lhe calculará o dinheiro conforme os anos que restam até o ano do jubileu, e assim será feita a tua avaliação.</text:p>
        <text:p text:style-name="P1">19 Se aquele que tiver santificado o campo, com efeito, quiser remi-lo, acrescentará a quinta parte do dinheiro da tua avaliação, e lhe ficará assegurado o campo.</text:p>
        <text:p text:style-name="P1">20 Se não o quiser remir, ou se houver vendido o campo a outrem, nunca mais poderá ser remido.</text:p>
        <text:p text:style-name="P1">21 Mas o campo, quando sair livre no ano do jubileu, será santo a Iavé, como campo consagrado; a possessão dele será do sacerdote.</text:p>
        <text:p text:style-name="P1">22 Se alguém santificar a Iavé um campo que tiver comprado, o qual não for parte do campo da sua possessão,</text:p>
        <text:p text:style-name="P1">23 o sacerdote lhe contará o valor da tua avaliação até o ano do jubileu; e no mesmo dia dará a tua avaliação, como coisa santa a Iavé.</text:p>
        <text:p text:style-name="P1">24 No ano do jubileu o campo tornará àquele de quem tiver sido comprado, isto é, àquele a quem pertencer a possessão do campo.</text:p>
        <text:p text:style-name="P1">25 Ora, toda tua avaliação se fará conforme o siclo do santuário; o siclo será de vinte jeiras.</text:p>
        <text:p text:style-name="P1">26 Contudo o primogênito dum animal, que por ser primogênito já pertence a Iavé, ninguém o santificará; seja boi ou gado miúdo, pertence a Iavé.</text:p>
        <text:p text:style-name="P1">27 Mas se o primogênito for dum animal imundo, remir-se-á segundo a tua avaliação, e a esta se acrescentará a quinta parte; e se não for remido, será vendido segundo a tua avaliação.</text:p>
        <text:p text:style-name="P1"><text:soft-page-break/>28 Todavia, nenhuma coisa consagrada a Iavé por alguém, daquilo que possui, seja homem, ou animal, ou campo da sua possessão, será vendida nem será remida; toda coisa consagrada será santíssima a Iavé.</text:p>
        <text:p text:style-name="P1">29 Nenhuma pessoa que dentre os homens for devotada será resgatada; certamente será morta.</text:p>
        <text:p text:style-name="P1">30 Também todos os dízimos da terra, quer dos cereais, quer do fruto das árvores, pertencem a Iavé; santos são a Iavé.</text:p>
        <text:p text:style-name="P1">31 Se alguém quiser remir uma parte dos seus dízimos, acrescentar-lhe-á a quinta parte.</text:p>
        <text:p text:style-name="P1">32 Quanto a todo dízimo do gado e do rebanho, de tudo o que passar debaixo da vara, esse dízimo será santo a Iavé.</text:p>
        <text:p text:style-name="P1">33 Não se examinará se é bom ou mau, nem se trocará; mas se, com efeito, se trocar, tanto um como o outro será santo; não serão remidos.</text:p>
        <text:p text:style-name="P1">34 são esses os mandamentos que Iavé ordenou a Moisés, para os filhos de Israel, no monte Sinai.</text:p>
      </text:section>
      <text:p text:style-name="P7"><text:line-break/><text:bookmark text:name="paginas1"/></text:p>
      <text:h text:style-name="P6" text:outline-level="1"><text:bookmark text:name="livro1"/>Numeros</text:h>
      <text:section text:style-name="Sect1" text:name="Seção72">
        <text:p text:style-name="P4"><text:bookmark text:name="cap112"/>1 Falou Iavé a Moisés no deserto de Sinai, na tenda da revelação, no primeiro dia do segundo mês, no segundo ano depois da saída dos filhos de Israel da terra do Egito, dizendo:</text:p>
        <text:p text:style-name="P1">2 Tomai a soma de toda a congregação dos filhos de Israel, segundo as suas famílias, segundo as casas de seus pais, conforme o número dos nomes de todo homem, cabeça por cabeça;</text:p>
        <text:p text:style-name="P1">3 os da idade de vinte anos para cima, isto é, todos os que em Israel podem sair à guerra, a esses contareis segundo os seus exércitos, tu e Arão.</text:p>
        <text:p text:style-name="P1">4 Estará convosco de cada tribo um homem que seja cabeça da casa de seus pais.</text:p>
        <text:p text:style-name="P1">5 Estes, pois, são os nomes dos homens que vos assistirão: de Rúben Elizur, filho de Sedeur;</text:p>
        <text:p text:style-name="P1">6 de Simeão, Selumiel, filho de Zurisadai;</text:p>
        <text:p text:style-name="P1">7 de Judá, Nasom, filho de Aminadabe;</text:p>
        <text:p text:style-name="P1">8 de Issacar, Netanel, filho de Zuar;</text:p>
        <text:p text:style-name="P1">9 de Zebulom, Eliabe, filho de Helom;</text:p>
        <text:p text:style-name="P1">10 dos filhos de José: de Efraim, Elisama, filho de Amiúde; de Manassés, Gamaliel, filho de Pedazur;</text:p>
        <text:p text:style-name="P1">11 de Benjamim, Abidã, filho de Gideôni;</text:p>
        <text:p text:style-name="P1">12 de Dã, Aizer, filho de Amisadai;</text:p>
        <text:p text:style-name="P1">13 de Aser, Pagiel, filho de Ocrã;</text:p>
        <text:p text:style-name="P1">14 de Gade, Eliasafe, filho de o Deuel;</text:p>
        <text:p text:style-name="P1">15 de Naftali, Airá, Filho de Enã.</text:p>
        <text:p text:style-name="P1">16 São esses os que foram chamados da congregação, os príncipes das tribos de seus pais, os cabeças dos milhares de Israel.</text:p>
        <text:p text:style-name="P1"><text:soft-page-break/>17 Então tomaram Moisés e Arão a esses homens que são designados por nome;</text:p>
        <text:p text:style-name="P1">18 e, tendo ajuntado toda a congregação no primeiro dia do segundo mês, declararam a linhagem deles segundo as suas familias, segundo as casas de seus pais, conforme o número dos nomes dos de vinte anos para cima, cabeça por cabeça;</text:p>
        <text:p text:style-name="P1">19 como Iavé ordenara a Moisés, assim este os contou no deserto de Sinai.</text:p>
        <text:p text:style-name="P1">20 Os filhos de Rúben o primogênito de Israel, as suas gerações, pelas suas famílias, segundo as casas de seus pais, conforme o número dos nomes, cabeça por cabeça, todo homem de vinte anos para cima, todos os que podiam sair à guerra,</text:p>
        <text:p text:style-name="P1">21 os que foram contados deles, da tribo de Rúben eram quarenta e seis mil e quinhentos.</text:p>
        <text:p text:style-name="P1">22 Dos filhos de Simeão, as suas gerações, pelas suas famílias, segundo as casas de seus pais, conforme o número dos nomes, cabeça por cabeça, todo homem de vinte anos para cima, todos os que podiam sair à guerra,</text:p>
        <text:p text:style-name="P1">23 os que foram contados deles, da tribo de Simeão, eram cinqüenta e nove mil e trezentos.</text:p>
        <text:p text:style-name="P1">24 Dos filhos de Gade, as suas gerações, pelas suas famílias, segundo as casas de seus pais, conforme o número dos nomes dos de vinte anos para cima, todos os que podiam sair a guerra,</text:p>
        <text:p text:style-name="P1">25 os que foram contados deles, da tribo de Gade, eram quarenta e cinco mil seiscentos e cinqüenta.</text:p>
        <text:p text:style-name="P1">26 Dos filhos de Judá, as suas gerações, pelas suas famílias, segundo as casas de seus pais, conforme o número dos nomes dos de vinte anos para cima, todos os que podiam sair a guerra,</text:p>
        <text:p text:style-name="P1">27 os que foram contados deles, da tribo de Judá, eram setenta e quatro mil e seiscentos.</text:p>
        <text:p text:style-name="P1">28 Dos filhos de Issacar, as suas gerações, pelas suas famílias, segundo as casas de seus pais, conforme o número dos nomes dos de vinte anos para cima, todos os que podiam sair a guerra,</text:p>
        <text:p text:style-name="P1">29 os que foram contados deles, da tribo de Issacar, eram cinqüenta e quatro mil e quatrocentos.</text:p>
        <text:p text:style-name="P1">30 Dos filhos de Zebulom, as suas gerações, pelas suas famílias, segundo as casas de seus pais, conforme o número dos nomes dos de vinte anos para cima, todos os que podiam sair a guerra,</text:p>
        <text:p text:style-name="P1">31 os que foram contados deles, da tribo de Zebulom, eram cinqüenta e sete mil e quatrocentos.</text:p>
        <text:p text:style-name="P1">32 Dos filhos de José: dos filhos de Efraim, as suas gerações, pelas suas famílias, segundo as casas de seus pais, conforme o número dos nomes dos de vinte anos para cima, todos os que podiam sair à guerra,</text:p>
        <text:p text:style-name="P1">33 os que foram contados deles, da tribo de Efraim, eram quarenta mil e quinhentos;</text:p>
        <text:p text:style-name="P1">34 e dos filhos de Manassés, as suas gerações, pelas suas famílias, segundo as casas de seus pais, conforme o número dos nomes dos de vinte anos para cima, todos os que podiam sair à guerra,</text:p>
        <text:p text:style-name="P1">35 os que foram contados deles, da tribo de Manassés, eram trinta e dois mil e duzentos.</text:p>
        <text:p text:style-name="P1"><text:soft-page-break/>36 Dos filhos de Benjamim, as suas gerações, pelas suas famílias, segundo as casas de seus pais, conforme o número dos nomes dos de vinte anos para cima, todos os que podiam sair à guerra,</text:p>
        <text:p text:style-name="P1">37 os que foram contados deles, da tribo de Benjamim, eram trinta e cinco mil e quatrocentos.</text:p>
        <text:p text:style-name="P1">38 Dos filhos de Dã, as suas gerações, pelas suas famílias, segundo as casas de seus pais, conforme o número dos nomes dos de vinte anos para cima, todos os que podiam sair à guerra,</text:p>
        <text:p text:style-name="P1">39 os que foram contados deles, da tribo de Dã, eram sessenta e dois mil e setecentos.</text:p>
        <text:p text:style-name="P1">40 Dos filhos de Aser, as suas gerações, pelas suas famílias, segundo as casas de seus pais, conforme o numero dos nomes dos de vinte anos para cima, todos os que podiam sair à guerra,</text:p>
        <text:p text:style-name="P1">41 os que foram contados deles, da tribo de Aser, eram quarenta e um mil e quinhentos.</text:p>
        <text:p text:style-name="P1">42 Dos filhos de Naftali, as suas gerações, pelas suas famílias, segundo as casas de seus pais, conforme o número dos nomes dos de vinte anos para cima, todos os que podiam sair a guerra,</text:p>
        <text:p text:style-name="P1">43 os que foram contados deles, da tribo de Naftali, eram cinqüenta e três mil e quatrocentos,</text:p>
        <text:p text:style-name="P1">44 São esses os que foram contados por Moisés e Arão, e pelos príncipes de Israel, sendo estes doze homens e representando cada um a casa de seus pais.</text:p>
        <text:p text:style-name="P1">45 Assim todos os que foram contados dos filhos de Israel, segundo as casas de seus pais, de vinte anos para cima, todos os de Israel que podiam sair à guerra,</text:p>
        <text:p text:style-name="P1">46 sim, todos os que foram contados eram : seiscentos e três mil quinhentos e cinqüenta.</text:p>
        <text:p text:style-name="P1">47 Mas os levitas, segundo a tribo de e seus pais, não foram contados entre eles;</text:p>
        <text:p text:style-name="P1">48 porquanto Iavé dissera a Moisés:</text:p>
        <text:p text:style-name="P1">49 Somente não contarás a tribo de Levi, nem tomarás a soma deles entre os filhos de Israel;</text:p>
        <text:p text:style-name="P1">50 mas tu põe os levitas sobre o tabernáculo do testemunho, sobre todos os seus móveis, e sobre tudo o que lhe pertence. Eles levarão o tabernáculo e todos os seus móveis, e o administrarão; e acampar-se-ão ao redor do tabernáculo.</text:p>
        <text:p text:style-name="P1">51 Quando o tabernáculo houver de partir, os levitas o desarmarão; e quando o tabernáculo se houver de assentar, os levitas o armarão; e o estranho que se chegar será morto.</text:p>
        <text:p text:style-name="P1">52 Os filhos de Israel acampar-se-ão, cada um no seu arraial, e cada um junto ao seu estandarte, segundo os seus exércitos.</text:p>
        <text:p text:style-name="P1">53 Mas os levitas acampar-se-ão ao redor do tabernáculo do testemunho, para que não suceda acender-se ira contra a congregação dos filhos de Israel; pelo que os levitas terão o cuidado da guarda do tabernáculo do testemunho.</text:p>
        <text:p text:style-name="P1">54 Assim fizeram os filhos de Israel; conforme tudo o que Iavé ordenara a Moisés, assim o fizeram.</text:p>
      </text:section>
      <text:section text:style-name="Sect1" text:name="Seção73">
        <text:h text:style-name="P5" text:outline-level="2"><text:bookmark text:name="cap212"/>NÚMEROS-[Capítulo 2]</text:h>
        <text:p text:style-name="P1">1 Iavé disse a Moisés e a Arão:</text:p>
        <text:p text:style-name="P1"><text:soft-page-break/>2 Os filhos de Israel acampar-se-ão, cada um junto ao seu estandarte, com as insígnias das casas de seus pais; ao redor, de frente para a tenda da revelação, se acamparão.</text:p>
        <text:p text:style-name="P1">3 Ao lado oriental se acamparão os do estandarte do arraial de Judá, segundo os seus exércitos; e Nasom, filho de Aminadabe, será o príncipe dos filhos de Judá.</text:p>
        <text:p text:style-name="P1">4 E o seu exército, os que foram contados deles, era de setenta e quatro mil e seiscentos.</text:p>
        <text:p text:style-name="P1">5 Junto a eles se acamparão os da tribo de Issacar; e Netanel, filho de Zuar, será o príncipe dos filhos de Issacar.</text:p>
        <text:p text:style-name="P1">6 E o seu exército, os que foram contados deles, era de cinqüenta e quatro mil e quatrocentos.</text:p>
        <text:p text:style-name="P1">7 Depois a tribo de Zebulom; e Eliabe, filho de Helom, será o príncipe dos filhos de Zebulom.</text:p>
        <text:p text:style-name="P1">8 E o seu exército, os que foram contados deles, era de cinqüenta e sete mil e quatrocentos.</text:p>
        <text:p text:style-name="P1">9 Todos os que foram contados do arraial de Judá eram cento e oitenta e seis mil e quatrocentos, segundo os seus exércitos. Esses marcharão primeiro.</text:p>
        <text:p text:style-name="P1">10 O estandarte do arraial de Rúben segundo os seus exércitos, estará para a banda do sul; e Elizur, filho de Sedeur, será o príncipe dos filhos de Rúben.</text:p>
        <text:p text:style-name="P1">11 E o seu exército, os que foram contados deles, era de quarenta e seis mil e quinhentos.</text:p>
        <text:p text:style-name="P1">12 Junto a ele se acamparão os da tribo de Simeão; e Selumiel, filho de Zurisadai, será o príncipe dos filhos de Simeão.</text:p>
        <text:p text:style-name="P1">13 E o seu exército, os que foram contados deles, era de cinqüenta e nove mil e trezentos.</text:p>
        <text:p text:style-name="P1">14 Depois a tribo de Gade; e Eliasafe, filho de Reuel, será o príncipe dos filhos de Gade.</text:p>
        <text:p text:style-name="P1">15 E o seu exército, os que foram contados deles, era de quarenta e cinco mil seiscentos e cinqüenta.</text:p>
        <text:p text:style-name="P1">16 Todos os que foram contados do arraial de Rúben eram cento e cinqüenta e um mil quatrocentos e cinqüenta, segundo os seus exércitos. Esses marcharão em segundo lugar.</text:p>
        <text:p text:style-name="P1">17 Então partirá a tenda da revelação com o arraial dos levitas no meio dos arraiais; como se acamparem, assim marcharão, cada um no seu lugar, segundo os seus estandartes.</text:p>
        <text:p text:style-name="P1">18 Para a banda do ocidente estará o estandarte do arraial de Efraim, segundo os seus exércitos; e Elisama, filho de Amiúde, será o príncipe dos filhos de Efraim.</text:p>
        <text:p text:style-name="P1">19 E o seu exército, os que foram contados deles, era de quarenta mil e quinhentos.</text:p>
        <text:p text:style-name="P1">20 Junto a eles estará a tribo de Manassés; e Gamaliel, filho de Pedazur, será o príncipe dos filhos de Manassés.</text:p>
        <text:p text:style-name="P1">21 E o seu exército, os que foram contados deles, era de trinta e dois mil e duzentos.</text:p>
        <text:p text:style-name="P1">22 Depois a tribo de Benjamim; e Abidã, filho de Gideôni, será o príncipe dos filhos de Benjamim.</text:p>
        <text:p text:style-name="P1">23 E o seu exército, os que foram contados deles, era de trinta e cinco mil e quatrocentos.</text:p>
        <text:p text:style-name="P1">24 Todos os que foram contados o arraial de Efraim eram cento e oito mil e cem, segundo os seus exércitos. Esses marcharão em terceiro lugar.</text:p>
        <text:p text:style-name="P1">25 Para a banda do norte estará o estandarte do arraial de Dã, segundo os seus exércitos; e Aiezer, filho de Amisadai, será o príncipe dos filhos de Dã.</text:p>
        <text:p text:style-name="P1">26 E o seu exército, os que foram contados deles, era de sessenta e dois mil e setecentos.</text:p>
        <text:p text:style-name="P1">27 Junto a eles se acamparão os da tribo de Aser; e Pagiel, filho de Ocrã, será o príncipe dos filhos de Aser.</text:p>
        <text:p text:style-name="P1">28 E o seu exército, os que foram contados deles, era de quarenta e um mil e quinhentos.</text:p>
        <text:p text:style-name="P1">29 Depois a tribo de Naftali; e Airá, filho de Enã, será o príncipe dos filhos de Naftali.</text:p>
        <text:p text:style-name="P1">30 E o seu exército, os que foram contados deles, era de cinqüenta e três mil e quatrocentos.</text:p>
        <text:p text:style-name="P1">31 Todos os que foram contados do arraial de Dã eram cento e cinqüenta e sete mil e seiscentos. Esses marcharão em último lugar, segundo os seus estandartes.</text:p>
        <text:p text:style-name="P1"><text:soft-page-break/>32 São esses os que foram contados dos filhos de Israel, segundo as casas de seus pais; todos os que foram contados dos arraiais segundo os seus exércitos, eram seiscentos e três mil quinhentos e cinquenta.</text:p>
        <text:p text:style-name="P1">33 Os levicampo consagrado; a possessão dele será do sacerdote. foram contados entre os filhos de Israel.</text:p>
        <text:p text:style-name="P1">34 Assim fizeram os filhos de Israel, conforme tudo o que Iavé ordenara a Moisés; acamparam-se segundo os seus estandartes, e marcharam, cada qual segundo as suas familias, segundo as casas de seus pais.</text:p>
      </text:section>
      <text:section text:style-name="Sect1" text:name="Seção74">
        <text:h text:style-name="P5" text:outline-level="2"><text:bookmark text:name="cap311"/>NÚMEROS-[Capítulo 3]</text:h>
        <text:p text:style-name="P1">1 Estas, pois, eram as gerações de Arão e de Moisés, no dia em que Iavé falou com Moisés no monte Sinai.</text:p>
        <text:p text:style-name="P1">2 Os nomes dos filhos de Arão são estes: o primogênito, Nadabe; depois Abiú, Eleazar e Itamar.</text:p>
        <text:p text:style-name="P1">3 São esses os nomes dos filhos de Arão, dos sacerdotes que foram ungidos, a quem ele consagrou para administrarem o sacerdocio.</text:p>
        <text:p text:style-name="P1">4 Mas Nadabe e Abiú morreram perante Iavé, quando ofereceram fogo estranho perante Iavé no deserto de Sinai, e não tiveram filhos; porém Eleazar e Itamar administraram o sacerdócio diante de Arão, seu pai.</text:p>
        <text:p text:style-name="P1">5 Então Iavé disse a Moisés:</text:p>
        <text:p text:style-name="P1">6 Faze chegar a tribo de Levi, e põe-nos diante de Arão, o sacerdote, para que o sirvam;</text:p>
        <text:p text:style-name="P1">7 eles cumprirão o que é devido a ele e a toda a congregação, diante da tenda da revelação, fazendo o serviço do tabernáculo;</text:p>
        <text:p text:style-name="P1">8 cuidarão de todos os móveis da tenda da revelação, e zelarão pelo cumprimento dos deveres dos filhos de Israel, fazendo o serviço do tabernáculo.</text:p>
        <text:p text:style-name="P1">9 Darás, pois, os levitas a Arão e a seus filhos; de todo lhes são dados da parte dos filhos de Israel.</text:p>
        <text:p text:style-name="P1">10 Mas a Arão e a seus filhos ordenarás que desempenhem o seu sacerdócio; e o estranho que se chegar será morto.</text:p>
        <text:p text:style-name="P1">11 Disse mais Iavé a Moisés:</text:p>
        <text:p text:style-name="P1">12 Eu, eu mesmo tenho tomado os levitas do meio dos filhos de Israel, em lugar de todo primogênito, que abre a madre, entre os filhos de Israel; e os levitas serão meus,</text:p>
        <text:p text:style-name="P1">13 porque todos os primogênitos são meus. No dia em que feri a todos os primogênitos na terra do Egito, santifiquei para mim todos os primogênitos em Israel, tanto dos homens como dos animais; meus serão. Eu sou Iavé.</text:p>
        <text:p text:style-name="P1">14 Disse mais Iavé a Moisés no deserto de Sinai:</text:p>
        <text:p text:style-name="P1">15 Conta os filhos de Levi, segundo as casas de seus pais, pelas suas famílias; contarás todo homem da idade de um mês, para cima.</text:p>
        <text:p text:style-name="P1">16 E Moisés os contou conforme o mandado de Iavé, como lhe fora ordenado.</text:p>
        <text:p text:style-name="P1">17 Estes, pois, foram os filhos de Levi, pelos seus nomes: Gérson, Coate e Merári.</text:p>
        <text:p text:style-name="P1">18 E estes são os nomes dos filhos de Gérson pelas suas famílias: Líbni e Simei.</text:p>
        <text:p text:style-name="P1">19 E os filhos de Coate, pelas suas famílias: Anrão, Izar, Hebrom e Uziel.</text:p>
        <text:p text:style-name="P1"><text:soft-page-break/>20 E os filhos de Merári, pelas suas familias: Mali e Musi. São essas as famílias dos levitas, segundo as casas de seus pais.</text:p>
        <text:p text:style-name="P1">21 De Gérson era a familia dos libnitas e a família dos simeítas. São estas as famílias dos gersonitas.</text:p>
        <text:p text:style-name="P1">22 Os que deles foram contados, segundo o número de todos os homens da idade de um mês para cima, sim, os que deles foram c contados eram sete mil e quinhentos.</text:p>
        <text:p text:style-name="P1">23 As famílias dos gersonitas acampar-se-ão atrás do tabernáculo, ao ocidente.</text:p>
        <text:p text:style-name="P1">24 E o prícipe da casa paterna dos gersonitas será Eliasafe, filho de Lael.</text:p>
        <text:p text:style-name="P1">25 E os filhos de Gérson terão a seu cargo na tenda da revelação o tabernáculo e a tenda, a sua coberta e o reposteiro da porta da tenda da revelação,</text:p>
        <text:p text:style-name="P1">26 e as cortinas do átrio, e o reposteiro da porta do átrio, que está junto ao tabernáculo e junto ao altar, em redor, como também as suas cordas para todo o seu serviço.</text:p>
        <text:p text:style-name="P1">27 De Coate era a familia dos anramitas, e a familia dos izaritas, e a familia dos hebronitas, e a família dos uzielitas; são estas as famílias dos coatitas.</text:p>
        <text:p text:style-name="P1">28 Segundo o número de todos os homens da idade de um mês para cima, eram oito mil e seiscentos os que tinham a seu cargo o santuário.</text:p>
        <text:p text:style-name="P1">29 As famílias dos filhos de Coate acampar-se-ão ao lado do tabernáculo para a banda do sul.</text:p>
        <text:p text:style-name="P1">30 E o príncipe da casa paterna das familias dos coatitas será Elizafã, filho de Uziel.</text:p>
        <text:p text:style-name="P1">31 Eles terão a seu cargo a arca e a mesa, o candelabro, os altares e os utensílios do santuário com que ministram, e o reposteiro com todo o seu serviço.</text:p>
        <text:p text:style-name="P1">32 E o príncipe dos príncipes de Levi será Eleazar, filho de Arão, o sacerdote; ele terá a superintendência dos que têm a seu cargo o santuário.</text:p>
        <text:p text:style-name="P1">33 De Merári era a família dos malitas e a família dos musitas; são estas as famílias de Merári.</text:p>
        <text:p text:style-name="P1">34 Os que deles foram contados, segundo o número de todos os homens de um mês para cima, eram seis mil e duzentos.</text:p>
        <text:p text:style-name="P1">35 E o príncipe da casa paterna das famílias de Merári será Zuriel, filho de Abiail; eles se acamparão ao lado do tabernáculo, para a banda do norte.</text:p>
        <text:p text:style-name="P1">36 Por designação os filhos de Merári terão a seu cargo as armações do tabernáculo e os seus travessões, as suas colunas e as suas bases, e todos os seus pertences, com todo o seu serviço,</text:p>
        <text:p text:style-name="P1">37 e as colunas do átrio em redor e as suas bases, as suas estacas e as suas cordas.</text:p>
        <text:p text:style-name="P1">38 Diante do tabernáculo, para a banda do oriente, diante da tenda da revelação, acampar-se-ão Moisés, e Arão com seus filhos, que terão a seu cargo o santuário, para zelarem pelo cumprimento dos deveres dos filhos de Israel; e o estranho que se chegar será morto.</text:p>
        <text:p text:style-name="P1">39 Todos os que foram contados dos levitas, que Moisés e Arão contaram por mandado de Iavé, segundo as suas famílias, todos os homens de um mês para cima, eram vinte e dois mil.</text:p>
        <text:p text:style-name="P1">40 Disse mais Iavé a Moisés: Conta todos os primogênitos dos filhos de Israel, da idade de um mês para cima, e toma o número dos seus nomes.</text:p>
        <text:p text:style-name="P1"><text:soft-page-break/>41 E para mim tomarás os levitas (eu sou Iavé) em lugar de todos os primogênitos dos filhos de Israel, e o gado dos levitas em lugar de todos os primogênitos entre o gado de Israel.</text:p>
        <text:p text:style-name="P1">42 Moisés, pois, contou, como Iavé lhe ordenara, todos os primogênitos entre os filhos de Israel.</text:p>
        <text:p text:style-name="P1">43 E todos os primogênitos, pelo número dos nomes, da idade de um mês para cima, segundo os que foram contados deles, eram vinte e dois mil duzentos e setenta e três.</text:p>
        <text:p text:style-name="P1">44 Disse ainda mais Iavé a Moisés:</text:p>
        <text:p text:style-name="P1">45 Toma os levitas em lugar de todos os primogênitos entre os filhos de Israel, e o gado dos levitas em lugar do gado deles; porquanto os levitas serão meus. Eu sou Iavé.</text:p>
        <text:p text:style-name="P1">46 Pela redenção dos duzentos e setenta e três primogênitos dos filhos de Israel, que excedem o número dos levitas,</text:p>
        <text:p text:style-name="P1">47 receberás por cabeça cinco siclos; conforme o siclo do santuário os receberás (o siclo tem vinte jeiras),</text:p>
        <text:p text:style-name="P1">48 e darás a Arão e a seus filhos o dinheiro da redenção dos que excedem o número entre eles.</text:p>
        <text:p text:style-name="P1">49 Então Moisés recebeu o dinheiro da redenção dos que excederam o número dos que foram remidos pelos levitas;</text:p>
        <text:p text:style-name="P1">50 dos primogênitos dos filhos de Israel recebeu o dinheiro, mil trezentos e sessenta e cinco siclos, segundo o siclo do santuário.</text:p>
        <text:p text:style-name="P1">51 E Moisés deu o dinheiro da redenção a Arão e a seus filhos, conforme Iavé lhe ordenara.</text:p>
      </text:section>
      <text:section text:style-name="Sect1" text:name="Seção75">
        <text:h text:style-name="P5" text:outline-level="2"><text:bookmark text:name="cap42"/>NÚMEROS-[Capítulo 4]</text:h>
        <text:p text:style-name="P1">1 Disse mais Iavé a Moisés e a Arão:</text:p>
        <text:p text:style-name="P1">2 Tomai a soma dos filhos de Coate, dentre os filhos de Levi, pelas suas famílias, segundo as casas de seus pais,</text:p>
        <text:p text:style-name="P1">3 da idade de trinta anos para cima até os cinqüenta anos, de todos os que entrarem no serviço para fazerem o trabalho na tenda da revelação.</text:p>
        <text:p text:style-name="P1">4 Este será o serviço dos filhos de Coate; na tenda da revelação, no tocante as coisas santíssimas:</text:p>
        <text:p text:style-name="P1">5 Quando partir o arraial, Arão e seus filhos entrarão e, abaixando o véu do reposteiro, com ele cobrirão a arca do testemunho;</text:p>
        <text:p text:style-name="P1">6 por-lhe-ão por cima uma coberta de peles de golfinhos, e sobre ela estenderão um pano todo de azul, e lhe meterão os varais.</text:p>
        <text:p text:style-name="P1">7 Sobre a mesa dos pães da proposição estenderão um pano de azul, e sobre ela colocarão os pratos, as colheres, as tigelas e os cântaros para as ofertas de libação; também o pão contínuo estará sobre ela.</text:p>
        <text:p text:style-name="P1">8 Depois estender-lhe-ão por cima um pano de carmesim, o qual cobrirão com uma coberta de peles de golfinhos, e meterão à mesa os varais.</text:p>
        <text:p text:style-name="P1">9 Então tomarão um pano de azul, e cobrirão o candelabro da luminária, as suas lâmpadas, os seus espevitadores, os seus cinzeiros, e todos os seus vasos do azeite, com que o preparam;</text:p>
        <text:p text:style-name="P1"><text:soft-page-break/>10 e o envolverão, juntamente com todos os seus utensílios, em uma coberta de peles de golfinhos, e o colocarão sobre os varais.</text:p>
        <text:p text:style-name="P1">11 Sobre o altar de ouro estenderão um pano de azul, e com uma coberta de peles de golfinhos o cobrirão, e lhe meterão os varais.</text:p>
        <text:p text:style-name="P1">12 Também tomarão todos os utensilios do ministério, com que servem no santuário, envolvê-los-ão num pano de azul e, cobrindo-os com uma coberta de peles de golfinhos, os colocarão sobre os varais.</text:p>
        <text:p text:style-name="P1">13 E, tirando as cinzas do altar, estenderão sobre ele um pano de púrpura;</text:p>
        <text:p text:style-name="P1">14 colocarão nele todos os utensilios com que o servem: os seus braseiros, garfos, as pás e as bacias, todos os utensílios do altar; e sobre ele estenderão uma coberta de peles de golfinhos, e lhe meterão os varais.</text:p>
        <text:p text:style-name="P1">15 Quando Arão e seus filhos, ao partir o arraial, acabarem de cobrir o santuário e todos os seus móveis, os filhos de Coate virão para levá-lo; mas nas coisas sagradas não tocarão, para que não morram; esse é o cargo dos filhos de Coate na tenda da revelação.</text:p>
        <text:p text:style-name="P1">16 Eleazar, filho de Arão, o sacerdote, terá a seu cargo o azeite da luminária, o incenso aromático, a oferta contínua de cereais e o óleo da unção; isto é, terá a seu cargo todo o tabernáculo, e tudo o que nele há, o santuário e os seus móveis.</text:p>
        <text:p text:style-name="P1">17 Disse mais Iavé a Moisés e a Arão:</text:p>
        <text:p text:style-name="P1">18 Não cortareis a tribo das famílias dos coatitas do meio dos levitas;</text:p>
        <text:p text:style-name="P1">19 mas isto lhes fareis, para que vivam e não morram, quando se aproximarem das coisas santíssimas: Arão e seus filhos entrarão e lhes designarão a cada um o seu serviço e o seu cargo;</text:p>
        <text:p text:style-name="P1">20 mas eles não entrarão a ver, nem por um momento, as coisas sagradas, para que não morram.</text:p>
        <text:p text:style-name="P1">21 Disse mais Iavé a Moisés:</text:p>
        <text:p text:style-name="P1">22 Toma também a soma dos filhos de Gérsom segundo as casas de seus pais, segundo as suas famílias;</text:p>
        <text:p text:style-name="P1">23 da idade de trinta anos para cima até os cinqüenta os contarás, a todos os que entrarem no serviço para fazerem o trabalho na tenda da revelação.</text:p>
        <text:p text:style-name="P1">24 Este será o serviço das familias dos gersonitas, ao servirem e ao levarem as cargas:</text:p>
        <text:p text:style-name="P1">25 levarão as cortinas do tabernáculo, a tenda da revelação, a sua coberta, a coberta de peles de golfinhos, que está por cima, o reposteiro da porta da tenda da revelação,</text:p>
        <text:p text:style-name="P1">26 as cortinas do átrio, o reposteiro da porta do átrio, que está junto ao tabernáculo e junto ao altar em redor, as suas cordas, e todos os instrumentos do seu serviço; enfim tudo quanto se houver de fazer no tocante a essas coisas, nisso hão de servir.</text:p>
        <text:p text:style-name="P1">27 Todo o trabalho dos filhos dos gersonitas, em todo o seu cargo, e em todo o seu serviço, será segundo o mandado de Arão e de seus filhos; e lhes designareis os cargos em que deverão servir.</text:p>
        <text:p text:style-name="P1">28 Este é o serviço das famílias dos filhos dos gersonitas na tenda da revelação; e o seu trabalho estará sob a direção de Itamar, filho de Arão, o sacerdote.</text:p>
        <text:p text:style-name="P1">29 Quanto aos filhos de Merári, contá-los-ás segundo as suas famílias, segundo as casas e seus pais;</text:p>
        <text:p text:style-name="P1"><text:soft-page-break/>30 da idade de trinta anos para cima até os cinqüenta os contarás, a todos os que entrarem no serviço para fazerem o trabalho da tenda da revelação,</text:p>
        <text:p text:style-name="P1">31 Este será o seu encargo, segundo todo o seu serviço na tenda da revelação: as armações do tabernáculo e os seus varais, as suas colunas e as suas bases,</text:p>
        <text:p text:style-name="P1">32 como também as colunas do átrio em redor e as suas bases, as suas estacas e as suas cordas, com todos os seus objetos, e com todo o seu serviço; e por nome lhes designareis os objetos que ficarão a seu cargo.</text:p>
        <text:p text:style-name="P1">33 Este é o serviço das famílias dos filhos de Merári, segundo todo o seu trabalho na tenda da revelação, sob a direção de Itamar, filho de Arão, o sacerdote.</text:p>
        <text:p text:style-name="P1">34 Moisés, pois, e Arão e os príncipes da congregação contaram os filhos dos coatitas, segundo as suas famílias, segundo as casas e seus pais,</text:p>
        <text:p text:style-name="P1">35 da idade de trinta anos para cima até os cinqüenta, todos os que entraram no serviço para o trabalho na tenda da revelação;</text:p>
        <text:p text:style-name="P1">36 os que deles foram contados, pois, segundo as suas famílias, eram dois mil setecentos e cinqüenta.</text:p>
        <text:p text:style-name="P1">37 Esses são os que foram contados das familias dos coatitas, isto é, todos os que haviam de servir na tenda da revelação, aos quais Moisés e Arão contaram, conforme o mandado de Iavé por intermédio de Moises.</text:p>
        <text:p text:style-name="P1">38 Semelhantemente os que foram contados dos filhos de Gérsom segundo as suas familias, segundo as casas de seus pais,</text:p>
        <text:p text:style-name="P1">39 da idade de trinta anos para cima até os cinqüenta, todos os que entraram no serviço, para o trabalho na tenda da revelação,</text:p>
        <text:p text:style-name="P1">40 os que deles foram contados, segundo as suas familias, segundo as casas de seus pais, eram dois mil seiscentos e trinta.</text:p>
        <text:p text:style-name="P1">41 Esses são os que foram contados das famílias dos filhos de Gérsom todos os que haviam de servir na tenda da revelação, aos quais Moisés e Arão contaram, conforme o mandado de Iavé.</text:p>
        <text:p text:style-name="P1">42 E os que foram contados das famílias dos filhos de Merári, segundo as suas famílias, segundo as casas de seus pais,</text:p>
        <text:p text:style-name="P1">43 da idade de trinta anos para cima até os cinqüenta, todos os que entraram no serviço, para o trabalho na tenda da revelação,</text:p>
        <text:p text:style-name="P1">44 os que deles foram contados, segundo as suas famílias, eram três mil e duzentos.</text:p>
        <text:p text:style-name="P1">45 Esses são os que foram contados das familias dos filhos de Merári, aos quais Moisés e Arão contaram, conforme o mandado de Iavé por intermédio de Moisés.</text:p>
        <text:p text:style-name="P1">46 Todos os que foram contados dos levitas, aos quais contaram Moisés e Arão e os príncipes de Israel, segundo as suas famílias, segundo as casas de seus pais,</text:p>
        <text:p text:style-name="P1">47 da idade de trinta anos para cima até os cinqüenta, todos os que entraram no serviço para trabalharem e para levarem cargas na tenda da revelação,</text:p>
        <text:p text:style-name="P1">48 os que deles foram contados eram oito mil quinhentos e oitenta.</text:p>
        <text:p text:style-name="P1">49 Conforme o mandado de Iavé foram contados por Moisés, cada qual segundo o seu serviço, e segundo o seu cargo; assim foram contados por ele, como Iavé lhe ordenara.</text:p>
      </text:section>
      <text:section text:style-name="Sect1" text:name="Seção76">
        <text:h text:style-name="P5" text:outline-level="2"><text:bookmark text:name="cap52"/>NÚMEROS-[Capítulo 5]</text:h>
        <text:p text:style-name="P1">1 Disse mais Iavé a Moisés:</text:p>
        <text:p text:style-name="P1">2 Ordena aos filhos de Israel que lancem para fora do arraial a todo leproso, e a todo o que padece fluxo, e a todo o que está oriundo por ter tocado num morto;</text:p>
        <text:p text:style-name="P1">3 tanto homem como mulher os lançareis para fora, sim, para fora do arraial os lançareis; para que não contaminem o seu arraial, no meio do qual eu habito.</text:p>
        <text:p text:style-name="P1">4 Assim fizeram os filhos de Israel, lançando-os para fora do arraial; como Iavé falara a Moisés, assim fizeram os filhos de Israel.</text:p>
        <text:p text:style-name="P1">5 Disse mais Iavé a Moisés: Dize aos filhos de Israel: Quando homem ou mulher pecar contra o seu próximo, transgredindo os mandamentos de Iavé, e tornando-se assim culpado,</text:p>
        <text:p text:style-name="P1">7 confessará o pecado que tiver cometido, e pela sua culpa fará plena restituição, e ainda lhe acrescentará a sua quinta parte; e a dará àquele contra quem se fez culpado.</text:p>
        <text:p text:style-name="P1">8 Mas, se esse homem não tiver parente chegado, a quem se possa fazer a restituição pela culpa, esta será feita a Iavé, e será do sacerdote, além do carneiro da expiação com que se fizer expiação por ele.</text:p>
        <text:p text:style-name="P1">9 Semelhantemente toda oferta alçada de todas as coisas consagradas dos filhos de Israel, que estes trouxerem ao sacerdote, será dele.</text:p>
        <text:p text:style-name="P1">10 Enfim, as coisas consagradas de cada um serão do sacerdote; tudo o que alguém lhe der será dele.</text:p>
        <text:p text:style-name="P1">11 Disse mais Iavé a Moisés:</text:p>
        <text:p text:style-name="P1">12 Fala aos filhos de Israel, e dize-lhes: Se a mulher de alguém se desviar pecando contra ele,</text:p>
        <text:p text:style-name="P1"><text:soft-page-break/>13 e algum homem se deitar com ela, sendo isso oculto aos olhos de seu marido e conservado encoberto, se ela se tiver contaminado, e contra ela não houver testemunha, por não ter sido apanhada em flagrante;</text:p>
        <text:p text:style-name="P1">14 se o espírito de ciúmes vier sobre ele, e de sua mulher tiver ciúmes, por ela se haver contaminado, ou se sobre ele vier o espírito de ciúmes, e de sua mulher tiver ciúmes, mesmo que ela não se tenha contaminado;</text:p>
        <text:p text:style-name="P1">15 o homem trará sua mulher perante o sacerdote, e juntamente trará a sua oferta por ela, a décima parte de uma efa de farinha de cevada, sobre a qual não deitará azeite nem porá incenso; porquanto é oferta de cereais por ciúmes, oferta memorativa, que traz a iniqüidade à memória.</text:p>
        <text:p text:style-name="P1">16 O sacerdote fará a mulher chegar, e a porá perante Iavé.</text:p>
        <text:p text:style-name="P1">17 E o sacerdote tomará num vaso de barro água sagrada; também tomará do pó que houver no chão do tabernáculo, e o deitará na água.</text:p>
        <text:p text:style-name="P1">18 Então apresentará a mulher perante Iavé, e descobrirá a cabeça da mulher, e lhe porá na mão a oferta de cereais memorativa, que é a oferta de cereais por ciúmes; e o sacerdote terá na mão a água de amargura, que traz consigo a maldição;</text:p>
        <text:p text:style-name="P1">19 e a fará jurar, e dir-lhe-á: Se nenhum homem se deitou contigo, e se não te desviaste para a imundícia, violando o voto conjugal, sejas tu livre desta água de amargura, que traz consigo a maldição;</text:p>
        <text:p text:style-name="P1">20 mas se te desviaste, violando o voto conjugal, e te contaminaste, e algum homem que não é teu marido se deitou contigo, -</text:p>
        <text:p text:style-name="P1">21 então o sacerdote, fazendo que a mulher tome o juramento de maldição, lhe dirá: - Iavé te ponha por maldição e praga no meio do teu povo, fazendo-te Iavé consumir-se a tua coxa e inchar o teu ventre;</text:p>
        <text:p text:style-name="P1">22 e esta água que traz consigo a maldição entrará nas tuas entranhas, para te fazer inchar o ventre, e te fazer consumir-se a coxa. Então a mulher dirá: Amém, amém.</text:p>
        <text:p text:style-name="P1">23 Então o sacerdote escreverá estas maldições num livro, e na água de amargura as apagará;</text:p>
        <text:p text:style-name="P1">24 e fará que a mulher beba a água de amargura, que traz consigo a maldição; e a água que traz consigo a maldição entrará nela para se tornar amarga.</text:p>
        <text:p text:style-name="P1">25 E o sacerdote tomará da mão da mulher a oferta de cereais por ciúmes, e moverá a oferta de cereais perante Iavé, e a trará ao altar;</text:p>
        <text:p text:style-name="P1">26 também tomará um punhado da oferta de cereais como memorial da oferta, e o queimará sobre o altar, e depois fará que a mulher beba a água.</text:p>
        <text:p text:style-name="P1">27 Quando ele tiver feito que ela beba a água, sucederá que, se ela se tiver contaminado, e tiver pecado contra seu marido, a água, que traz consigo a maldição, entrará nela, tornando-se amarga; inchar-lhe-á o ventre e a coxa se lhe consumirá; e a mulher será por maldição no meio do seu povo.</text:p>
        <text:p text:style-name="P1">28 E, se a mulher não se tiver contaminado, mas for inocente, então será livre, e conceberá filhos.</text:p>
        <text:p text:style-name="P1">29 Esta é a lei dos ciúmes, no tocante à mulher que, violando o voto conjugal, se desviar e for contaminada;</text:p>
        <text:p text:style-name="P1">30 ou no tocante ao homem sobre quem vier o espírito de ciúmes, e se enciumar de sua mulher; ele apresentará a mulher perante Iavé, e o sacerdote cumprirá para com ela toda esta lei.</text:p>
        <text:p text:style-name="P1"><text:soft-page-break/>31 Esse homem será livre da iniqüidade; a mulher, porém, levará sobre si a sua iniqüidade.</text:p>
      </text:section>
      <text:h text:style-name="P5" text:outline-level="2"><text:bookmark text:name="cap62"/>NÚMEROS-[Capítulo 6]</text:h>
      <text:p text:style-name="P1">1 Disse mais Iavé a Moisés:</text:p>
      <text:p text:style-name="P1">2 Fala aos filhos de Israel, e dize-lhes: Quando alguém, seja homem, seja mulher, fizer voto especial de nazireu, a fim de se separar para Iavé,</text:p>
      <text:p text:style-name="P1">3 abster-se-á de vinho e de bebida forte; não beberá, vinagre de vinho, nem vinagre de bebida forte, nem bebida alguma feita de uvas, nem comerá uvas frescas nem secas.</text:p>
      <text:p text:style-name="P1">4 Por todos os dias do seu nazireado não comerá de coisa alguma que se faz da uva, desde os caroços até as cascas.</text:p>
      <text:p text:style-name="P1">5 Por todos os dias do seu voto de nazireado, navalha não passará sobre a sua cabeça; até que se cumpram os dias pelos quais ele se tenha separado para Iavé, será santo; deixará crescer as guedelhas do cabelo da sua cabeça.</text:p>
      <text:p text:style-name="P1">6 Por todos os dias da sua separação para Iavé, não se aproximará de cadáver algum.</text:p>
      <text:p text:style-name="P1">7 Não se contaminará nem por seu pai, nem por sua mãe, nem por seu irmão, nem por sua irmã, quando estes morrerem; porquanto o nazireado do seu Deus está sobre a sua cabeça:</text:p>
      <text:p text:style-name="P1">8 Por todos os dias do seu nazireado será santo a Iavé.</text:p>
      <text:p text:style-name="P1">9 Se alguém morrer subitamente junto dele, contaminando-se assim a cabeça do seu nazireado, rapará a sua <text:span text:style-name="T8">cabeça</text:span> no dia da sua purificação, ao sétimo dia a rapará.</text:p>
      <text:p text:style-name="P1">10 Ao oitavo dia trará duas rolas ou dois pombinhos, ao sacerdote, à porta da tenda da revelação;</text:p>
      <text:p text:style-name="P1">11 e o sacerdote oferecerá um como oferta pelo pecado, e o outro como holocausto, e fará expiação por esse que pecou no tocante ao morto; assim naquele mesmo dia santificará a sua cabeça.</text:p>
      <text:p text:style-name="P1">12 Então separará a Iavé os dias do seu nazireado, e para oferta pela culpa trará um cordeiro de um ano; mas os dias antecedentes serão perdidos, porquanto o seu nazireado foi contaminado.</text:p>
      <text:p text:style-name="P1">13 Esta, pois, é a lei do nazireu: no dia em que se cumprirem os dias do seu nazireado ele será trazido à porta da tenda da revelação,</text:p>
      <text:p text:style-name="P1">14 e oferecerá a sua oferta a Iavé: um cordeiro de um ano, sem defeito, como holocausto, e uma cordeira de um ano, sem defeito, como oferta pelo pecado, e um carneiro sem defeito como oferta pacífica;</text:p>
      <text:p text:style-name="P1">15 e um cesto de pães ázimos, bolos de flor de farinha amassados com azeite como também as respectivas ofertas de cereais e de libação.</text:p>
      <text:p text:style-name="P1">16 E o sacerdote os apresentará perante Iavé, e oferecerá a oferta pelo pecado, e o holocausto;</text:p>
      <text:p text:style-name="P1">17 também oferecerá o carneiro em sacrifício de oferta pacífica a Iavé, com o cesto de pães ázimos e as respectivas ofertas de cereais e de libação.</text:p>
      <text:p text:style-name="P1">18 Então o nazireu, à porta da tenda da revelação, rapará o cabelo do seu nazireado, tomá-lo-á e o porá sobre o fogo que está debaixo do sacrifício das ofertas pacíficas.</text:p>
      <text:p text:style-name="P1"><text:soft-page-break/>19 Depois o sacerdote tomará a espádua cozida do carneiro, e um pão ázimo do cesto, e um coscorão ázimo, e os porá nas mãos do nazireu, depois de haver este rapado o cabelo do seu nazireado;</text:p>
      <text:p text:style-name="P1">20 e o sacerdote os moverá como oferta de movimento perante Iavé; isto é santo para o sacerdote, juntamente com o peito da oferta de movimento, e com a espádua da oferta alçada; e depois o nazireu poderá beber vinho.</text:p>
      <text:p text:style-name="P1">21 Esta é a lei do que fizer voto de nazireu, e da sua oferta a Iavé pelo seu nazireado, afora qualquer outra coisa que as suas posses lhe permitirem oferecer; segundo o seu voto, que fizer, assim fará conforme a lei o seu nazireado.</text:p>
      <text:p text:style-name="P1">22 Disse mais Iavé a Moisés:</text:p>
      <text:p text:style-name="P1">23 Fala a Arão, e a seus filhos, dizendo: Assim abençoareis os filhos de Israel; dir-lhes-eis:</text:p>
      <text:p text:style-name="P1">24 Iavé te abençoe e te guarde;</text:p>
      <text:p text:style-name="P1">25 Iavé faça resplandecer o seu rosto sobre ti, e tenha misericórdia de ti;</text:p>
      <text:p text:style-name="P1">26 Iavé levante sobre ti o seu rosto, e te dê a paz.</text:p>
      <text:p text:style-name="P1">27 Assim porão o meu nome sobre os filhos de Israel, e eu os abençoar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line-height-at-least="0.101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2:15:36.487699387</meta:creation-date>
    <dc:date>2023-07-25T12:21:22.834607919</dc:date>
    <meta:editing-duration>PT3M21S</meta:editing-duration>
    <meta:editing-cycles>2</meta:editing-cycles>
    <meta:generator>LibreOffice/6.0.3.2$Linux_X86_64 LibreOffice_project/00m0$Build-2</meta:generator>
    <meta:document-statistic meta:table-count="0" meta:image-count="0" meta:object-count="0" meta:page-count="50" meta:paragraph-count="1139" meta:word-count="27504" meta:character-count="146386" meta:non-whitespace-character-count="120019"/>
  </office:meta>
</office:document-meta>
</file>